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92.13mm"/>
    </style:style>
    <style:style style:name="co3" style:family="table-column">
      <style:table-column-properties fo:break-before="auto" style:column-width="65.09mm"/>
    </style:style>
    <style:style style:name="co4" style:family="table-column">
      <style:table-column-properties fo:break-before="auto" style:column-width="74.88mm"/>
    </style:style>
    <style:style style:name="co5" style:family="table-column">
      <style:table-column-properties fo:break-before="auto" style:column-width="22.86mm"/>
    </style:style>
    <style:style style:name="co6" style:family="table-column">
      <style:table-column-properties fo:break-before="auto" style:column-width="111.92mm"/>
    </style:style>
    <style:style style:name="co7" style:family="table-column">
      <style:table-column-properties fo:break-before="auto" style:column-width="21.3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5c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3465a4" style:text-underline-style="solid" style:text-underline-width="auto" style:text-und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eputati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8" table:number-columns-repeated="1014" table:default-cell-style-name="ce2"/>
        <table:table-row table:style-name="ro1">
          <table:table-cell table:style-name="ce1" office:value-type="string" calcext:value-type="string">
            <text:p>id_deputato</text:p>
          </table:table-cell>
          <table:table-cell table:style-name="ce1" office:value-type="string" calcext:value-type="string">
            <text:p>cognome_nome</text:p>
          </table:table-cell>
          <table:table-cell table:style-name="ce1" office:value-type="string" calcext:value-type="string">
            <text:p>sigla_partito</text:p>
          </table:table-cell>
          <table:table-cell table:style-name="ce1" office:value-type="string" calcext:value-type="string">
            <text:p>sito_pers_1</text:p>
          </table:table-cell>
          <table:table-cell table:style-name="ce1" office:value-type="string" calcext:value-type="string">
            <text:p>twitter_1</text:p>
          </table:table-cell>
          <table:table-cell table:style-name="ce1" office:value-type="string" calcext:value-type="string">
            <text:p>cerca_TW</text:p>
          </table:table-cell>
          <table:table-cell table:style-name="ce1" office:value-type="string" calcext:value-type="string">
            <text:p>facebook_1</text:p>
          </table:table-cell>
          <table:table-cell table:style-name="ce1" office:value-type="string" calcext:value-type="string">
            <text:p>cerca_FB</text:p>
          </table:table-cell>
          <table:table-cell table:style-name="ce5" table:number-columns-repeated="1016"/>
        </table:table-row>
        <table:table-row table:style-name="ro1">
          <table:table-cell office:value-type="float" office:value="307452" calcext:value-type="float">
            <text:p>307452</text:p>
          </table:table-cell>
          <table:table-cell office:value-type="string" calcext:value-type="string">
            <text:p>PRISCO Emanuele</text:p>
          </table:table-cell>
          <table:table-cell office:value-type="string" calcext:value-type="string">
            <text:p>FDI</text:p>
          </table:table-cell>
          <table:table-cell office:value-type="string" calcext:value-type="string">
            <text:p>http://www.emanueleprisco.it/</text:p>
          </table:table-cell>
          <table:table-cell office:value-type="string" calcext:value-type="string">
            <text:p>https://twitter.com/emanueleprisco</text:p>
          </table:table-cell>
          <table:table-cell table:style-name="ce4" table:formula="of:=HYPERLINK(CONCATENATE(&quot;https://www.google.com/search?hl=it&amp;q=&quot;;[.B2];&quot; &quot;;[.C2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emanuele.prisco.7</text:p>
          </table:table-cell>
          <table:table-cell table:style-name="ce4" table:formula="of:=HYPERLINK(CONCATENATE(&quot;https://www.google.com/search?hl=it&amp;q=&quot;;[.B2];&quot; &quot;;[.C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71" calcext:value-type="float">
            <text:p>307171</text:p>
          </table:table-cell>
          <table:table-cell office:value-type="string" calcext:value-type="string">
            <text:p>ACQUAROLI Francesco</text:p>
          </table:table-cell>
          <table:table-cell office:value-type="string" calcext:value-type="string">
            <text:p>FDI</text:p>
          </table:table-cell>
          <table:table-cell table:number-columns-repeated="2"/>
          <table:table-cell table:style-name="ce4" table:formula="of:=HYPERLINK(CONCATENATE(&quot;https://www.google.com/search?hl=it&amp;q=&quot;;[.B3];&quot; &quot;;[.C3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francesco.acquaroli.39</text:p>
          </table:table-cell>
          <table:table-cell table:style-name="ce4" table:formula="of:=HYPERLINK(CONCATENATE(&quot;https://www.google.com/search?hl=it&amp;q=&quot;;[.B3];&quot; &quot;;[.C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57" calcext:value-type="float">
            <text:p>307457</text:p>
          </table:table-cell>
          <table:table-cell office:value-type="string" calcext:value-type="string">
            <text:p>TRANCASSINI Paolo</text:p>
          </table:table-cell>
          <table:table-cell office:value-type="string" calcext:value-type="string">
            <text:p>FDI</text:p>
          </table:table-cell>
          <table:table-cell table:number-columns-repeated="2"/>
          <table:table-cell table:style-name="ce4" table:formula="of:=HYPERLINK(CONCATENATE(&quot;https://www.google.com/search?hl=it&amp;q=&quot;;[.B4];&quot; &quot;;[.C4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paolotrancassini</text:p>
          </table:table-cell>
          <table:table-cell table:style-name="ce4" table:formula="of:=HYPERLINK(CONCATENATE(&quot;https://www.google.com/search?hl=it&amp;q=&quot;;[.B4];&quot; &quot;;[.C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51" calcext:value-type="float">
            <text:p>307451</text:p>
          </table:table-cell>
          <table:table-cell office:value-type="string" calcext:value-type="string">
            <text:p>SILVESTRONI Marco</text:p>
          </table:table-cell>
          <table:table-cell office:value-type="string" calcext:value-type="string">
            <text:p>FDI</text:p>
          </table:table-cell>
          <table:table-cell table:number-columns-repeated="2"/>
          <table:table-cell table:style-name="ce4" table:formula="of:=HYPERLINK(CONCATENATE(&quot;https://www.google.com/search?hl=it&amp;q=&quot;;[.B5];&quot; &quot;;[.C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];&quot; &quot;;[.C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55" calcext:value-type="float">
            <text:p>307455</text:p>
          </table:table-cell>
          <table:table-cell office:value-type="string" calcext:value-type="string">
            <text:p>ROTELLI Mauro</text:p>
          </table:table-cell>
          <table:table-cell office:value-type="string" calcext:value-type="string">
            <text:p>FDI</text:p>
          </table:table-cell>
          <table:table-cell office:value-type="string" calcext:value-type="string">
            <text:p>http://www.maurorotelli.it</text:p>
          </table:table-cell>
          <table:table-cell office:value-type="string" calcext:value-type="string">
            <text:p>https://twitter.com/maurorotelli</text:p>
          </table:table-cell>
          <table:table-cell table:style-name="ce4" table:formula="of:=HYPERLINK(CONCATENATE(&quot;https://www.google.com/search?hl=it&amp;q=&quot;;[.B6];&quot; &quot;;[.C6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maurorotelli</text:p>
          </table:table-cell>
          <table:table-cell table:style-name="ce4" table:formula="of:=HYPERLINK(CONCATENATE(&quot;https://www.google.com/search?hl=it&amp;q=&quot;;[.B6];&quot; &quot;;[.C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688" calcext:value-type="float">
            <text:p>305688</text:p>
          </table:table-cell>
          <table:table-cell office:value-type="string" calcext:value-type="string">
            <text:p>RIZZETTO Walter</text:p>
          </table:table-cell>
          <table:table-cell office:value-type="string" calcext:value-type="string">
            <text:p>FDI</text:p>
          </table:table-cell>
          <table:table-cell/>
          <table:table-cell office:value-type="string" calcext:value-type="string">
            <text:p>https://twitter.com/w_rizzetto</text:p>
          </table:table-cell>
          <table:table-cell table:style-name="ce4" table:formula="of:=HYPERLINK(CONCATENATE(&quot;https://www.google.com/search?hl=it&amp;q=&quot;;[.B7];&quot; &quot;;[.C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7];&quot; &quot;;[.C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1436" calcext:value-type="float">
            <text:p>301436</text:p>
          </table:table-cell>
          <table:table-cell office:value-type="string" calcext:value-type="string">
            <text:p>RAMPELLI Fabio</text:p>
          </table:table-cell>
          <table:table-cell office:value-type="string" calcext:value-type="string">
            <text:p>FDI</text:p>
          </table:table-cell>
          <table:table-cell office:value-type="string" calcext:value-type="string">
            <text:p>http://www.rampelli.it</text:p>
          </table:table-cell>
          <table:table-cell office:value-type="string" calcext:value-type="string">
            <text:p>https://twitter.com/fabiorampelli</text:p>
          </table:table-cell>
          <table:table-cell table:style-name="ce4" table:formula="of:=HYPERLINK(CONCATENATE(&quot;https://www.google.com/search?hl=it&amp;q=&quot;;[.B8];&quot; &quot;;[.C8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fabiorampelli.paginaufficiale/</text:p>
          </table:table-cell>
          <table:table-cell table:style-name="ce4" table:formula="of:=HYPERLINK(CONCATENATE(&quot;https://www.google.com/search?hl=it&amp;q=&quot;;[.B8];&quot; &quot;;[.C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12" calcext:value-type="float">
            <text:p>307612</text:p>
          </table:table-cell>
          <table:table-cell office:value-type="string" calcext:value-type="string">
            <text:p>OSNATO Marco</text:p>
          </table:table-cell>
          <table:table-cell office:value-type="string" calcext:value-type="string">
            <text:p>FDI</text:p>
          </table:table-cell>
          <table:table-cell office:value-type="string" calcext:value-type="string">
            <text:p>http://www.osnato.it/</text:p>
          </table:table-cell>
          <table:table-cell office:value-type="string" calcext:value-type="string">
            <text:p>https://twitter.com/marcoosnato</text:p>
          </table:table-cell>
          <table:table-cell table:style-name="ce4" table:formula="of:=HYPERLINK(CONCATENATE(&quot;https://www.google.com/search?hl=it&amp;q=&quot;;[.B9];&quot; &quot;;[.C9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onorevolemarcoosnato/</text:p>
          </table:table-cell>
          <table:table-cell table:style-name="ce4" table:formula="of:=HYPERLINK(CONCATENATE(&quot;https://www.google.com/search?hl=it&amp;q=&quot;;[.B9];&quot; &quot;;[.C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24" calcext:value-type="float">
            <text:p>307424</text:p>
          </table:table-cell>
          <table:table-cell office:value-type="string" calcext:value-type="string">
            <text:p>MOLLICONE Federico</text:p>
          </table:table-cell>
          <table:table-cell office:value-type="string" calcext:value-type="string">
            <text:p>FDI</text:p>
          </table:table-cell>
          <table:table-cell office:value-type="string" calcext:value-type="string">
            <text:p>http://www.mollicone.it</text:p>
          </table:table-cell>
          <table:table-cell office:value-type="string" calcext:value-type="string">
            <text:p>https://twitter.com/fmollicone</text:p>
          </table:table-cell>
          <table:table-cell table:style-name="ce4" table:formula="of:=HYPERLINK(CONCATENATE(&quot;https://www.google.com/search?hl=it&amp;q=&quot;;[.B10];&quot; &quot;;[.C10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federicomollicone.it/</text:p>
          </table:table-cell>
          <table:table-cell table:style-name="ce4" table:formula="of:=HYPERLINK(CONCATENATE(&quot;https://www.google.com/search?hl=it&amp;q=&quot;;[.B10];&quot; &quot;;[.C1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64" calcext:value-type="float">
            <text:p>307464</text:p>
          </table:table-cell>
          <table:table-cell office:value-type="string" calcext:value-type="string">
            <text:p>MONTARULI Augusta</text:p>
          </table:table-cell>
          <table:table-cell office:value-type="string" calcext:value-type="string">
            <text:p>FDI</text:p>
          </table:table-cell>
          <table:table-cell table:number-columns-repeated="2"/>
          <table:table-cell table:style-name="ce4" table:formula="of:=HYPERLINK(CONCATENATE(&quot;https://www.google.com/search?hl=it&amp;q=&quot;;[.B11];&quot; &quot;;[.C1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1];&quot; &quot;;[.C1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2103" calcext:value-type="float">
            <text:p>302103</text:p>
          </table:table-cell>
          <table:table-cell office:value-type="string" calcext:value-type="string">
            <text:p>MELONI Giorgia</text:p>
          </table:table-cell>
          <table:table-cell office:value-type="string" calcext:value-type="string">
            <text:p>FDI</text:p>
          </table:table-cell>
          <table:table-cell office:value-type="string" calcext:value-type="string">
            <text:p>http://www.giorgiameloni.com</text:p>
          </table:table-cell>
          <table:table-cell office:value-type="string" calcext:value-type="string">
            <text:p>https://twitter.com/GiorgiaMeloni</text:p>
          </table:table-cell>
          <table:table-cell table:style-name="ce4" table:formula="of:=HYPERLINK(CONCATENATE(&quot;https://www.google.com/search?hl=it&amp;q=&quot;;[.B12];&quot; &quot;;[.C12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giorgiameloni.paginaufficiale/</text:p>
          </table:table-cell>
          <table:table-cell table:style-name="ce4" table:formula="of:=HYPERLINK(CONCATENATE(&quot;https://www.google.com/search?hl=it&amp;q=&quot;;[.B12];&quot; &quot;;[.C1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75" calcext:value-type="float">
            <text:p>307575</text:p>
          </table:table-cell>
          <table:table-cell office:value-type="string" calcext:value-type="string">
            <text:p>MASCHIO Ciro</text:p>
          </table:table-cell>
          <table:table-cell office:value-type="string" calcext:value-type="string">
            <text:p>FDI</text:p>
          </table:table-cell>
          <table:table-cell table:number-columns-repeated="2"/>
          <table:table-cell table:style-name="ce4" table:formula="of:=HYPERLINK(CONCATENATE(&quot;https://www.google.com/search?hl=it&amp;q=&quot;;[.B13];&quot; &quot;;[.C13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ciro.maschio</text:p>
          </table:table-cell>
          <table:table-cell table:style-name="ce4" table:formula="of:=HYPERLINK(CONCATENATE(&quot;https://www.google.com/search?hl=it&amp;q=&quot;;[.B13];&quot; &quot;;[.C1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40" calcext:value-type="float">
            <text:p>307340</text:p>
          </table:table-cell>
          <table:table-cell office:value-type="string" calcext:value-type="string">
            <text:p>LUCASELLI Ylenja</text:p>
          </table:table-cell>
          <table:table-cell office:value-type="string" calcext:value-type="string">
            <text:p>FDI</text:p>
          </table:table-cell>
          <table:table-cell table:number-columns-repeated="2"/>
          <table:table-cell table:style-name="ce4" table:formula="of:=HYPERLINK(CONCATENATE(&quot;https://www.google.com/search?hl=it&amp;q=&quot;;[.B14];&quot; &quot;;[.C1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4];&quot; &quot;;[.C1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63" calcext:value-type="float">
            <text:p>307463</text:p>
          </table:table-cell>
          <table:table-cell office:value-type="string" calcext:value-type="string">
            <text:p>LOLLOBRIGIDA Francesco</text:p>
          </table:table-cell>
          <table:table-cell office:value-type="string" calcext:value-type="string">
            <text:p>FDI</text:p>
          </table:table-cell>
          <table:table-cell table:number-columns-repeated="2"/>
          <table:table-cell table:style-name="ce4" table:formula="of:=HYPERLINK(CONCATENATE(&quot;https://www.google.com/search?hl=it&amp;q=&quot;;[.B15];&quot; &quot;;[.C1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5];&quot; &quot;;[.C1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32" calcext:value-type="float">
            <text:p>307332</text:p>
          </table:table-cell>
          <table:table-cell office:value-type="string" calcext:value-type="string">
            <text:p>GEMMATO Marcello</text:p>
          </table:table-cell>
          <table:table-cell office:value-type="string" calcext:value-type="string">
            <text:p>FDI</text:p>
          </table:table-cell>
          <table:table-cell office:value-type="string" calcext:value-type="string">
            <text:p>http://www.marcellogemmato.it</text:p>
          </table:table-cell>
          <table:table-cell office:value-type="string" calcext:value-type="string">
            <text:p>https://twitter.com/marcellogemmato</text:p>
          </table:table-cell>
          <table:table-cell table:style-name="ce4" table:formula="of:=HYPERLINK(CONCATENATE(&quot;https://www.google.com/search?hl=it&amp;q=&quot;;[.B16];&quot; &quot;;[.C16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FRATELLIDITALIA.PUGLIA/</text:p>
          </table:table-cell>
          <table:table-cell table:style-name="ce4" table:formula="of:=HYPERLINK(CONCATENATE(&quot;https://www.google.com/search?hl=it&amp;q=&quot;;[.B16];&quot; &quot;;[.C1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1457" calcext:value-type="float">
            <text:p>301457</text:p>
          </table:table-cell>
          <table:table-cell office:value-type="string" calcext:value-type="string">
            <text:p>FRASSINETTI Paola</text:p>
          </table:table-cell>
          <table:table-cell office:value-type="string" calcext:value-type="string">
            <text:p>FDI</text:p>
          </table:table-cell>
          <table:table-cell office:value-type="string" calcext:value-type="string">
            <text:p>http://www.paolafrassinetti.it</text:p>
          </table:table-cell>
          <table:table-cell office:value-type="string" calcext:value-type="string">
            <text:p>https://twitter.com/FrassinettiP</text:p>
          </table:table-cell>
          <table:table-cell table:style-name="ce4" table:formula="of:=HYPERLINK(CONCATENATE(&quot;https://www.google.com/search?hl=it&amp;q=&quot;;[.B17];&quot; &quot;;[.C17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on.Paola.Frassinetti/</text:p>
          </table:table-cell>
          <table:table-cell table:style-name="ce4" table:formula="of:=HYPERLINK(CONCATENATE(&quot;https://www.google.com/search?hl=it&amp;q=&quot;;[.B17];&quot; &quot;;[.C1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50204" calcext:value-type="float">
            <text:p>50204</text:p>
          </table:table-cell>
          <table:table-cell office:value-type="string" calcext:value-type="string">
            <text:p>FOTI Tommaso</text:p>
          </table:table-cell>
          <table:table-cell office:value-type="string" calcext:value-type="string">
            <text:p>FDI</text:p>
          </table:table-cell>
          <table:table-cell table:number-columns-repeated="2"/>
          <table:table-cell table:style-name="ce4" table:formula="of:=HYPERLINK(CONCATENATE(&quot;https://www.google.com/search?hl=it&amp;q=&quot;;[.B18];&quot; &quot;;[.C1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8];&quot; &quot;;[.C1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70" calcext:value-type="float">
            <text:p>307670</text:p>
          </table:table-cell>
          <table:table-cell office:value-type="string" calcext:value-type="string">
            <text:p>FIDANZA Carlo</text:p>
          </table:table-cell>
          <table:table-cell office:value-type="string" calcext:value-type="string">
            <text:p>FDI</text:p>
          </table:table-cell>
          <table:table-cell/>
          <table:table-cell office:value-type="string" calcext:value-type="string">
            <text:p>https://twitter.com/fidanzacarlo</text:p>
          </table:table-cell>
          <table:table-cell table:style-name="ce4" table:formula="of:=HYPERLINK(CONCATENATE(&quot;https://www.google.com/search?hl=it&amp;q=&quot;;[.B19];&quot; &quot;;[.C19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fidanzacarlo</text:p>
          </table:table-cell>
          <table:table-cell table:style-name="ce4" table:formula="of:=HYPERLINK(CONCATENATE(&quot;https://www.google.com/search?hl=it&amp;q=&quot;;[.B19];&quot; &quot;;[.C1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67" calcext:value-type="float">
            <text:p>307567</text:p>
          </table:table-cell>
          <table:table-cell office:value-type="string" calcext:value-type="string">
            <text:p>FERRO Wanda</text:p>
          </table:table-cell>
          <table:table-cell office:value-type="string" calcext:value-type="string">
            <text:p>FDI</text:p>
          </table:table-cell>
          <table:table-cell table:number-columns-repeated="2"/>
          <table:table-cell table:style-name="ce4" table:formula="of:=HYPERLINK(CONCATENATE(&quot;https://www.google.com/search?hl=it&amp;q=&quot;;[.B20];&quot; &quot;;[.C20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wanda.ferro.3</text:p>
          </table:table-cell>
          <table:table-cell table:style-name="ce4" table:formula="of:=HYPERLINK(CONCATENATE(&quot;https://www.google.com/search?hl=it&amp;q=&quot;;[.B20];&quot; &quot;;[.C2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46" calcext:value-type="float">
            <text:p>307246</text:p>
          </table:table-cell>
          <table:table-cell office:value-type="string" calcext:value-type="string">
            <text:p>DONZELLI Giovanni</text:p>
          </table:table-cell>
          <table:table-cell office:value-type="string" calcext:value-type="string">
            <text:p>FDI</text:p>
          </table:table-cell>
          <table:table-cell office:value-type="string" calcext:value-type="string">
            <text:p>http://www.giovannidonzelli.it</text:p>
          </table:table-cell>
          <table:table-cell/>
          <table:table-cell table:style-name="ce4" table:formula="of:=HYPERLINK(CONCATENATE(&quot;https://www.google.com/search?hl=it&amp;q=&quot;;[.B21];&quot; &quot;;[.C21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votadonzelli</text:p>
          </table:table-cell>
          <table:table-cell table:style-name="ce4" table:formula="of:=HYPERLINK(CONCATENATE(&quot;https://www.google.com/search?hl=it&amp;q=&quot;;[.B21];&quot; &quot;;[.C2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79" calcext:value-type="float">
            <text:p>307479</text:p>
          </table:table-cell>
          <table:table-cell office:value-type="string" calcext:value-type="string">
            <text:p>DELMASTRO DELLE VEDOVE Andrea</text:p>
          </table:table-cell>
          <table:table-cell office:value-type="string" calcext:value-type="string">
            <text:p>FDI</text:p>
          </table:table-cell>
          <table:table-cell office:value-type="string" calcext:value-type="string">
            <text:p>http://www.andreadelmastro.com/</text:p>
          </table:table-cell>
          <table:table-cell office:value-type="string" calcext:value-type="string">
            <text:p>https://twitter.com/delmastroandrea?lang=it</text:p>
          </table:table-cell>
          <table:table-cell table:style-name="ce4" table:formula="of:=HYPERLINK(CONCATENATE(&quot;https://www.google.com/search?hl=it&amp;q=&quot;;[.B22];&quot; &quot;;[.C22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andreadelmastrofdi/</text:p>
          </table:table-cell>
          <table:table-cell table:style-name="ce4" table:formula="of:=HYPERLINK(CONCATENATE(&quot;https://www.google.com/search?hl=it&amp;q=&quot;;[.B22];&quot; &quot;;[.C2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19" calcext:value-type="float">
            <text:p>307219</text:p>
          </table:table-cell>
          <table:table-cell office:value-type="string" calcext:value-type="string">
            <text:p>DEIDDA Salvatore</text:p>
          </table:table-cell>
          <table:table-cell office:value-type="string" calcext:value-type="string">
            <text:p>FDI</text:p>
          </table:table-cell>
          <table:table-cell table:number-columns-repeated="2"/>
          <table:table-cell table:style-name="ce4" table:formula="of:=HYPERLINK(CONCATENATE(&quot;https://www.google.com/search?hl=it&amp;q=&quot;;[.B23];&quot; &quot;;[.C23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SassoFdi</text:p>
          </table:table-cell>
          <table:table-cell table:style-name="ce4" table:formula="of:=HYPERLINK(CONCATENATE(&quot;https://www.google.com/search?hl=it&amp;q=&quot;;[.B23];&quot; &quot;;[.C2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708" calcext:value-type="float">
            <text:p>307708</text:p>
          </table:table-cell>
          <table:table-cell office:value-type="string" calcext:value-type="string">
            <text:p>DE CARLO Luca</text:p>
          </table:table-cell>
          <table:table-cell office:value-type="string" calcext:value-type="string">
            <text:p>FDI</text:p>
          </table:table-cell>
          <table:table-cell table:number-columns-repeated="2"/>
          <table:table-cell table:style-name="ce4" table:formula="of:=HYPERLINK(CONCATENATE(&quot;https://www.google.com/search?hl=it&amp;q=&quot;;[.B24];&quot; &quot;;[.C2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4];&quot; &quot;;[.C2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0356" calcext:value-type="float">
            <text:p>300356</text:p>
          </table:table-cell>
          <table:table-cell office:value-type="string" calcext:value-type="string">
            <text:p>CROSETTO Guido</text:p>
          </table:table-cell>
          <table:table-cell office:value-type="string" calcext:value-type="string">
            <text:p>FDI</text:p>
          </table:table-cell>
          <table:table-cell table:number-columns-repeated="2"/>
          <table:table-cell table:style-name="ce4" table:formula="of:=HYPERLINK(CONCATENATE(&quot;https://www.google.com/search?hl=it&amp;q=&quot;;[.B25];&quot; &quot;;[.C2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5];&quot; &quot;;[.C2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0319" calcext:value-type="float">
            <text:p>300319</text:p>
          </table:table-cell>
          <table:table-cell office:value-type="string" calcext:value-type="string">
            <text:p>CIRIELLI Edmondo</text:p>
          </table:table-cell>
          <table:table-cell office:value-type="string" calcext:value-type="string">
            <text:p>FDI</text:p>
          </table:table-cell>
          <table:table-cell office:value-type="string" calcext:value-type="string">
            <text:p>http://www.edmondocirielli.it</text:p>
          </table:table-cell>
          <table:table-cell/>
          <table:table-cell table:style-name="ce4" table:formula="of:=HYPERLINK(CONCATENATE(&quot;https://www.google.com/search?hl=it&amp;q=&quot;;[.B26];&quot; &quot;;[.C2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6];&quot; &quot;;[.C2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11" calcext:value-type="float">
            <text:p>307511</text:p>
          </table:table-cell>
          <table:table-cell office:value-type="string" calcext:value-type="string">
            <text:p>CIABURRO Monica</text:p>
          </table:table-cell>
          <table:table-cell office:value-type="string" calcext:value-type="string">
            <text:p>FDI</text:p>
          </table:table-cell>
          <table:table-cell table:number-columns-repeated="2"/>
          <table:table-cell table:style-name="ce4" table:formula="of:=HYPERLINK(CONCATENATE(&quot;https://www.google.com/search?hl=it&amp;q=&quot;;[.B27];&quot; &quot;;[.C2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7];&quot; &quot;;[.C2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73" calcext:value-type="float">
            <text:p>307573</text:p>
          </table:table-cell>
          <table:table-cell office:value-type="string" calcext:value-type="string">
            <text:p>CARETTA Maria Cristina</text:p>
          </table:table-cell>
          <table:table-cell office:value-type="string" calcext:value-type="string">
            <text:p>FDI</text:p>
          </table:table-cell>
          <table:table-cell table:number-columns-repeated="2"/>
          <table:table-cell table:style-name="ce4" table:formula="of:=HYPERLINK(CONCATENATE(&quot;https://www.google.com/search?hl=it&amp;q=&quot;;[.B28];&quot; &quot;;[.C28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MariaCristinaCaretta</text:p>
          </table:table-cell>
          <table:table-cell table:style-name="ce4" table:formula="of:=HYPERLINK(CONCATENATE(&quot;https://www.google.com/search?hl=it&amp;q=&quot;;[.B28];&quot; &quot;;[.C2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string" calcext:value-type="string">
            <text:p>BUTTI Alessio</text:p>
          </table:table-cell>
          <table:table-cell office:value-type="string" calcext:value-type="string">
            <text:p>FDI</text:p>
          </table:table-cell>
          <table:table-cell table:number-columns-repeated="2"/>
          <table:table-cell table:style-name="ce4" table:formula="of:=HYPERLINK(CONCATENATE(&quot;https://www.google.com/search?hl=it&amp;q=&quot;;[.B29];&quot; &quot;;[.C2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9];&quot; &quot;;[.C2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12" calcext:value-type="float">
            <text:p>307412</text:p>
          </table:table-cell>
          <table:table-cell office:value-type="string" calcext:value-type="string">
            <text:p>BUCALO Carmela</text:p>
          </table:table-cell>
          <table:table-cell office:value-type="string" calcext:value-type="string">
            <text:p>FDI</text:p>
          </table:table-cell>
          <table:table-cell table:number-columns-repeated="2"/>
          <table:table-cell table:style-name="ce4" table:formula="of:=HYPERLINK(CONCATENATE(&quot;https://www.google.com/search?hl=it&amp;q=&quot;;[.B30];&quot; &quot;;[.C3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0];&quot; &quot;;[.C3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26" calcext:value-type="float">
            <text:p>307426</text:p>
          </table:table-cell>
          <table:table-cell office:value-type="string" calcext:value-type="string">
            <text:p>BELLUCCI Maria Teresa</text:p>
          </table:table-cell>
          <table:table-cell office:value-type="string" calcext:value-type="string">
            <text:p>FDI</text:p>
          </table:table-cell>
          <table:table-cell office:value-type="string" calcext:value-type="string">
            <text:p>http://www.mariateresabellucci.it</text:p>
          </table:table-cell>
          <table:table-cell office:value-type="string" calcext:value-type="string">
            <text:p>https://twitter.com/maresabellucci</text:p>
          </table:table-cell>
          <table:table-cell table:style-name="ce4" table:formula="of:=HYPERLINK(CONCATENATE(&quot;https://www.google.com/search?hl=it&amp;q=&quot;;[.B31];&quot; &quot;;[.C31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mariateresabellucci.official</text:p>
          </table:table-cell>
          <table:table-cell table:style-name="ce4" table:formula="of:=HYPERLINK(CONCATENATE(&quot;https://www.google.com/search?hl=it&amp;q=&quot;;[.B31];&quot; &quot;;[.C3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42" calcext:value-type="float">
            <text:p>307142</text:p>
          </table:table-cell>
          <table:table-cell office:value-type="string" calcext:value-type="string">
            <text:p>ZUCCONI Riccardo</text:p>
          </table:table-cell>
          <table:table-cell office:value-type="string" calcext:value-type="string">
            <text:p>FDI</text:p>
          </table:table-cell>
          <table:table-cell table:number-columns-repeated="2"/>
          <table:table-cell table:style-name="ce4" table:formula="of:=HYPERLINK(CONCATENATE(&quot;https://www.google.com/search?hl=it&amp;q=&quot;;[.B32];&quot; &quot;;[.C3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2];&quot; &quot;;[.C3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00" calcext:value-type="float">
            <text:p>307400</text:p>
          </table:table-cell>
          <table:table-cell office:value-type="string" calcext:value-type="string">
            <text:p>VARCHI Maria Carolina</text:p>
          </table:table-cell>
          <table:table-cell office:value-type="string" calcext:value-type="string">
            <text:p>FDI</text:p>
          </table:table-cell>
          <table:table-cell office:value-type="string" calcext:value-type="string">
            <text:p>http://www.carolinavarchi.it</text:p>
          </table:table-cell>
          <table:table-cell/>
          <table:table-cell table:style-name="ce4" table:formula="of:=HYPERLINK(CONCATENATE(&quot;https://www.google.com/search?hl=it&amp;q=&quot;;[.B33];&quot; &quot;;[.C3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3];&quot; &quot;;[.C3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78" calcext:value-type="float">
            <text:p>307378</text:p>
          </table:table-cell>
          <table:table-cell office:value-type="string" calcext:value-type="string">
            <text:p>NOVELLI Roberto</text:p>
          </table:table-cell>
          <table:table-cell office:value-type="string" calcext:value-type="string">
            <text:p>FI</text:p>
          </table:table-cell>
          <table:table-cell/>
          <table:table-cell office:value-type="string" calcext:value-type="string">
            <text:p>https://twitter.com/@novelliroberto</text:p>
          </table:table-cell>
          <table:table-cell table:style-name="ce4" table:formula="of:=HYPERLINK(CONCATENATE(&quot;https://www.google.com/search?hl=it&amp;q=&quot;;[.B34];&quot; &quot;;[.C3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4];&quot; &quot;;[.C3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51" calcext:value-type="float">
            <text:p>307651</text:p>
          </table:table-cell>
          <table:table-cell office:value-type="string" calcext:value-type="string">
            <text:p>MUSELLA Graziano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35];&quot; &quot;;[.C3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5];&quot; &quot;;[.C3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5050" calcext:value-type="float">
            <text:p>35050</text:p>
          </table:table-cell>
          <table:table-cell office:value-type="string" calcext:value-type="string">
            <text:p>APREA Valentina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36];&quot; &quot;;[.C3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6];&quot; &quot;;[.C3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2942" calcext:value-type="float">
            <text:p>302942</text:p>
          </table:table-cell>
          <table:table-cell office:value-type="string" calcext:value-type="string">
            <text:p>ANGELUCCI Antonio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37];&quot; &quot;;[.C3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7];&quot; &quot;;[.C3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728" calcext:value-type="float">
            <text:p>307728</text:p>
          </table:table-cell>
          <table:table-cell office:value-type="string" calcext:value-type="string">
            <text:p>TRIPODI Maria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38];&quot; &quot;;[.C3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8];&quot; &quot;;[.C3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16" calcext:value-type="float">
            <text:p>307316</text:p>
          </table:table-cell>
          <table:table-cell office:value-type="string" calcext:value-type="string">
            <text:p>TARTAGLIONE Annaelsa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39];&quot; &quot;;[.C3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9];&quot; &quot;;[.C3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214" calcext:value-type="float">
            <text:p>306214</text:p>
          </table:table-cell>
          <table:table-cell office:value-type="string" calcext:value-type="string">
            <text:p>SQUERI Luca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40];&quot; &quot;;[.C4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0];&quot; &quot;;[.C4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41" calcext:value-type="float">
            <text:p>307441</text:p>
          </table:table-cell>
          <table:table-cell office:value-type="string" calcext:value-type="string">
            <text:p>SPENA Maria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41];&quot; &quot;;[.C4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1];&quot; &quot;;[.C4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17" calcext:value-type="float">
            <text:p>307517</text:p>
          </table:table-cell>
          <table:table-cell office:value-type="string" calcext:value-type="string">
            <text:p>SOZZANI Diego</text:p>
          </table:table-cell>
          <table:table-cell office:value-type="string" calcext:value-type="string">
            <text:p>FI</text:p>
          </table:table-cell>
          <table:table-cell/>
          <table:table-cell office:value-type="string" calcext:value-type="string">
            <text:p>https://twitter.com/SozzaniDiego</text:p>
          </table:table-cell>
          <table:table-cell table:style-name="ce4" table:formula="of:=HYPERLINK(CONCATENATE(&quot;https://www.google.com/search?hl=it&amp;q=&quot;;[.B42];&quot; &quot;;[.C42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diego.sozzani/</text:p>
          </table:table-cell>
          <table:table-cell table:style-name="ce4" table:formula="of:=HYPERLINK(CONCATENATE(&quot;https://www.google.com/search?hl=it&amp;q=&quot;;[.B42];&quot; &quot;;[.C4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08" calcext:value-type="float">
            <text:p>307608</text:p>
          </table:table-cell>
          <table:table-cell office:value-type="string" calcext:value-type="string">
            <text:p>SORTE Alessandro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43];&quot; &quot;;[.C4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3];&quot; &quot;;[.C4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2886" calcext:value-type="float">
            <text:p>302886</text:p>
          </table:table-cell>
          <table:table-cell office:value-type="string" calcext:value-type="string">
            <text:p>SISTO Francesco Paolo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44];&quot; &quot;;[.C44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francescopaolo.sisto</text:p>
          </table:table-cell>
          <table:table-cell table:style-name="ce4" table:formula="of:=HYPERLINK(CONCATENATE(&quot;https://www.google.com/search?hl=it&amp;q=&quot;;[.B44];&quot; &quot;;[.C4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02" calcext:value-type="float">
            <text:p>307402</text:p>
          </table:table-cell>
          <table:table-cell office:value-type="string" calcext:value-type="string">
            <text:p>SIRACUSANO Matilde</text:p>
          </table:table-cell>
          <table:table-cell office:value-type="string" calcext:value-type="string">
            <text:p>FI</text:p>
          </table:table-cell>
          <table:table-cell/>
          <table:table-cell office:value-type="string" calcext:value-type="string">
            <text:p>https://twitter.com/mati_siracusano</text:p>
          </table:table-cell>
          <table:table-cell table:style-name="ce4" table:formula="of:=HYPERLINK(CONCATENATE(&quot;https://www.google.com/search?hl=it&amp;q=&quot;;[.B45];&quot; &quot;;[.C4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5];&quot; &quot;;[.C4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39" calcext:value-type="float">
            <text:p>307139</text:p>
          </table:table-cell>
          <table:table-cell office:value-type="string" calcext:value-type="string">
            <text:p>SILLI Giorgio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http://WWW.GIORGIOSILLI.IT</text:p>
          </table:table-cell>
          <table:table-cell office:value-type="string" calcext:value-type="string">
            <text:p>https://twitter.com/giorgiosilli</text:p>
          </table:table-cell>
          <table:table-cell table:style-name="ce4" table:formula="of:=HYPERLINK(CONCATENATE(&quot;https://www.google.com/search?hl=it&amp;q=&quot;;[.B46];&quot; &quot;;[.C46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michiamogiorgio/</text:p>
          </table:table-cell>
          <table:table-cell table:style-name="ce4" table:formula="of:=HYPERLINK(CONCATENATE(&quot;https://www.google.com/search?hl=it&amp;q=&quot;;[.B46];&quot; &quot;;[.C4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3110" calcext:value-type="float">
            <text:p>303110</text:p>
          </table:table-cell>
          <table:table-cell office:value-type="string" calcext:value-type="string">
            <text:p>SIBILIA Cosimo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47];&quot; &quot;;[.C4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7];&quot; &quot;;[.C4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483" calcext:value-type="float">
            <text:p>306483</text:p>
          </table:table-cell>
          <table:table-cell office:value-type="string" calcext:value-type="string">
            <text:p>SCOMA Francesco</text:p>
          </table:table-cell>
          <table:table-cell office:value-type="string" calcext:value-type="string">
            <text:p>FI</text:p>
          </table:table-cell>
          <table:table-cell/>
          <table:table-cell office:value-type="string" calcext:value-type="string">
            <text:p>https://twitter.com/francesco_scoma</text:p>
          </table:table-cell>
          <table:table-cell table:style-name="ce4" table:formula="of:=HYPERLINK(CONCATENATE(&quot;https://www.google.com/search?hl=it&amp;q=&quot;;[.B48];&quot; &quot;;[.C4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8];&quot; &quot;;[.C4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684" calcext:value-type="float">
            <text:p>305684</text:p>
          </table:table-cell>
          <table:table-cell office:value-type="string" calcext:value-type="string">
            <text:p>SAVINO Sandra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49];&quot; &quot;;[.C4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9];&quot; &quot;;[.C4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3108" calcext:value-type="float">
            <text:p>303108</text:p>
          </table:table-cell>
          <table:table-cell office:value-type="string" calcext:value-type="string">
            <text:p>SARRO Carlo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50];&quot; &quot;;[.C5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0];&quot; &quot;;[.C5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2882" calcext:value-type="float">
            <text:p>302882</text:p>
          </table:table-cell>
          <table:table-cell office:value-type="string" calcext:value-type="string">
            <text:p>SAVINO Elvira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51];&quot; &quot;;[.C5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1];&quot; &quot;;[.C5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0306" calcext:value-type="float">
            <text:p>300306</text:p>
          </table:table-cell>
          <table:table-cell office:value-type="string" calcext:value-type="string">
            <text:p>SANTELLI Jole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52];&quot; &quot;;[.C5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2];&quot; &quot;;[.C5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59" calcext:value-type="float">
            <text:p>307659</text:p>
          </table:table-cell>
          <table:table-cell office:value-type="string" calcext:value-type="string">
            <text:p>SACCANI JOTTI Gloria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53];&quot; &quot;;[.C5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3];&quot; &quot;;[.C5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50213" calcext:value-type="float">
            <text:p>50213</text:p>
          </table:table-cell>
          <table:table-cell office:value-type="string" calcext:value-type="string">
            <text:p>RUSSO Paolo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http://www.paolorusso.it</text:p>
          </table:table-cell>
          <table:table-cell/>
          <table:table-cell table:style-name="ce4" table:formula="of:=HYPERLINK(CONCATENATE(&quot;https://www.google.com/search?hl=it&amp;q=&quot;;[.B54];&quot; &quot;;[.C54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paolorusso1960</text:p>
          </table:table-cell>
          <table:table-cell table:style-name="ce4" table:formula="of:=HYPERLINK(CONCATENATE(&quot;https://www.google.com/search?hl=it&amp;q=&quot;;[.B54];&quot; &quot;;[.C5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22" calcext:value-type="float">
            <text:p>307422</text:p>
          </table:table-cell>
          <table:table-cell office:value-type="string" calcext:value-type="string">
            <text:p>RUGGIERI Andrea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55];&quot; &quot;;[.C5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5];&quot; &quot;;[.C5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78" calcext:value-type="float">
            <text:p>307478</text:p>
          </table:table-cell>
          <table:table-cell office:value-type="string" calcext:value-type="string">
            <text:p>RUFFINO Daniela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http://www.danielaruffino.it</text:p>
          </table:table-cell>
          <table:table-cell office:value-type="string" calcext:value-type="string">
            <text:p>https://twitter.com/danielaruffino2</text:p>
          </table:table-cell>
          <table:table-cell table:style-name="ce4" table:formula="of:=HYPERLINK(CONCATENATE(&quot;https://www.google.com/search?hl=it&amp;q=&quot;;[.B56];&quot; &quot;;[.C56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daniela.ruffinosecondoprofilo</text:p>
          </table:table-cell>
          <table:table-cell table:style-name="ce4" table:formula="of:=HYPERLINK(CONCATENATE(&quot;https://www.google.com/search?hl=it&amp;q=&quot;;[.B56];&quot; &quot;;[.C5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8560" calcext:value-type="float">
            <text:p>38560</text:p>
          </table:table-cell>
          <table:table-cell office:value-type="string" calcext:value-type="string">
            <text:p>ROTONDI Gianfranco</text:p>
          </table:table-cell>
          <table:table-cell office:value-type="string" calcext:value-type="string">
            <text:p>FI</text:p>
          </table:table-cell>
          <table:table-cell/>
          <table:table-cell office:value-type="string" calcext:value-type="string">
            <text:p>https://twitter.com/grotondi</text:p>
          </table:table-cell>
          <table:table-cell table:style-name="ce4" table:formula="of:=HYPERLINK(CONCATENATE(&quot;https://www.google.com/search?hl=it&amp;q=&quot;;[.B57];&quot; &quot;;[.C57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gianfrarotondi/</text:p>
          </table:table-cell>
          <table:table-cell table:style-name="ce4" table:formula="of:=HYPERLINK(CONCATENATE(&quot;https://www.google.com/search?hl=it&amp;q=&quot;;[.B57];&quot; &quot;;[.C5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61" calcext:value-type="float">
            <text:p>307461</text:p>
          </table:table-cell>
          <table:table-cell office:value-type="string" calcext:value-type="string">
            <text:p>ROSSO Roberto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58];&quot; &quot;;[.C5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8];&quot; &quot;;[.C5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78" calcext:value-type="float">
            <text:p>307678</text:p>
          </table:table-cell>
          <table:table-cell office:value-type="string" calcext:value-type="string">
            <text:p>ROSSELLO Cristina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http://www.cristinarossello.it</text:p>
          </table:table-cell>
          <table:table-cell/>
          <table:table-cell table:style-name="ce4" table:formula="of:=HYPERLINK(CONCATENATE(&quot;https://www.google.com/search?hl=it&amp;q=&quot;;[.B59];&quot; &quot;;[.C5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9];&quot; &quot;;[.C5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68" calcext:value-type="float">
            <text:p>307268</text:p>
          </table:table-cell>
          <table:table-cell office:value-type="string" calcext:value-type="string">
            <text:p>RIPANI Elisabetta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60];&quot; &quot;;[.C6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60];&quot; &quot;;[.C6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1459" calcext:value-type="float">
            <text:p>301459</text:p>
          </table:table-cell>
          <table:table-cell office:value-type="string" calcext:value-type="string">
            <text:p>RAVETTO Laura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61];&quot; &quot;;[.C6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61];&quot; &quot;;[.C6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8350" calcext:value-type="float">
            <text:p>38350</text:p>
          </table:table-cell>
          <table:table-cell office:value-type="string" calcext:value-type="string">
            <text:p>PRESTIGIACOMO Stefania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62];&quot; &quot;;[.C6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62];&quot; &quot;;[.C6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74" calcext:value-type="float">
            <text:p>307474</text:p>
          </table:table-cell>
          <table:table-cell office:value-type="string" calcext:value-type="string">
            <text:p>PORCHIETTO Claudia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http://www.claudiaporchietto.it/</text:p>
          </table:table-cell>
          <table:table-cell office:value-type="string" calcext:value-type="string">
            <text:p>https://twitter.com/claudiaporchiet</text:p>
          </table:table-cell>
          <table:table-cell table:style-name="ce4" table:formula="of:=HYPERLINK(CONCATENATE(&quot;https://www.google.com/search?hl=it&amp;q=&quot;;[.B63];&quot; &quot;;[.C63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paginaclaudiaporchietto/</text:p>
          </table:table-cell>
          <table:table-cell table:style-name="ce4" table:formula="of:=HYPERLINK(CONCATENATE(&quot;https://www.google.com/search?hl=it&amp;q=&quot;;[.B63];&quot; &quot;;[.C6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2968" calcext:value-type="float">
            <text:p>302968</text:p>
          </table:table-cell>
          <table:table-cell office:value-type="string" calcext:value-type="string">
            <text:p>POLIDORI Catia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http://www.catiapolidori.it</text:p>
          </table:table-cell>
          <table:table-cell/>
          <table:table-cell table:style-name="ce4" table:formula="of:=HYPERLINK(CONCATENATE(&quot;https://www.google.com/search?hl=it&amp;q=&quot;;[.B64];&quot; &quot;;[.C6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64];&quot; &quot;;[.C6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761" calcext:value-type="float">
            <text:p>305761</text:p>
          </table:table-cell>
          <table:table-cell office:value-type="string" calcext:value-type="string">
            <text:p>POLVERINI Renata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http://www.renatapolverini.it</text:p>
          </table:table-cell>
          <table:table-cell/>
          <table:table-cell table:style-name="ce4" table:formula="of:=HYPERLINK(CONCATENATE(&quot;https://www.google.com/search?hl=it&amp;q=&quot;;[.B65];&quot; &quot;;[.C6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65];&quot; &quot;;[.C6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23" calcext:value-type="float">
            <text:p>307223</text:p>
          </table:table-cell>
          <table:table-cell office:value-type="string" calcext:value-type="string">
            <text:p>PITTALIS Pietro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66];&quot; &quot;;[.C66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Pietro-Pittalis-290626401085795</text:p>
          </table:table-cell>
          <table:table-cell table:style-name="ce4" table:formula="of:=HYPERLINK(CONCATENATE(&quot;https://www.google.com/search?hl=it&amp;q=&quot;;[.B66];&quot; &quot;;[.C6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36" calcext:value-type="float">
            <text:p>307136</text:p>
          </table:table-cell>
          <table:table-cell office:value-type="string" calcext:value-type="string">
            <text:p>PETTARIN Guido Germano</text:p>
          </table:table-cell>
          <table:table-cell office:value-type="string" calcext:value-type="string">
            <text:p>FI</text:p>
          </table:table-cell>
          <table:table-cell/>
          <table:table-cell office:value-type="string" calcext:value-type="string">
            <text:p>https://twitter.com/guidopettarin</text:p>
          </table:table-cell>
          <table:table-cell table:style-name="ce4" table:formula="of:=HYPERLINK(CONCATENATE(&quot;https://www.google.com/search?hl=it&amp;q=&quot;;[.B67];&quot; &quot;;[.C67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GuidoGermanoPettarinForzaItalia/</text:p>
          </table:table-cell>
          <table:table-cell table:style-name="ce4" table:formula="of:=HYPERLINK(CONCATENATE(&quot;https://www.google.com/search?hl=it&amp;q=&quot;;[.B67];&quot; &quot;;[.C6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43" calcext:value-type="float">
            <text:p>307643</text:p>
          </table:table-cell>
          <table:table-cell office:value-type="string" calcext:value-type="string">
            <text:p>PEREGO DI CREMNAGO Matteo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http://www.matteoperego.com</text:p>
          </table:table-cell>
          <table:table-cell office:value-type="string" calcext:value-type="string">
            <text:p>https://www.twitter.com/matteoperegodic</text:p>
          </table:table-cell>
          <table:table-cell table:style-name="ce4" table:formula="of:=HYPERLINK(CONCATENATE(&quot;https://www.google.com/search?hl=it&amp;q=&quot;;[.B68];&quot; &quot;;[.C68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matteperego</text:p>
          </table:table-cell>
          <table:table-cell table:style-name="ce4" table:formula="of:=HYPERLINK(CONCATENATE(&quot;https://www.google.com/search?hl=it&amp;q=&quot;;[.B68];&quot; &quot;;[.C6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83" calcext:value-type="float">
            <text:p>307183</text:p>
          </table:table-cell>
          <table:table-cell office:value-type="string" calcext:value-type="string">
            <text:p>PENTANGELO Antonio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69];&quot; &quot;;[.C69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antoniopentangelo</text:p>
          </table:table-cell>
          <table:table-cell table:style-name="ce4" table:formula="of:=HYPERLINK(CONCATENATE(&quot;https://www.google.com/search?hl=it&amp;q=&quot;;[.B69];&quot; &quot;;[.C6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96" calcext:value-type="float">
            <text:p>307496</text:p>
          </table:table-cell>
          <table:table-cell office:value-type="string" calcext:value-type="string">
            <text:p>PELLA Roberto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70];&quot; &quot;;[.C7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70];&quot; &quot;;[.C7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62" calcext:value-type="float">
            <text:p>307662</text:p>
          </table:table-cell>
          <table:table-cell office:value-type="string" calcext:value-type="string">
            <text:p>PEDRAZZINI Claudio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http://www.claudio-pedrazzini.it</text:p>
          </table:table-cell>
          <table:table-cell office:value-type="string" calcext:value-type="string">
            <text:p>https://twitter.com/Pedrazzini_</text:p>
          </table:table-cell>
          <table:table-cell table:style-name="ce4" table:formula="of:=HYPERLINK(CONCATENATE(&quot;https://www.google.com/search?hl=it&amp;q=&quot;;[.B71];&quot; &quot;;[.C71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Pedrazzini74/</text:p>
          </table:table-cell>
          <table:table-cell table:style-name="ce4" table:formula="of:=HYPERLINK(CONCATENATE(&quot;https://www.google.com/search?hl=it&amp;q=&quot;;[.B71];&quot; &quot;;[.C7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0453" calcext:value-type="float">
            <text:p>300453</text:p>
          </table:table-cell>
          <table:table-cell office:value-type="string" calcext:value-type="string">
            <text:p>PALMIERI Antonio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http://www.antoniopalmieri.it</text:p>
          </table:table-cell>
          <table:table-cell office:value-type="string" calcext:value-type="string">
            <text:p>https://twitter.com/antoniopalmieri</text:p>
          </table:table-cell>
          <table:table-cell table:style-name="ce4" table:formula="of:=HYPERLINK(CONCATENATE(&quot;https://www.google.com/search?hl=it&amp;q=&quot;;[.B72];&quot; &quot;;[.C72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palmieriantonio</text:p>
          </table:table-cell>
          <table:table-cell table:style-name="ce4" table:formula="of:=HYPERLINK(CONCATENATE(&quot;https://www.google.com/search?hl=it&amp;q=&quot;;[.B72];&quot; &quot;;[.C7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0299" calcext:value-type="float">
            <text:p>300299</text:p>
          </table:table-cell>
          <table:table-cell office:value-type="string" calcext:value-type="string">
            <text:p>ORSINI Andrea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73];&quot; &quot;;[.C7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73];&quot; &quot;;[.C7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2969" calcext:value-type="float">
            <text:p>302969</text:p>
          </table:table-cell>
          <table:table-cell office:value-type="string" calcext:value-type="string">
            <text:p>OCCHIUTO Roberto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http://www.robertoocchiuto.it</text:p>
          </table:table-cell>
          <table:table-cell office:value-type="string" calcext:value-type="string">
            <text:p>https://twitter.com/robertoocchiuto</text:p>
          </table:table-cell>
          <table:table-cell table:style-name="ce4" table:formula="of:=HYPERLINK(CONCATENATE(&quot;https://www.google.com/search?hl=it&amp;q=&quot;;[.B74];&quot; &quot;;[.C74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rbocchiuto</text:p>
          </table:table-cell>
          <table:table-cell table:style-name="ce4" table:formula="of:=HYPERLINK(CONCATENATE(&quot;https://www.google.com/search?hl=it&amp;q=&quot;;[.B74];&quot; &quot;;[.C7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54" calcext:value-type="float">
            <text:p>307454</text:p>
          </table:table-cell>
          <table:table-cell office:value-type="string" calcext:value-type="string">
            <text:p>NEVI Raffaele</text:p>
          </table:table-cell>
          <table:table-cell office:value-type="string" calcext:value-type="string">
            <text:p>FI</text:p>
          </table:table-cell>
          <table:table-cell/>
          <table:table-cell office:value-type="string" calcext:value-type="string">
            <text:p>https://twitter.com/raffaelenevi</text:p>
          </table:table-cell>
          <table:table-cell table:style-name="ce4" table:formula="of:=HYPERLINK(CONCATENATE(&quot;https://www.google.com/search?hl=it&amp;q=&quot;;[.B75];&quot; &quot;;[.C7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75];&quot; &quot;;[.C7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0387" calcext:value-type="float">
            <text:p>300387</text:p>
          </table:table-cell>
          <table:table-cell office:value-type="string" calcext:value-type="string">
            <text:p>NAPOLI Osvaldo</text:p>
          </table:table-cell>
          <table:table-cell office:value-type="string" calcext:value-type="string">
            <text:p>FI</text:p>
          </table:table-cell>
          <table:table-cell/>
          <table:table-cell office:value-type="string" calcext:value-type="string">
            <text:p>https://twitter.com/osvaldo_napoli_</text:p>
          </table:table-cell>
          <table:table-cell table:style-name="ce4" table:formula="of:=HYPERLINK(CONCATENATE(&quot;https://www.google.com/search?hl=it&amp;q=&quot;;[.B76];&quot; &quot;;[.C76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osvnapoli</text:p>
          </table:table-cell>
          <table:table-cell table:style-name="ce4" table:formula="of:=HYPERLINK(CONCATENATE(&quot;https://www.google.com/search?hl=it&amp;q=&quot;;[.B76];&quot; &quot;;[.C7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30" calcext:value-type="float">
            <text:p>307130</text:p>
          </table:table-cell>
          <table:table-cell office:value-type="string" calcext:value-type="string">
            <text:p>MULE' Giorgio</text:p>
          </table:table-cell>
          <table:table-cell office:value-type="string" calcext:value-type="string">
            <text:p>FI</text:p>
          </table:table-cell>
          <table:table-cell/>
          <table:table-cell office:value-type="string" calcext:value-type="string">
            <text:p>https://twitter.com/giorgiomule</text:p>
          </table:table-cell>
          <table:table-cell table:style-name="ce4" table:formula="of:=HYPERLINK(CONCATENATE(&quot;https://www.google.com/search?hl=it&amp;q=&quot;;[.B77];&quot; &quot;;[.C77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giorgio.mule.7</text:p>
          </table:table-cell>
          <table:table-cell table:style-name="ce4" table:formula="of:=HYPERLINK(CONCATENATE(&quot;https://www.google.com/search?hl=it&amp;q=&quot;;[.B77];&quot; &quot;;[.C7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60" calcext:value-type="float">
            <text:p>307260</text:p>
          </table:table-cell>
          <table:table-cell office:value-type="string" calcext:value-type="string">
            <text:p>MUGNAI Stefano</text:p>
          </table:table-cell>
          <table:table-cell office:value-type="string" calcext:value-type="string">
            <text:p>FI</text:p>
          </table:table-cell>
          <table:table-cell/>
          <table:table-cell office:value-type="string" calcext:value-type="string">
            <text:p>https://twitter.com/stefano_mugnai</text:p>
          </table:table-cell>
          <table:table-cell table:style-name="ce4" table:formula="of:=HYPERLINK(CONCATENATE(&quot;https://www.google.com/search?hl=it&amp;q=&quot;;[.B78];&quot; &quot;;[.C7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78];&quot; &quot;;[.C7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2913" calcext:value-type="float">
            <text:p>302913</text:p>
          </table:table-cell>
          <table:table-cell office:value-type="string" calcext:value-type="string">
            <text:p>MINARDO Antonino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http://www.ninominardo.it</text:p>
          </table:table-cell>
          <table:table-cell/>
          <table:table-cell table:style-name="ce4" table:formula="of:=HYPERLINK(CONCATENATE(&quot;https://www.google.com/search?hl=it&amp;q=&quot;;[.B79];&quot; &quot;;[.C7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79];&quot; &quot;;[.C7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0296" calcext:value-type="float">
            <text:p>300296</text:p>
          </table:table-cell>
          <table:table-cell office:value-type="string" calcext:value-type="string">
            <text:p>MILANATO Lorena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80];&quot; &quot;;[.C8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80];&quot; &quot;;[.C8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48" calcext:value-type="float">
            <text:p>307248</text:p>
          </table:table-cell>
          <table:table-cell office:value-type="string" calcext:value-type="string">
            <text:p>MAZZETTI Erica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81];&quot; &quot;;[.C8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81];&quot; &quot;;[.C8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30" calcext:value-type="float">
            <text:p>307230</text:p>
          </table:table-cell>
          <table:table-cell office:value-type="string" calcext:value-type="string">
            <text:p>MARTINO Antonio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82];&quot; &quot;;[.C8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82];&quot; &quot;;[.C8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66" calcext:value-type="float">
            <text:p>307466</text:p>
          </table:table-cell>
          <table:table-cell office:value-type="string" calcext:value-type="string">
            <text:p>MARROCCO Patrizia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83];&quot; &quot;;[.C8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83];&quot; &quot;;[.C8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432" calcext:value-type="float">
            <text:p>306432</text:p>
          </table:table-cell>
          <table:table-cell office:value-type="string" calcext:value-type="string">
            <text:p>MARIN Marco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84];&quot; &quot;;[.C8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84];&quot; &quot;;[.C8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430" calcext:value-type="float">
            <text:p>306430</text:p>
          </table:table-cell>
          <table:table-cell office:value-type="string" calcext:value-type="string">
            <text:p>MANDELLI Andrea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http://andrea-mandelli.it/</text:p>
          </table:table-cell>
          <table:table-cell office:value-type="string" calcext:value-type="string">
            <text:p>https://twitter.com/mandelli_andrea</text:p>
          </table:table-cell>
          <table:table-cell table:style-name="ce4" table:formula="of:=HYPERLINK(CONCATENATE(&quot;https://www.google.com/search?hl=it&amp;q=&quot;;[.B85];&quot; &quot;;[.C85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andrea.mandelli.161</text:p>
          </table:table-cell>
          <table:table-cell table:style-name="ce4" table:formula="of:=HYPERLINK(CONCATENATE(&quot;https://www.google.com/search?hl=it&amp;q=&quot;;[.B85];&quot; &quot;;[.C8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872" calcext:value-type="float">
            <text:p>305872</text:p>
          </table:table-cell>
          <table:table-cell office:value-type="string" calcext:value-type="string">
            <text:p>LABRIOLA Vincenza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86];&quot; &quot;;[.C8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86];&quot; &quot;;[.C8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1533" calcext:value-type="float">
            <text:p>301533</text:p>
          </table:table-cell>
          <table:table-cell office:value-type="string" calcext:value-type="string">
            <text:p>GIACOMONI Sestino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87];&quot; &quot;;[.C87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sestino.giacomoni</text:p>
          </table:table-cell>
          <table:table-cell table:style-name="ce4" table:formula="of:=HYPERLINK(CONCATENATE(&quot;https://www.google.com/search?hl=it&amp;q=&quot;;[.B87];&quot; &quot;;[.C8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73" calcext:value-type="float">
            <text:p>307473</text:p>
          </table:table-cell>
          <table:table-cell office:value-type="string" calcext:value-type="string">
            <text:p>GIACOMETTO Carlo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http://www.carlogiacometto.com</text:p>
          </table:table-cell>
          <table:table-cell office:value-type="string" calcext:value-type="string">
            <text:p>https://twitter.com/carlogiacometto</text:p>
          </table:table-cell>
          <table:table-cell table:style-name="ce4" table:formula="of:=HYPERLINK(CONCATENATE(&quot;https://www.google.com/search?hl=it&amp;q=&quot;;[.B88];&quot; &quot;;[.C88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CarloGiacometto</text:p>
          </table:table-cell>
          <table:table-cell table:style-name="ce4" table:formula="of:=HYPERLINK(CONCATENATE(&quot;https://www.google.com/search?hl=it&amp;q=&quot;;[.B88];&quot; &quot;;[.C8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2909" calcext:value-type="float">
            <text:p>302909</text:p>
          </table:table-cell>
          <table:table-cell office:value-type="string" calcext:value-type="string">
            <text:p>GERMANA' Antonino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http://www.ninogermana.it</text:p>
          </table:table-cell>
          <table:table-cell/>
          <table:table-cell table:style-name="ce4" table:formula="of:=HYPERLINK(CONCATENATE(&quot;https://www.google.com/search?hl=it&amp;q=&quot;;[.B89];&quot; &quot;;[.C89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nino.germanadue</text:p>
          </table:table-cell>
          <table:table-cell table:style-name="ce4" table:formula="of:=HYPERLINK(CONCATENATE(&quot;https://www.google.com/search?hl=it&amp;q=&quot;;[.B89];&quot; &quot;;[.C8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1449" calcext:value-type="float">
            <text:p>301449</text:p>
          </table:table-cell>
          <table:table-cell office:value-type="string" calcext:value-type="string">
            <text:p>GELMINI Mariastella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http://www.mariastellagelmini.it</text:p>
          </table:table-cell>
          <table:table-cell/>
          <table:table-cell table:style-name="ce4" table:formula="of:=HYPERLINK(CONCATENATE(&quot;https://www.google.com/search?hl=it&amp;q=&quot;;[.B90];&quot; &quot;;[.C9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90];&quot; &quot;;[.C9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35" calcext:value-type="float">
            <text:p>307135</text:p>
          </table:table-cell>
          <table:table-cell office:value-type="string" calcext:value-type="string">
            <text:p>GAGLIARDI Manuela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91];&quot; &quot;;[.C9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91];&quot; &quot;;[.C9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0439" calcext:value-type="float">
            <text:p>300439</text:p>
          </table:table-cell>
          <table:table-cell office:value-type="string" calcext:value-type="string">
            <text:p>FONTANA Gregorio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http://www.gregoriofontana.it</text:p>
          </table:table-cell>
          <table:table-cell/>
          <table:table-cell table:style-name="ce4" table:formula="of:=HYPERLINK(CONCATENATE(&quot;https://www.google.com/search?hl=it&amp;q=&quot;;[.B92];&quot; &quot;;[.C9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92];&quot; &quot;;[.C9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251" calcext:value-type="float">
            <text:p>306251</text:p>
          </table:table-cell>
          <table:table-cell office:value-type="string" calcext:value-type="string">
            <text:p>FITZGERALD NISSOLI Fucsia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http://fucsiafitzgeraldnissoli.com/</text:p>
          </table:table-cell>
          <table:table-cell office:value-type="string" calcext:value-type="string">
            <text:p>https://twitter.com/fucsiaUSA</text:p>
          </table:table-cell>
          <table:table-cell table:style-name="ce4" table:formula="of:=HYPERLINK(CONCATENATE(&quot;https://www.google.com/search?hl=it&amp;q=&quot;;[.B93];&quot; &quot;;[.C9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93];&quot; &quot;;[.C9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84" calcext:value-type="float">
            <text:p>307284</text:p>
          </table:table-cell>
          <table:table-cell office:value-type="string" calcext:value-type="string">
            <text:p>FIORINI Benedetta</text:p>
          </table:table-cell>
          <table:table-cell office:value-type="string" calcext:value-type="string">
            <text:p>FI</text:p>
          </table:table-cell>
          <table:table-cell/>
          <table:table-cell office:value-type="string" calcext:value-type="string">
            <text:p>https://twitter.com/bennyfiorini</text:p>
          </table:table-cell>
          <table:table-cell table:style-name="ce4" table:formula="of:=HYPERLINK(CONCATENATE(&quot;https://www.google.com/search?hl=it&amp;q=&quot;;[.B94];&quot; &quot;;[.C94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OnBenedettaFiorini/</text:p>
          </table:table-cell>
          <table:table-cell table:style-name="ce4" table:formula="of:=HYPERLINK(CONCATENATE(&quot;https://www.google.com/search?hl=it&amp;q=&quot;;[.B94];&quot; &quot;;[.C9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39" calcext:value-type="float">
            <text:p>307539</text:p>
          </table:table-cell>
          <table:table-cell office:value-type="string" calcext:value-type="string">
            <text:p>FERRAIOLI Marzia</text:p>
          </table:table-cell>
          <table:table-cell office:value-type="string" calcext:value-type="string">
            <text:p>FI</text:p>
          </table:table-cell>
          <table:table-cell/>
          <table:table-cell office:value-type="string" calcext:value-type="string">
            <text:p>https://twitter.com/marferraioli</text:p>
          </table:table-cell>
          <table:table-cell table:style-name="ce4" table:formula="of:=HYPERLINK(CONCATENATE(&quot;https://www.google.com/search?hl=it&amp;q=&quot;;[.B95];&quot; &quot;;[.C95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MarziaFerraiolideputato/</text:p>
          </table:table-cell>
          <table:table-cell table:style-name="ce4" table:formula="of:=HYPERLINK(CONCATENATE(&quot;https://www.google.com/search?hl=it&amp;q=&quot;;[.B95];&quot; &quot;;[.C9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26" calcext:value-type="float">
            <text:p>307626</text:p>
          </table:table-cell>
          <table:table-cell office:value-type="string" calcext:value-type="string">
            <text:p>FATUZZO Carlo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96];&quot; &quot;;[.C9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96];&quot; &quot;;[.C9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0328" calcext:value-type="float">
            <text:p>300328</text:p>
          </table:table-cell>
          <table:table-cell office:value-type="string" calcext:value-type="string">
            <text:p>FASANO Vincenzo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http://www.enzofasano.com</text:p>
          </table:table-cell>
          <table:table-cell/>
          <table:table-cell table:style-name="ce4" table:formula="of:=HYPERLINK(CONCATENATE(&quot;https://www.google.com/search?hl=it&amp;q=&quot;;[.B97];&quot; &quot;;[.C9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97];&quot; &quot;;[.C9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85" calcext:value-type="float">
            <text:p>307185</text:p>
          </table:table-cell>
          <table:table-cell office:value-type="string" calcext:value-type="string">
            <text:p>FASCINA Marta Antonia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98];&quot; &quot;;[.C9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98];&quot; &quot;;[.C9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41" calcext:value-type="float">
            <text:p>307141</text:p>
          </table:table-cell>
          <table:table-cell office:value-type="string" calcext:value-type="string">
            <text:p>D'ETTORE Felice Maurizio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99];&quot; &quot;;[.C99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fmdettore</text:p>
          </table:table-cell>
          <table:table-cell table:style-name="ce4" table:formula="of:=HYPERLINK(CONCATENATE(&quot;https://www.google.com/search?hl=it&amp;q=&quot;;[.B99];&quot; &quot;;[.C9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44" calcext:value-type="float">
            <text:p>307644</text:p>
          </table:table-cell>
          <table:table-cell office:value-type="string" calcext:value-type="string">
            <text:p>DELLA FRERA Guido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100];&quot; &quot;;[.C10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00];&quot; &quot;;[.C10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12" calcext:value-type="float">
            <text:p>307312</text:p>
          </table:table-cell>
          <table:table-cell office:value-type="string" calcext:value-type="string">
            <text:p>D'ATTIS Mauro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http://maurodattis.it</text:p>
          </table:table-cell>
          <table:table-cell/>
          <table:table-cell table:style-name="ce4" table:formula="of:=HYPERLINK(CONCATENATE(&quot;https://www.google.com/search?hl=it&amp;q=&quot;;[.B101];&quot; &quot;;[.C101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MauroDattis</text:p>
          </table:table-cell>
          <table:table-cell table:style-name="ce4" table:formula="of:=HYPERLINK(CONCATENATE(&quot;https://www.google.com/search?hl=it&amp;q=&quot;;[.B101];&quot; &quot;;[.C10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967" calcext:value-type="float">
            <text:p>305967</text:p>
          </table:table-cell>
          <table:table-cell office:value-type="string" calcext:value-type="string">
            <text:p>DALL'OSSO Matteo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http://www.matteodallosso.org</text:p>
          </table:table-cell>
          <table:table-cell office:value-type="string" calcext:value-type="string">
            <text:p>https://www.twitter.com/matteodallosso</text:p>
          </table:table-cell>
          <table:table-cell table:style-name="ce4" table:formula="of:=HYPERLINK(CONCATENATE(&quot;https://www.google.com/search?hl=it&amp;q=&quot;;[.B102];&quot; &quot;;[.C102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matteodallossom5s</text:p>
          </table:table-cell>
          <table:table-cell table:style-name="ce4" table:formula="of:=HYPERLINK(CONCATENATE(&quot;https://www.google.com/search?hl=it&amp;q=&quot;;[.B102];&quot; &quot;;[.C10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60" calcext:value-type="float">
            <text:p>307460</text:p>
          </table:table-cell>
          <table:table-cell office:value-type="string" calcext:value-type="string">
            <text:p>CRISTINA Mirella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http://www.mirellacristina.com</text:p>
          </table:table-cell>
          <table:table-cell/>
          <table:table-cell table:style-name="ce4" table:formula="of:=HYPERLINK(CONCATENATE(&quot;https://www.google.com/search?hl=it&amp;q=&quot;;[.B103];&quot; &quot;;[.C103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OnMirellaCristina</text:p>
          </table:table-cell>
          <table:table-cell table:style-name="ce4" table:formula="of:=HYPERLINK(CONCATENATE(&quot;https://www.google.com/search?hl=it&amp;q=&quot;;[.B103];&quot; &quot;;[.C10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80" calcext:value-type="float">
            <text:p>307580</text:p>
          </table:table-cell>
          <table:table-cell office:value-type="string" calcext:value-type="string">
            <text:p>CORTELAZZO Piergiorgio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104];&quot; &quot;;[.C10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04];&quot; &quot;;[.C10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1541" calcext:value-type="float">
            <text:p>301541</text:p>
          </table:table-cell>
          <table:table-cell office:value-type="string" calcext:value-type="string">
            <text:p>COSTA Enrico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105];&quot; &quot;;[.C10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05];&quot; &quot;;[.C10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57" calcext:value-type="float">
            <text:p>307657</text:p>
          </table:table-cell>
          <table:table-cell office:value-type="string" calcext:value-type="string">
            <text:p>CATTANEO Alessandro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106];&quot; &quot;;[.C106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alessandro.cattaneoii</text:p>
          </table:table-cell>
          <table:table-cell table:style-name="ce4" table:formula="of:=HYPERLINK(CONCATENATE(&quot;https://www.google.com/search?hl=it&amp;q=&quot;;[.B106];&quot; &quot;;[.C10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2949" calcext:value-type="float">
            <text:p>302949</text:p>
          </table:table-cell>
          <table:table-cell office:value-type="string" calcext:value-type="string">
            <text:p>CASSINELLI Roberto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107];&quot; &quot;;[.C107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robertocassinelli</text:p>
          </table:table-cell>
          <table:table-cell table:style-name="ce4" table:formula="of:=HYPERLINK(CONCATENATE(&quot;https://www.google.com/search?hl=it&amp;q=&quot;;[.B107];&quot; &quot;;[.C10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43" calcext:value-type="float">
            <text:p>307543</text:p>
          </table:table-cell>
          <table:table-cell office:value-type="string" calcext:value-type="string">
            <text:p>CASCIELLO Luigi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108];&quot; &quot;;[.C108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gigicasciellosalerno</text:p>
          </table:table-cell>
          <table:table-cell table:style-name="ce4" table:formula="of:=HYPERLINK(CONCATENATE(&quot;https://www.google.com/search?hl=it&amp;q=&quot;;[.B108];&quot; &quot;;[.C10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69" calcext:value-type="float">
            <text:p>307169</text:p>
          </table:table-cell>
          <table:table-cell office:value-type="string" calcext:value-type="string">
            <text:p>CASINO Michele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109];&quot; &quot;;[.C10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09];&quot; &quot;;[.C10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40" calcext:value-type="float">
            <text:p>307140</text:p>
          </table:table-cell>
          <table:table-cell office:value-type="string" calcext:value-type="string">
            <text:p>CARRARA Maurizio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110];&quot; &quot;;[.C11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10];&quot; &quot;;[.C11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1531" calcext:value-type="float">
            <text:p>301531</text:p>
          </table:table-cell>
          <table:table-cell office:value-type="string" calcext:value-type="string">
            <text:p>CARFAGNA Maria Rosaria</text:p>
          </table:table-cell>
          <table:table-cell office:value-type="string" calcext:value-type="string">
            <text:p>FI</text:p>
          </table:table-cell>
          <table:table-cell/>
          <table:table-cell office:value-type="string" calcext:value-type="string">
            <text:p>https://twitter.com/mara_carfagna</text:p>
          </table:table-cell>
          <table:table-cell table:style-name="ce4" table:formula="of:=HYPERLINK(CONCATENATE(&quot;https://www.google.com/search?hl=it&amp;q=&quot;;[.B111];&quot; &quot;;[.C111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CarfagnaMara/</text:p>
          </table:table-cell>
          <table:table-cell table:style-name="ce4" table:formula="of:=HYPERLINK(CONCATENATE(&quot;https://www.google.com/search?hl=it&amp;q=&quot;;[.B111];&quot; &quot;;[.C11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15" calcext:value-type="float">
            <text:p>307215</text:p>
          </table:table-cell>
          <table:table-cell office:value-type="string" calcext:value-type="string">
            <text:p>CAPPELLACCI Ugo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http://www.ugocappellacci.net</text:p>
          </table:table-cell>
          <table:table-cell/>
          <table:table-cell table:style-name="ce4" table:formula="of:=HYPERLINK(CONCATENATE(&quot;https://www.google.com/search?hl=it&amp;q=&quot;;[.B112];&quot; &quot;;[.C11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12];&quot; &quot;;[.C11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632" calcext:value-type="float">
            <text:p>305632</text:p>
          </table:table-cell>
          <table:table-cell office:value-type="string" calcext:value-type="string">
            <text:p>CAON Roberto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113];&quot; &quot;;[.C11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13];&quot; &quot;;[.C11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68" calcext:value-type="float">
            <text:p>307568</text:p>
          </table:table-cell>
          <table:table-cell office:value-type="string" calcext:value-type="string">
            <text:p>CANNIZZARO Francesco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114];&quot; &quot;;[.C114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francesco.cannizzaro.543</text:p>
          </table:table-cell>
          <table:table-cell table:style-name="ce4" table:formula="of:=HYPERLINK(CONCATENATE(&quot;https://www.google.com/search?hl=it&amp;q=&quot;;[.B114];&quot; &quot;;[.C11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66" calcext:value-type="float">
            <text:p>307666</text:p>
          </table:table-cell>
          <table:table-cell office:value-type="string" calcext:value-type="string">
            <text:p>CANNATELLI Pasquale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115];&quot; &quot;;[.C11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15];&quot; &quot;;[.C11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3200" calcext:value-type="float">
            <text:p>303200</text:p>
          </table:table-cell>
          <table:table-cell office:value-type="string" calcext:value-type="string">
            <text:p>CALABRIA Annagrazia</text:p>
          </table:table-cell>
          <table:table-cell office:value-type="string" calcext:value-type="string">
            <text:p>FI</text:p>
          </table:table-cell>
          <table:table-cell/>
          <table:table-cell office:value-type="string" calcext:value-type="string">
            <text:p>https://twitter.com/CalabriaTw</text:p>
          </table:table-cell>
          <table:table-cell table:style-name="ce4" table:formula="of:=HYPERLINK(CONCATENATE(&quot;https://www.google.com/search?hl=it&amp;q=&quot;;[.B116];&quot; &quot;;[.C116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annagrazia.calabria</text:p>
          </table:table-cell>
          <table:table-cell table:style-name="ce4" table:formula="of:=HYPERLINK(CONCATENATE(&quot;https://www.google.com/search?hl=it&amp;q=&quot;;[.B116];&quot; &quot;;[.C11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2875" calcext:value-type="float">
            <text:p>302875</text:p>
          </table:table-cell>
          <table:table-cell office:value-type="string" calcext:value-type="string">
            <text:p>BRUNETTA Renato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http://www.renatobrunetta.it</text:p>
          </table:table-cell>
          <table:table-cell/>
          <table:table-cell table:style-name="ce4" table:formula="of:=HYPERLINK(CONCATENATE(&quot;https://www.google.com/search?hl=it&amp;q=&quot;;[.B117];&quot; &quot;;[.C11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17];&quot; &quot;;[.C11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2838" calcext:value-type="float">
            <text:p>302838</text:p>
          </table:table-cell>
          <table:table-cell office:value-type="string" calcext:value-type="string">
            <text:p>BRAMBILLA Michela Vittoria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118];&quot; &quot;;[.C11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18];&quot; &quot;;[.C11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702" calcext:value-type="float">
            <text:p>307702</text:p>
          </table:table-cell>
          <table:table-cell office:value-type="string" calcext:value-type="string">
            <text:p>BOND Dario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119];&quot; &quot;;[.C11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19];&quot; &quot;;[.C11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98" calcext:value-type="float">
            <text:p>307298</text:p>
          </table:table-cell>
          <table:table-cell office:value-type="string" calcext:value-type="string">
            <text:p>BIGNAMI Galeazzo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http://www.galeazzobignami.it</text:p>
          </table:table-cell>
          <table:table-cell/>
          <table:table-cell table:style-name="ce4" table:formula="of:=HYPERLINK(CONCATENATE(&quot;https://www.google.com/search?hl=it&amp;q=&quot;;[.B120];&quot; &quot;;[.C12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20];&quot; &quot;;[.C12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2124" calcext:value-type="float">
            <text:p>302124</text:p>
          </table:table-cell>
          <table:table-cell office:value-type="string" calcext:value-type="string">
            <text:p>BIANCOFIORE Michaela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121];&quot; &quot;;[.C121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michaela.biancofiore</text:p>
          </table:table-cell>
          <table:table-cell table:style-name="ce4" table:formula="of:=HYPERLINK(CONCATENATE(&quot;https://www.google.com/search?hl=it&amp;q=&quot;;[.B121];&quot; &quot;;[.C12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2867" calcext:value-type="float">
            <text:p>302867</text:p>
          </table:table-cell>
          <table:table-cell office:value-type="string" calcext:value-type="string">
            <text:p>BERGAMINI Deborah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http://www.deborahbergamini.it</text:p>
          </table:table-cell>
          <table:table-cell/>
          <table:table-cell table:style-name="ce4" table:formula="of:=HYPERLINK(CONCATENATE(&quot;https://www.google.com/search?hl=it&amp;q=&quot;;[.B122];&quot; &quot;;[.C12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22];&quot; &quot;;[.C12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04" calcext:value-type="float">
            <text:p>307604</text:p>
          </table:table-cell>
          <table:table-cell office:value-type="string" calcext:value-type="string">
            <text:p>BENIGNI Stefano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123];&quot; &quot;;[.C123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benignistefano</text:p>
          </table:table-cell>
          <table:table-cell table:style-name="ce4" table:formula="of:=HYPERLINK(CONCATENATE(&quot;https://www.google.com/search?hl=it&amp;q=&quot;;[.B123];&quot; &quot;;[.C12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83" calcext:value-type="float">
            <text:p>307583</text:p>
          </table:table-cell>
          <table:table-cell office:value-type="string" calcext:value-type="string">
            <text:p>BENDINELLI Davide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124];&quot; &quot;;[.C12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24];&quot; &quot;;[.C12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56" calcext:value-type="float">
            <text:p>307456</text:p>
          </table:table-cell>
          <table:table-cell office:value-type="string" calcext:value-type="string">
            <text:p>BATTILOCCHIO Alessandro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http://www.battilocchio.com</text:p>
          </table:table-cell>
          <table:table-cell/>
          <table:table-cell table:style-name="ce4" table:formula="of:=HYPERLINK(CONCATENATE(&quot;https://www.google.com/search?hl=it&amp;q=&quot;;[.B125];&quot; &quot;;[.C125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alessandro.battilocchio</text:p>
          </table:table-cell>
          <table:table-cell table:style-name="ce4" table:formula="of:=HYPERLINK(CONCATENATE(&quot;https://www.google.com/search?hl=it&amp;q=&quot;;[.B125];&quot; &quot;;[.C12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04" calcext:value-type="float">
            <text:p>307404</text:p>
          </table:table-cell>
          <table:table-cell office:value-type="string" calcext:value-type="string">
            <text:p>BARTOLOZZI Giusi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http://www.giusibartolozzi.it/</text:p>
          </table:table-cell>
          <table:table-cell office:value-type="string" calcext:value-type="string">
            <text:p>https://twitter.com/giusibartolozzi</text:p>
          </table:table-cell>
          <table:table-cell table:style-name="ce4" table:formula="of:=HYPERLINK(CONCATENATE(&quot;https://www.google.com/search?hl=it&amp;q=&quot;;[.B126];&quot; &quot;;[.C126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GiusiBartolozziPA/</text:p>
          </table:table-cell>
          <table:table-cell table:style-name="ce4" table:formula="of:=HYPERLINK(CONCATENATE(&quot;https://www.google.com/search?hl=it&amp;q=&quot;;[.B126];&quot; &quot;;[.C12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0497" calcext:value-type="float">
            <text:p>300497</text:p>
          </table:table-cell>
          <table:table-cell office:value-type="string" calcext:value-type="string">
            <text:p>BARELLI Paolo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127];&quot; &quot;;[.C12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27];&quot; &quot;;[.C12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55" calcext:value-type="float">
            <text:p>307655</text:p>
          </table:table-cell>
          <table:table-cell office:value-type="string" calcext:value-type="string">
            <text:p>BARONI Anna Lisa</text:p>
          </table:table-cell>
          <table:table-cell office:value-type="string" calcext:value-type="string">
            <text:p>FI</text:p>
          </table:table-cell>
          <table:table-cell/>
          <table:table-cell office:value-type="string" calcext:value-type="string">
            <text:p>https://twitter.com/annalisabaroni?lang=it</text:p>
          </table:table-cell>
          <table:table-cell table:style-name="ce4" table:formula="of:=HYPERLINK(CONCATENATE(&quot;https://www.google.com/search?hl=it&amp;q=&quot;;[.B128];&quot; &quot;;[.C128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annalisabaroniforzaitalia</text:p>
          </table:table-cell>
          <table:table-cell table:style-name="ce4" table:formula="of:=HYPERLINK(CONCATENATE(&quot;https://www.google.com/search?hl=it&amp;q=&quot;;[.B128];&quot; &quot;;[.C12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92" calcext:value-type="float">
            <text:p>307692</text:p>
          </table:table-cell>
          <table:table-cell office:value-type="string" calcext:value-type="string">
            <text:p>BARATTO Raffaele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129];&quot; &quot;;[.C12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29];&quot; &quot;;[.C12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2089" calcext:value-type="float">
            <text:p>302089</text:p>
          </table:table-cell>
          <table:table-cell office:value-type="string" calcext:value-type="string">
            <text:p>BALDELLI Simone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http://www.simonebaldelli.it</text:p>
          </table:table-cell>
          <table:table-cell office:value-type="string" calcext:value-type="string">
            <text:p>https://twitter.com/simonebaldelli?lang=it</text:p>
          </table:table-cell>
          <table:table-cell table:style-name="ce4" table:formula="of:=HYPERLINK(CONCATENATE(&quot;https://www.google.com/search?hl=it&amp;q=&quot;;[.B130];&quot; &quot;;[.C130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simonebaldelli.it</text:p>
          </table:table-cell>
          <table:table-cell table:style-name="ce4" table:formula="of:=HYPERLINK(CONCATENATE(&quot;https://www.google.com/search?hl=it&amp;q=&quot;;[.B130];&quot; &quot;;[.C13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34" calcext:value-type="float">
            <text:p>307134</text:p>
          </table:table-cell>
          <table:table-cell office:value-type="string" calcext:value-type="string">
            <text:p>BAGNASCO Roberto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131];&quot; &quot;;[.C13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31];&quot; &quot;;[.C13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4730" calcext:value-type="float">
            <text:p>34730</text:p>
          </table:table-cell>
          <table:table-cell office:value-type="string" calcext:value-type="string">
            <text:p>VITO Elio</text:p>
          </table:table-cell>
          <table:table-cell office:value-type="string" calcext:value-type="string">
            <text:p>FI</text:p>
          </table:table-cell>
          <table:table-cell/>
          <table:table-cell office:value-type="string" calcext:value-type="string">
            <text:p>https://twitter.com/elio_vito</text:p>
          </table:table-cell>
          <table:table-cell table:style-name="ce4" table:formula="of:=HYPERLINK(CONCATENATE(&quot;https://www.google.com/search?hl=it&amp;q=&quot;;[.B132];&quot; &quot;;[.C13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32];&quot; &quot;;[.C13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77" calcext:value-type="float">
            <text:p>307277</text:p>
          </table:table-cell>
          <table:table-cell office:value-type="string" calcext:value-type="string">
            <text:p>VIETINA Simona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133];&quot; &quot;;[.C13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33];&quot; &quot;;[.C13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98" calcext:value-type="float">
            <text:p>307598</text:p>
          </table:table-cell>
          <table:table-cell office:value-type="string" calcext:value-type="string">
            <text:p>VERSACE Giuseppina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http://www.giusyversace.it</text:p>
          </table:table-cell>
          <table:table-cell/>
          <table:table-cell table:style-name="ce4" table:formula="of:=HYPERLINK(CONCATENATE(&quot;https://www.google.com/search?hl=it&amp;q=&quot;;[.B134];&quot; &quot;;[.C13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34];&quot; &quot;;[.C13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0271" calcext:value-type="float">
            <text:p>300271</text:p>
          </table:table-cell>
          <table:table-cell office:value-type="string" calcext:value-type="string">
            <text:p>ZANETTIN Pierantonio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135];&quot; &quot;;[.C13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35];&quot; &quot;;[.C13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50" calcext:value-type="float">
            <text:p>307650</text:p>
          </table:table-cell>
          <table:table-cell office:value-type="string" calcext:value-type="string">
            <text:p>ZANELLA Federica</text:p>
          </table:table-cell>
          <table:table-cell office:value-type="string" calcext:value-type="string">
            <text:p>FI</text:p>
          </table:table-cell>
          <table:table-cell/>
          <table:table-cell office:value-type="string" calcext:value-type="string">
            <text:p>https://twitter.com/federicazanella</text:p>
          </table:table-cell>
          <table:table-cell table:style-name="ce4" table:formula="of:=HYPERLINK(CONCATENATE(&quot;https://www.google.com/search?hl=it&amp;q=&quot;;[.B136];&quot; &quot;;[.C13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36];&quot; &quot;;[.C13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92" calcext:value-type="float">
            <text:p>307492</text:p>
          </table:table-cell>
          <table:table-cell office:value-type="string" calcext:value-type="string">
            <text:p>ZANGRILLO Paolo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137];&quot; &quot;;[.C137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PaoloZangrilloforzaitalia/</text:p>
          </table:table-cell>
          <table:table-cell table:style-name="ce4" table:formula="of:=HYPERLINK(CONCATENATE(&quot;https://www.google.com/search?hl=it&amp;q=&quot;;[.B137];&quot; &quot;;[.C13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1559" calcext:value-type="float">
            <text:p>301559</text:p>
          </table:table-cell>
          <table:table-cell office:value-type="string" calcext:value-type="string">
            <text:p>VALENTINI Valentino</text:p>
          </table:table-cell>
          <table:table-cell office:value-type="string" calcext:value-type="string">
            <text:p>FI</text:p>
          </table:table-cell>
          <table:table-cell table:number-columns-repeated="2"/>
          <table:table-cell table:style-name="ce4" table:formula="of:=HYPERLINK(CONCATENATE(&quot;https://www.google.com/search?hl=it&amp;q=&quot;;[.B138];&quot; &quot;;[.C13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38];&quot; &quot;;[.C13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2980" calcext:value-type="float">
            <text:p>302980</text:p>
          </table:table-cell>
          <table:table-cell office:value-type="string" calcext:value-type="string">
            <text:p>MACCANTI Elena</text:p>
          </table:table-cell>
          <table:table-cell office:value-type="string" calcext:value-type="string">
            <text:p>LEGA</text:p>
          </table:table-cell>
          <table:table-cell/>
          <table:table-cell office:value-type="string" calcext:value-type="string">
            <text:p>https://twitter.com/elmac71</text:p>
          </table:table-cell>
          <table:table-cell table:style-name="ce4" table:formula="of:=HYPERLINK(CONCATENATE(&quot;https://www.google.com/search?hl=it&amp;q=&quot;;[.B139];&quot; &quot;;[.C139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elena.maccanti.5</text:p>
          </table:table-cell>
          <table:table-cell table:style-name="ce4" table:formula="of:=HYPERLINK(CONCATENATE(&quot;https://www.google.com/search?hl=it&amp;q=&quot;;[.B139];&quot; &quot;;[.C13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91" calcext:value-type="float">
            <text:p>307691</text:p>
          </table:table-cell>
          <table:table-cell office:value-type="string" calcext:value-type="string">
            <text:p>BADOLE Mirc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140];&quot; &quot;;[.C14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40];&quot; &quot;;[.C14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75" calcext:value-type="float">
            <text:p>307475</text:p>
          </table:table-cell>
          <table:table-cell office:value-type="string" calcext:value-type="string">
            <text:p>GUSMEROLI Alberto Luigi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http://www.albertogusmeroli.it/</text:p>
          </table:table-cell>
          <table:table-cell office:value-type="string" calcext:value-type="string">
            <text:p>https://twitter.com/a_gusmeroli</text:p>
          </table:table-cell>
          <table:table-cell table:style-name="ce4" table:formula="of:=HYPERLINK(CONCATENATE(&quot;https://www.google.com/search?hl=it&amp;q=&quot;;[.B141];&quot; &quot;;[.C141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alberto.gusmeroli</text:p>
          </table:table-cell>
          <table:table-cell table:style-name="ce4" table:formula="of:=HYPERLINK(CONCATENATE(&quot;https://www.google.com/search?hl=it&amp;q=&quot;;[.B141];&quot; &quot;;[.C14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86" calcext:value-type="float">
            <text:p>307686</text:p>
          </table:table-cell>
          <table:table-cell office:value-type="string" calcext:value-type="string">
            <text:p>ANDREUZZA Giorgia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142];&quot; &quot;;[.C14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42];&quot; &quot;;[.C14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89" calcext:value-type="float">
            <text:p>307589</text:p>
          </table:table-cell>
          <table:table-cell office:value-type="string" calcext:value-type="string">
            <text:p>TURRI Robert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143];&quot; &quot;;[.C14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43];&quot; &quot;;[.C14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24" calcext:value-type="float">
            <text:p>307324</text:p>
          </table:table-cell>
          <table:table-cell office:value-type="string" calcext:value-type="string">
            <text:p>TONELLI Gianni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http://www.giannitonelli.info</text:p>
          </table:table-cell>
          <table:table-cell/>
          <table:table-cell table:style-name="ce4" table:formula="of:=HYPERLINK(CONCATENATE(&quot;https://www.google.com/search?hl=it&amp;q=&quot;;[.B144];&quot; &quot;;[.C144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giannitonelli2</text:p>
          </table:table-cell>
          <table:table-cell table:style-name="ce4" table:formula="of:=HYPERLINK(CONCATENATE(&quot;https://www.google.com/search?hl=it&amp;q=&quot;;[.B144];&quot; &quot;;[.C14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86" calcext:value-type="float">
            <text:p>307286</text:p>
          </table:table-cell>
          <table:table-cell office:value-type="string" calcext:value-type="string">
            <text:p>TOMBOLATO Giovanni Battista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145];&quot; &quot;;[.C14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45];&quot; &quot;;[.C14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79" calcext:value-type="float">
            <text:p>307279</text:p>
          </table:table-cell>
          <table:table-cell office:value-type="string" calcext:value-type="string">
            <text:p>TOMASI Maura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146];&quot; &quot;;[.C14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46];&quot; &quot;;[.C14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983" calcext:value-type="float">
            <text:p>307983</text:p>
          </table:table-cell>
          <table:table-cell office:value-type="string" calcext:value-type="string">
            <text:p>TOCCALINI Luca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147];&quot; &quot;;[.C147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facebook.com/lucatoccaliniofficial</text:p>
          </table:table-cell>
          <table:table-cell table:style-name="ce4" table:formula="of:=HYPERLINK(CONCATENATE(&quot;https://www.google.com/search?hl=it&amp;q=&quot;;[.B147];&quot; &quot;;[.C14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84" calcext:value-type="float">
            <text:p>307484</text:p>
          </table:table-cell>
          <table:table-cell office:value-type="string" calcext:value-type="string">
            <text:p>TIRAMANI Paolo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http://www.paolotiramani.it/</text:p>
          </table:table-cell>
          <table:table-cell/>
          <table:table-cell table:style-name="ce4" table:formula="of:=HYPERLINK(CONCATENATE(&quot;https://www.google.com/search?hl=it&amp;q=&quot;;[.B148];&quot; &quot;;[.C148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paolotiramaniofficial</text:p>
          </table:table-cell>
          <table:table-cell table:style-name="ce4" table:formula="of:=HYPERLINK(CONCATENATE(&quot;https://www.google.com/search?hl=it&amp;q=&quot;;[.B148];&quot; &quot;;[.C14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62" calcext:value-type="float">
            <text:p>307362</text:p>
          </table:table-cell>
          <table:table-cell office:value-type="string" calcext:value-type="string">
            <text:p>TATEO Anna Rita</text:p>
          </table:table-cell>
          <table:table-cell office:value-type="string" calcext:value-type="string">
            <text:p>LEGA</text:p>
          </table:table-cell>
          <table:table-cell/>
          <table:table-cell office:value-type="string" calcext:value-type="string">
            <text:p>https://twitter.com/tateo_annarita</text:p>
          </table:table-cell>
          <table:table-cell table:style-name="ce4" table:formula="of:=HYPERLINK(CONCATENATE(&quot;https://www.google.com/search?hl=it&amp;q=&quot;;[.B149];&quot; &quot;;[.C14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49];&quot; &quot;;[.C14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00" calcext:value-type="float">
            <text:p>307600</text:p>
          </table:table-cell>
          <table:table-cell office:value-type="string" calcext:value-type="string">
            <text:p>TARANTINO Leonard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150];&quot; &quot;;[.C15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50];&quot; &quot;;[.C15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71" calcext:value-type="float">
            <text:p>307571</text:p>
          </table:table-cell>
          <table:table-cell office:value-type="string" calcext:value-type="string">
            <text:p>STEFANI Albert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151];&quot; &quot;;[.C151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AlbertoStefaniCameraDeputati/</text:p>
          </table:table-cell>
          <table:table-cell table:style-name="ce4" table:formula="of:=HYPERLINK(CONCATENATE(&quot;https://www.google.com/search?hl=it&amp;q=&quot;;[.B151];&quot; &quot;;[.C15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60" calcext:value-type="float">
            <text:p>307360</text:p>
          </table:table-cell>
          <table:table-cell office:value-type="string" calcext:value-type="string">
            <text:p>SASSO Rossan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152];&quot; &quot;;[.C15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52];&quot; &quot;;[.C15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2914" calcext:value-type="float">
            <text:p>302914</text:p>
          </table:table-cell>
          <table:table-cell office:value-type="string" calcext:value-type="string">
            <text:p>SALTAMARTINI Barbara</text:p>
          </table:table-cell>
          <table:table-cell office:value-type="string" calcext:value-type="string">
            <text:p>LEGA</text:p>
          </table:table-cell>
          <table:table-cell/>
          <table:table-cell office:value-type="string" calcext:value-type="string">
            <text:p>https://twitter.com/bsaltamartini</text:p>
          </table:table-cell>
          <table:table-cell table:style-name="ce4" table:formula="of:=HYPERLINK(CONCATENATE(&quot;https://www.google.com/search?hl=it&amp;q=&quot;;[.B153];&quot; &quot;;[.C153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barbarasaltamartini</text:p>
          </table:table-cell>
          <table:table-cell table:style-name="ce4" table:formula="of:=HYPERLINK(CONCATENATE(&quot;https://www.google.com/search?hl=it&amp;q=&quot;;[.B153];&quot; &quot;;[.C15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4521" calcext:value-type="float">
            <text:p>304521</text:p>
          </table:table-cell>
          <table:table-cell office:value-type="string" calcext:value-type="string">
            <text:p>RIXI Edoard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154];&quot; &quot;;[.C15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54];&quot; &quot;;[.C15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28" calcext:value-type="float">
            <text:p>307628</text:p>
          </table:table-cell>
          <table:table-cell office:value-type="string" calcext:value-type="string">
            <text:p>RIBOLLA Alberto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http://albertoribolla.com</text:p>
          </table:table-cell>
          <table:table-cell/>
          <table:table-cell table:style-name="ce4" table:formula="of:=HYPERLINK(CONCATENATE(&quot;https://www.google.com/search?hl=it&amp;q=&quot;;[.B155];&quot; &quot;;[.C15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55];&quot; &quot;;[.C15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85" calcext:value-type="float">
            <text:p>307585</text:p>
          </table:table-cell>
          <table:table-cell office:value-type="string" calcext:value-type="string">
            <text:p>PRETTO Erik Umberto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http://www.erikpretto.it/</text:p>
          </table:table-cell>
          <table:table-cell/>
          <table:table-cell table:style-name="ce4" table:formula="of:=HYPERLINK(CONCATENATE(&quot;https://www.google.com/search?hl=it&amp;q=&quot;;[.B156];&quot; &quot;;[.C156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erik.pretto.official</text:p>
          </table:table-cell>
          <table:table-cell table:style-name="ce4" table:formula="of:=HYPERLINK(CONCATENATE(&quot;https://www.google.com/search?hl=it&amp;q=&quot;;[.B156];&quot; &quot;;[.C15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88" calcext:value-type="float">
            <text:p>307288</text:p>
          </table:table-cell>
          <table:table-cell office:value-type="string" calcext:value-type="string">
            <text:p>RAFFAELLI Elena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157];&quot; &quot;;[.C157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elenaraffaelli</text:p>
          </table:table-cell>
          <table:table-cell table:style-name="ce4" table:formula="of:=HYPERLINK(CONCATENATE(&quot;https://www.google.com/search?hl=it&amp;q=&quot;;[.B157];&quot; &quot;;[.C15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72" calcext:value-type="float">
            <text:p>307572</text:p>
          </table:table-cell>
          <table:table-cell office:value-type="string" calcext:value-type="string">
            <text:p>RACCHELLA German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158];&quot; &quot;;[.C15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58];&quot; &quot;;[.C15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70" calcext:value-type="float">
            <text:p>307270</text:p>
          </table:table-cell>
          <table:table-cell office:value-type="string" calcext:value-type="string">
            <text:p>POTENTI Manfredi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159];&quot; &quot;;[.C159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manfredi.potenti</text:p>
          </table:table-cell>
          <table:table-cell table:style-name="ce4" table:formula="of:=HYPERLINK(CONCATENATE(&quot;https://www.google.com/search?hl=it&amp;q=&quot;;[.B159];&quot; &quot;;[.C15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8061" calcext:value-type="float">
            <text:p>308061</text:p>
          </table:table-cell>
          <table:table-cell office:value-type="string" calcext:value-type="string">
            <text:p>PICCOLO Tiziana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160];&quot; &quot;;[.C16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60];&quot; &quot;;[.C16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13" calcext:value-type="float">
            <text:p>307513</text:p>
          </table:table-cell>
          <table:table-cell office:value-type="string" calcext:value-type="string">
            <text:p>PETTAZZI Lin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161];&quot; &quot;;[.C16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61];&quot; &quot;;[.C16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1500" calcext:value-type="float">
            <text:p>301500</text:p>
          </table:table-cell>
          <table:table-cell office:value-type="string" calcext:value-type="string">
            <text:p>PICCHI Guglielmo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http://WWW.PICCHI.INFO</text:p>
          </table:table-cell>
          <table:table-cell office:value-type="string" calcext:value-type="string">
            <text:p>https://WWW.TWITTER.COM/GUGLIELMOPICCHI</text:p>
          </table:table-cell>
          <table:table-cell table:style-name="ce4" table:formula="of:=HYPERLINK(CONCATENATE(&quot;https://www.google.com/search?hl=it&amp;q=&quot;;[.B162];&quot; &quot;;[.C162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guglielmo.picchi</text:p>
          </table:table-cell>
          <table:table-cell table:style-name="ce4" table:formula="of:=HYPERLINK(CONCATENATE(&quot;https://www.google.com/search?hl=it&amp;q=&quot;;[.B162];&quot; &quot;;[.C16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10" calcext:value-type="float">
            <text:p>307310</text:p>
          </table:table-cell>
          <table:table-cell office:value-type="string" calcext:value-type="string">
            <text:p>PIASTRA Carl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163];&quot; &quot;;[.C163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piastracarlo/</text:p>
          </table:table-cell>
          <table:table-cell table:style-name="ce4" table:formula="of:=HYPERLINK(CONCATENATE(&quot;https://www.google.com/search?hl=it&amp;q=&quot;;[.B163];&quot; &quot;;[.C16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76" calcext:value-type="float">
            <text:p>307576</text:p>
          </table:table-cell>
          <table:table-cell office:value-type="string" calcext:value-type="string">
            <text:p>PATERNOSTER Paol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164];&quot; &quot;;[.C16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64];&quot; &quot;;[.C16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22" calcext:value-type="float">
            <text:p>307522</text:p>
          </table:table-cell>
          <table:table-cell office:value-type="string" calcext:value-type="string">
            <text:p>PATELLI Cristina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http://www.cristinapatelli.it/</text:p>
          </table:table-cell>
          <table:table-cell/>
          <table:table-cell table:style-name="ce4" table:formula="of:=HYPERLINK(CONCATENATE(&quot;https://www.google.com/search?hl=it&amp;q=&quot;;[.B165];&quot; &quot;;[.C165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patelli.cristina</text:p>
          </table:table-cell>
          <table:table-cell table:style-name="ce4" table:formula="of:=HYPERLINK(CONCATENATE(&quot;https://www.google.com/search?hl=it&amp;q=&quot;;[.B165];&quot; &quot;;[.C16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50123" calcext:value-type="float">
            <text:p>50123</text:p>
          </table:table-cell>
          <table:table-cell office:value-type="string" calcext:value-type="string">
            <text:p>PAROLO Ug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166];&quot; &quot;;[.C16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66];&quot; &quot;;[.C16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28" calcext:value-type="float">
            <text:p>307128</text:p>
          </table:table-cell>
          <table:table-cell office:value-type="string" calcext:value-type="string">
            <text:p>PATASSINI Tullio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http://www.tulliopatassini.it</text:p>
          </table:table-cell>
          <table:table-cell/>
          <table:table-cell table:style-name="ce4" table:formula="of:=HYPERLINK(CONCATENATE(&quot;https://www.google.com/search?hl=it&amp;q=&quot;;[.B167];&quot; &quot;;[.C167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tulliopatassiniofficial</text:p>
          </table:table-cell>
          <table:table-cell table:style-name="ce4" table:formula="of:=HYPERLINK(CONCATENATE(&quot;https://www.google.com/search?hl=it&amp;q=&quot;;[.B167];&quot; &quot;;[.C16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2995" calcext:value-type="float">
            <text:p>302995</text:p>
          </table:table-cell>
          <table:table-cell office:value-type="string" calcext:value-type="string">
            <text:p>PAOLINI Luca Rodolf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168];&quot; &quot;;[.C16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68];&quot; &quot;;[.C16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76" calcext:value-type="float">
            <text:p>307376</text:p>
          </table:table-cell>
          <table:table-cell office:value-type="string" calcext:value-type="string">
            <text:p>PANIZZUT Massimilian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169];&quot; &quot;;[.C16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69];&quot; &quot;;[.C16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2964" calcext:value-type="float">
            <text:p>302964</text:p>
          </table:table-cell>
          <table:table-cell office:value-type="string" calcext:value-type="string">
            <text:p>PAGANO Alessandro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http://www.alessandropagano.it</text:p>
          </table:table-cell>
          <table:table-cell/>
          <table:table-cell table:style-name="ce4" table:formula="of:=HYPERLINK(CONCATENATE(&quot;https://www.google.com/search?hl=it&amp;q=&quot;;[.B170];&quot; &quot;;[.C17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70];&quot; &quot;;[.C17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36" calcext:value-type="float">
            <text:p>307336</text:p>
          </table:table-cell>
          <table:table-cell office:value-type="string" calcext:value-type="string">
            <text:p>MURELLI Elena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171];&quot; &quot;;[.C171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ElenaMurelli75</text:p>
          </table:table-cell>
          <table:table-cell table:style-name="ce4" table:formula="of:=HYPERLINK(CONCATENATE(&quot;https://www.google.com/search?hl=it&amp;q=&quot;;[.B171];&quot; &quot;;[.C17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37" calcext:value-type="float">
            <text:p>307137</text:p>
          </table:table-cell>
          <table:table-cell office:value-type="string" calcext:value-type="string">
            <text:p>MOSCHIONI Daniele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172];&quot; &quot;;[.C17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72];&quot; &quot;;[.C17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00" calcext:value-type="float">
            <text:p>307300</text:p>
          </table:table-cell>
          <table:table-cell office:value-type="string" calcext:value-type="string">
            <text:p>MORRONE Jacop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173];&quot; &quot;;[.C173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MorroneJacopo</text:p>
          </table:table-cell>
          <table:table-cell table:style-name="ce4" table:formula="of:=HYPERLINK(CONCATENATE(&quot;https://www.google.com/search?hl=it&amp;q=&quot;;[.B173];&quot; &quot;;[.C17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68" calcext:value-type="float">
            <text:p>307668</text:p>
          </table:table-cell>
          <table:table-cell office:value-type="string" calcext:value-type="string">
            <text:p>MORELLI Alessandr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174];&quot; &quot;;[.C17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74];&quot; &quot;;[.C17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2762" calcext:value-type="float">
            <text:p>302762</text:p>
          </table:table-cell>
          <table:table-cell office:value-type="string" calcext:value-type="string">
            <text:p>MOLTENI Nicola</text:p>
          </table:table-cell>
          <table:table-cell office:value-type="string" calcext:value-type="string">
            <text:p>LEGA</text:p>
          </table:table-cell>
          <table:table-cell/>
          <table:table-cell office:value-type="string" calcext:value-type="string">
            <text:p>https://twitter.com/nicolamolteni</text:p>
          </table:table-cell>
          <table:table-cell table:style-name="ce4" table:formula="of:=HYPERLINK(CONCATENATE(&quot;https://www.google.com/search?hl=it&amp;q=&quot;;[.B175];&quot; &quot;;[.C175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deputatonicolamolteni</text:p>
          </table:table-cell>
          <table:table-cell table:style-name="ce4" table:formula="of:=HYPERLINK(CONCATENATE(&quot;https://www.google.com/search?hl=it&amp;q=&quot;;[.B175];&quot; &quot;;[.C17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07" calcext:value-type="float">
            <text:p>307507</text:p>
          </table:table-cell>
          <table:table-cell office:value-type="string" calcext:value-type="string">
            <text:p>MOLINARI Riccardo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http://www.riccardomolinari.com</text:p>
          </table:table-cell>
          <table:table-cell/>
          <table:table-cell table:style-name="ce4" table:formula="of:=HYPERLINK(CONCATENATE(&quot;https://www.google.com/search?hl=it&amp;q=&quot;;[.B176];&quot; &quot;;[.C176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RiccardoMolinariOfficial</text:p>
          </table:table-cell>
          <table:table-cell table:style-name="ce4" table:formula="of:=HYPERLINK(CONCATENATE(&quot;https://www.google.com/search?hl=it&amp;q=&quot;;[.B176];&quot; &quot;;[.C17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70" calcext:value-type="float">
            <text:p>307470</text:p>
          </table:table-cell>
          <table:table-cell office:value-type="string" calcext:value-type="string">
            <text:p>MATURI Filipp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177];&quot; &quot;;[.C177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filippo.maturi/</text:p>
          </table:table-cell>
          <table:table-cell table:style-name="ce4" table:formula="of:=HYPERLINK(CONCATENATE(&quot;https://www.google.com/search?hl=it&amp;q=&quot;;[.B177];&quot; &quot;;[.C17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53" calcext:value-type="float">
            <text:p>307453</text:p>
          </table:table-cell>
          <table:table-cell office:value-type="string" calcext:value-type="string">
            <text:p>MARCHETTI Riccardo August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178];&quot; &quot;;[.C178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RiccardoAugustoMarchetti.lega</text:p>
          </table:table-cell>
          <table:table-cell table:style-name="ce4" table:formula="of:=HYPERLINK(CONCATENATE(&quot;https://www.google.com/search?hl=it&amp;q=&quot;;[.B178];&quot; &quot;;[.C17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700" calcext:value-type="float">
            <text:p>307700</text:p>
          </table:table-cell>
          <table:table-cell office:value-type="string" calcext:value-type="string">
            <text:p>MANZATO Franc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179];&quot; &quot;;[.C17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79];&quot; &quot;;[.C17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4601" calcext:value-type="float">
            <text:p>304601</text:p>
          </table:table-cell>
          <table:table-cell office:value-type="string" calcext:value-type="string">
            <text:p>MAGGIONI Marc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180];&quot; &quot;;[.C18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80];&quot; &quot;;[.C18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56" calcext:value-type="float">
            <text:p>307656</text:p>
          </table:table-cell>
          <table:table-cell office:value-type="string" calcext:value-type="string">
            <text:p>LUCCHINI Elena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http://www.elenalucchini.it/</text:p>
          </table:table-cell>
          <table:table-cell/>
          <table:table-cell table:style-name="ce4" table:formula="of:=HYPERLINK(CONCATENATE(&quot;https://www.google.com/search?hl=it&amp;q=&quot;;[.B181];&quot; &quot;;[.C181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ElenaLucchiniOfficial/</text:p>
          </table:table-cell>
          <table:table-cell table:style-name="ce4" table:formula="of:=HYPERLINK(CONCATENATE(&quot;https://www.google.com/search?hl=it&amp;q=&quot;;[.B181];&quot; &quot;;[.C18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1477" calcext:value-type="float">
            <text:p>301477</text:p>
          </table:table-cell>
          <table:table-cell office:value-type="string" calcext:value-type="string">
            <text:p>LO MONTE Carmel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182];&quot; &quot;;[.C18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82];&quot; &quot;;[.C18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14" calcext:value-type="float">
            <text:p>307614</text:p>
          </table:table-cell>
          <table:table-cell office:value-type="string" calcext:value-type="string">
            <text:p>LORENZONI Eva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183];&quot; &quot;;[.C18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83];&quot; &quot;;[.C18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45" calcext:value-type="float">
            <text:p>307145</text:p>
          </table:table-cell>
          <table:table-cell office:value-type="string" calcext:value-type="string">
            <text:p>LOLINI Mari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184];&quot; &quot;;[.C18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84];&quot; &quot;;[.C18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22" calcext:value-type="float">
            <text:p>307622</text:p>
          </table:table-cell>
          <table:table-cell office:value-type="string" calcext:value-type="string">
            <text:p>LOCATELLI Alessandra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185];&quot; &quot;;[.C18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85];&quot; &quot;;[.C18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25" calcext:value-type="float">
            <text:p>307525</text:p>
          </table:table-cell>
          <table:table-cell office:value-type="string" calcext:value-type="string">
            <text:p>LIUNI Marzi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186];&quot; &quot;;[.C18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86];&quot; &quot;;[.C18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62" calcext:value-type="float">
            <text:p>307262</text:p>
          </table:table-cell>
          <table:table-cell office:value-type="string" calcext:value-type="string">
            <text:p>LEGNAIOLI Donatella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187];&quot; &quot;;[.C18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87];&quot; &quot;;[.C18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70" calcext:value-type="float">
            <text:p>307570</text:p>
          </table:table-cell>
          <table:table-cell office:value-type="string" calcext:value-type="string">
            <text:p>LAZZARINI Arianna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188];&quot; &quot;;[.C188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lazzarini.sindaco</text:p>
          </table:table-cell>
          <table:table-cell table:style-name="ce4" table:formula="of:=HYPERLINK(CONCATENATE(&quot;https://www.google.com/search?hl=it&amp;q=&quot;;[.B188];&quot; &quot;;[.C18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73" calcext:value-type="float">
            <text:p>307173</text:p>
          </table:table-cell>
          <table:table-cell office:value-type="string" calcext:value-type="string">
            <text:p>LATINI Giorgia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http://www.giorgialatini.it</text:p>
          </table:table-cell>
          <table:table-cell office:value-type="string" calcext:value-type="string">
            <text:p>https://twitter.com/latinigiorgia</text:p>
          </table:table-cell>
          <table:table-cell table:style-name="ce4" table:formula="of:=HYPERLINK(CONCATENATE(&quot;https://www.google.com/search?hl=it&amp;q=&quot;;[.B189];&quot; &quot;;[.C189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LatiniGiorgia/</text:p>
          </table:table-cell>
          <table:table-cell table:style-name="ce4" table:formula="of:=HYPERLINK(CONCATENATE(&quot;https://www.google.com/search?hl=it&amp;q=&quot;;[.B189];&quot; &quot;;[.C18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503" calcext:value-type="float">
            <text:p>305503</text:p>
          </table:table-cell>
          <table:table-cell office:value-type="string" calcext:value-type="string">
            <text:p>INVERNIZZI Cristian</text:p>
          </table:table-cell>
          <table:table-cell office:value-type="string" calcext:value-type="string">
            <text:p>LEGA</text:p>
          </table:table-cell>
          <table:table-cell/>
          <table:table-cell office:value-type="string" calcext:value-type="string">
            <text:p>https://twitter.com/cristianinve</text:p>
          </table:table-cell>
          <table:table-cell table:style-name="ce4" table:formula="of:=HYPERLINK(CONCATENATE(&quot;https://www.google.com/search?hl=it&amp;q=&quot;;[.B190];&quot; &quot;;[.C190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cristian.invernizzi.33</text:p>
          </table:table-cell>
          <table:table-cell table:style-name="ce4" table:formula="of:=HYPERLINK(CONCATENATE(&quot;https://www.google.com/search?hl=it&amp;q=&quot;;[.B190];&quot; &quot;;[.C19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41" calcext:value-type="float">
            <text:p>307641</text:p>
          </table:table-cell>
          <table:table-cell office:value-type="string" calcext:value-type="string">
            <text:p>IEZZI Igor Giancarlo</text:p>
          </table:table-cell>
          <table:table-cell office:value-type="string" calcext:value-type="string">
            <text:p>LEGA</text:p>
          </table:table-cell>
          <table:table-cell/>
          <table:table-cell office:value-type="string" calcext:value-type="string">
            <text:p>https://twitter.com/igoriezzi</text:p>
          </table:table-cell>
          <table:table-cell table:style-name="ce4" table:formula="of:=HYPERLINK(CONCATENATE(&quot;https://www.google.com/search?hl=it&amp;q=&quot;;[.B191];&quot; &quot;;[.C191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IGOR-IEZZI-154745241255300/</text:p>
          </table:table-cell>
          <table:table-cell table:style-name="ce4" table:formula="of:=HYPERLINK(CONCATENATE(&quot;https://www.google.com/search?hl=it&amp;q=&quot;;[.B191];&quot; &quot;;[.C19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582" calcext:value-type="float">
            <text:p>306582</text:p>
          </table:table-cell>
          <table:table-cell office:value-type="string" calcext:value-type="string">
            <text:p>GUIDESI Guid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192];&quot; &quot;;[.C19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92];&quot; &quot;;[.C19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1455" calcext:value-type="float">
            <text:p>301455</text:p>
          </table:table-cell>
          <table:table-cell office:value-type="string" calcext:value-type="string">
            <text:p>GRIMOLDI Paol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193];&quot; &quot;;[.C193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grimoldi.paolo</text:p>
          </table:table-cell>
          <table:table-cell table:style-name="ce4" table:formula="of:=HYPERLINK(CONCATENATE(&quot;https://www.google.com/search?hl=it&amp;q=&quot;;[.B193];&quot; &quot;;[.C19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53" calcext:value-type="float">
            <text:p>307653</text:p>
          </table:table-cell>
          <table:table-cell office:value-type="string" calcext:value-type="string">
            <text:p>GOBBATO Claudia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194];&quot; &quot;;[.C19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94];&quot; &quot;;[.C19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14" calcext:value-type="float">
            <text:p>307314</text:p>
          </table:table-cell>
          <table:table-cell office:value-type="string" calcext:value-type="string">
            <text:p>GOLINELLI Guglielm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195];&quot; &quot;;[.C195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GuglielmoGolinelliLega</text:p>
          </table:table-cell>
          <table:table-cell table:style-name="ce4" table:formula="of:=HYPERLINK(CONCATENATE(&quot;https://www.google.com/search?hl=it&amp;q=&quot;;[.B195];&quot; &quot;;[.C19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50115" calcext:value-type="float">
            <text:p>50115</text:p>
          </table:table-cell>
          <table:table-cell office:value-type="string" calcext:value-type="string">
            <text:p>GIORGETTI Giancarl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196];&quot; &quot;;[.C19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96];&quot; &quot;;[.C19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02" calcext:value-type="float">
            <text:p>307502</text:p>
          </table:table-cell>
          <table:table-cell office:value-type="string" calcext:value-type="string">
            <text:p>GIGLIO VIGNA Alessandr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197];&quot; &quot;;[.C197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alessandro.gigliovigna</text:p>
          </table:table-cell>
          <table:table-cell table:style-name="ce4" table:formula="of:=HYPERLINK(CONCATENATE(&quot;https://www.google.com/search?hl=it&amp;q=&quot;;[.B197];&quot; &quot;;[.C19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69" calcext:value-type="float">
            <text:p>307569</text:p>
          </table:table-cell>
          <table:table-cell office:value-type="string" calcext:value-type="string">
            <text:p>GIACOMETTI Antonietta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198];&quot; &quot;;[.C19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98];&quot; &quot;;[.C19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77" calcext:value-type="float">
            <text:p>307477</text:p>
          </table:table-cell>
          <table:table-cell office:value-type="string" calcext:value-type="string">
            <text:p>GERARDI Francesca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199];&quot; &quot;;[.C19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199];&quot; &quot;;[.C19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08" calcext:value-type="float">
            <text:p>307508</text:p>
          </table:table-cell>
          <table:table-cell office:value-type="string" calcext:value-type="string">
            <text:p>GIACCONE Andrea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00];&quot; &quot;;[.C20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00];&quot; &quot;;[.C20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38" calcext:value-type="float">
            <text:p>307138</text:p>
          </table:table-cell>
          <table:table-cell office:value-type="string" calcext:value-type="string">
            <text:p>GAVA Vannia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01];&quot; &quot;;[.C20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01];&quot; &quot;;[.C20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09" calcext:value-type="float">
            <text:p>307509</text:p>
          </table:table-cell>
          <table:table-cell office:value-type="string" calcext:value-type="string">
            <text:p>GASTALDI Flavi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02];&quot; &quot;;[.C202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gastaldiofficial</text:p>
          </table:table-cell>
          <table:table-cell table:style-name="ce4" table:formula="of:=HYPERLINK(CONCATENATE(&quot;https://www.google.com/search?hl=it&amp;q=&quot;;[.B202];&quot; &quot;;[.C20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2151" calcext:value-type="float">
            <text:p>302151</text:p>
          </table:table-cell>
          <table:table-cell office:value-type="string" calcext:value-type="string">
            <text:p>GARAVAGLIA Massimo</text:p>
          </table:table-cell>
          <table:table-cell office:value-type="string" calcext:value-type="string">
            <text:p>LEGA</text:p>
          </table:table-cell>
          <table:table-cell/>
          <table:table-cell office:value-type="string" calcext:value-type="string">
            <text:p>https://twitter.com/massimogara</text:p>
          </table:table-cell>
          <table:table-cell table:style-name="ce4" table:formula="of:=HYPERLINK(CONCATENATE(&quot;https://www.google.com/search?hl=it&amp;q=&quot;;[.B203];&quot; &quot;;[.C20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03];&quot; &quot;;[.C20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50462" calcext:value-type="float">
            <text:p>50462</text:p>
          </table:table-cell>
          <table:table-cell office:value-type="string" calcext:value-type="string">
            <text:p>GALLI Dari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04];&quot; &quot;;[.C20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04];&quot; &quot;;[.C20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718" calcext:value-type="float">
            <text:p>307718</text:p>
          </table:table-cell>
          <table:table-cell office:value-type="string" calcext:value-type="string">
            <text:p>FURGIUELE Domenic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05];&quot; &quot;;[.C20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05];&quot; &quot;;[.C20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30" calcext:value-type="float">
            <text:p>307630</text:p>
          </table:table-cell>
          <table:table-cell office:value-type="string" calcext:value-type="string">
            <text:p>FRASSINI Rebecca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06];&quot; &quot;;[.C20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06];&quot; &quot;;[.C20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31" calcext:value-type="float">
            <text:p>307131</text:p>
          </table:table-cell>
          <table:table-cell office:value-type="string" calcext:value-type="string">
            <text:p>FOSCOLO Sara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07];&quot; &quot;;[.C20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07];&quot; &quot;;[.C20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91" calcext:value-type="float">
            <text:p>307591</text:p>
          </table:table-cell>
          <table:table-cell office:value-type="string" calcext:value-type="string">
            <text:p>FONTANA Lorenz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08];&quot; &quot;;[.C20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08];&quot; &quot;;[.C20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02" calcext:value-type="float">
            <text:p>307602</text:p>
          </table:table-cell>
          <table:table-cell office:value-type="string" calcext:value-type="string">
            <text:p>FORMENTINI Paol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09];&quot; &quot;;[.C20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09];&quot; &quot;;[.C20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87" calcext:value-type="float">
            <text:p>307687</text:p>
          </table:table-cell>
          <table:table-cell office:value-type="string" calcext:value-type="string">
            <text:p>FOGLIANI Ketty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10];&quot; &quot;;[.C210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ketty.fogliani</text:p>
          </table:table-cell>
          <table:table-cell table:style-name="ce4" table:formula="of:=HYPERLINK(CONCATENATE(&quot;https://www.google.com/search?hl=it&amp;q=&quot;;[.B210];&quot; &quot;;[.C21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20" calcext:value-type="float">
            <text:p>307620</text:p>
          </table:table-cell>
          <table:table-cell office:value-type="string" calcext:value-type="string">
            <text:p>FERRARI Roberto Paol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11];&quot; &quot;;[.C211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robertoferrarisindaco/</text:p>
          </table:table-cell>
          <table:table-cell table:style-name="ce4" table:formula="of:=HYPERLINK(CONCATENATE(&quot;https://www.google.com/search?hl=it&amp;q=&quot;;[.B211];&quot; &quot;;[.C21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90" calcext:value-type="float">
            <text:p>307690</text:p>
          </table:table-cell>
          <table:table-cell office:value-type="string" calcext:value-type="string">
            <text:p>FANTUZ Marica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12];&quot; &quot;;[.C212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fantuz.marica/</text:p>
          </table:table-cell>
          <table:table-cell table:style-name="ce4" table:formula="of:=HYPERLINK(CONCATENATE(&quot;https://www.google.com/search?hl=it&amp;q=&quot;;[.B212];&quot; &quot;;[.C21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68" calcext:value-type="float">
            <text:p>307468</text:p>
          </table:table-cell>
          <table:table-cell office:value-type="string" calcext:value-type="string">
            <text:p>DURIGON Claudi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13];&quot; &quot;;[.C21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13];&quot; &quot;;[.C21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18" calcext:value-type="float">
            <text:p>307618</text:p>
          </table:table-cell>
          <table:table-cell office:value-type="string" calcext:value-type="string">
            <text:p>DONINA Giuseppe Cesare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14];&quot; &quot;;[.C21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14];&quot; &quot;;[.C21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59" calcext:value-type="float">
            <text:p>307159</text:p>
          </table:table-cell>
          <table:table-cell office:value-type="string" calcext:value-type="string">
            <text:p>DI SAN MARTINO LORENZATO DI IVREA Luis Roberto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http://www.votepelacidadaniaitaliana.com</text:p>
          </table:table-cell>
          <table:table-cell/>
          <table:table-cell table:style-name="ce4" table:formula="of:=HYPERLINK(CONCATENATE(&quot;https://www.google.com/search?hl=it&amp;q=&quot;;[.B215];&quot; &quot;;[.C215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votepelacidadaniaitaliana</text:p>
          </table:table-cell>
          <table:table-cell table:style-name="ce4" table:formula="of:=HYPERLINK(CONCATENATE(&quot;https://www.google.com/search?hl=it&amp;q=&quot;;[.B215];&quot; &quot;;[.C21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27" calcext:value-type="float">
            <text:p>307527</text:p>
          </table:table-cell>
          <table:table-cell office:value-type="string" calcext:value-type="string">
            <text:p>DI MURO Flavi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16];&quot; &quot;;[.C216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flavio.d.muro</text:p>
          </table:table-cell>
          <table:table-cell table:style-name="ce4" table:formula="of:=HYPERLINK(CONCATENATE(&quot;https://www.google.com/search?hl=it&amp;q=&quot;;[.B216];&quot; &quot;;[.C21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42" calcext:value-type="float">
            <text:p>307242</text:p>
          </table:table-cell>
          <table:table-cell office:value-type="string" calcext:value-type="string">
            <text:p>D'ERAMO Luigi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17];&quot; &quot;;[.C217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deramoaq</text:p>
          </table:table-cell>
          <table:table-cell table:style-name="ce4" table:formula="of:=HYPERLINK(CONCATENATE(&quot;https://www.google.com/search?hl=it&amp;q=&quot;;[.B217];&quot; &quot;;[.C21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17" calcext:value-type="float">
            <text:p>307217</text:p>
          </table:table-cell>
          <table:table-cell office:value-type="string" calcext:value-type="string">
            <text:p>DE MARTINI Guid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18];&quot; &quot;;[.C21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18];&quot; &quot;;[.C21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32" calcext:value-type="float">
            <text:p>307432</text:p>
          </table:table-cell>
          <table:table-cell office:value-type="string" calcext:value-type="string">
            <text:p>DE ANGELIS Sara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http://www.saradeangelis.it</text:p>
          </table:table-cell>
          <table:table-cell/>
          <table:table-cell table:style-name="ce4" table:formula="of:=HYPERLINK(CONCATENATE(&quot;https://www.google.com/search?hl=it&amp;q=&quot;;[.B219];&quot; &quot;;[.C21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19];&quot; &quot;;[.C21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83" calcext:value-type="float">
            <text:p>307683</text:p>
          </table:table-cell>
          <table:table-cell office:value-type="string" calcext:value-type="string">
            <text:p>DARA Andrea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20];&quot; &quot;;[.C22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20];&quot; &quot;;[.C22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39" calcext:value-type="float">
            <text:p>307639</text:p>
          </table:table-cell>
          <table:table-cell office:value-type="string" calcext:value-type="string">
            <text:p>CRIPPA Andrea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21];&quot; &quot;;[.C22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21];&quot; &quot;;[.C22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82" calcext:value-type="float">
            <text:p>307582</text:p>
          </table:table-cell>
          <table:table-cell office:value-type="string" calcext:value-type="string">
            <text:p>COVOLO Silvia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22];&quot; &quot;;[.C222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silvia.covolo</text:p>
          </table:table-cell>
          <table:table-cell table:style-name="ce4" table:formula="of:=HYPERLINK(CONCATENATE(&quot;https://www.google.com/search?hl=it&amp;q=&quot;;[.B222];&quot; &quot;;[.C22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2764" calcext:value-type="float">
            <text:p>302764</text:p>
          </table:table-cell>
          <table:table-cell office:value-type="string" calcext:value-type="string">
            <text:p>COMAROLI Silvana Andreina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23];&quot; &quot;;[.C22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23];&quot; &quot;;[.C22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79" calcext:value-type="float">
            <text:p>307579</text:p>
          </table:table-cell>
          <table:table-cell office:value-type="string" calcext:value-type="string">
            <text:p>COMENCINI Vit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24];&quot; &quot;;[.C224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vito.comencini</text:p>
          </table:table-cell>
          <table:table-cell table:style-name="ce4" table:formula="of:=HYPERLINK(CONCATENATE(&quot;https://www.google.com/search?hl=it&amp;q=&quot;;[.B224];&quot; &quot;;[.C22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98" calcext:value-type="float">
            <text:p>307698</text:p>
          </table:table-cell>
          <table:table-cell office:value-type="string" calcext:value-type="string">
            <text:p>COLMELLERE Angela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25];&quot; &quot;;[.C22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25];&quot; &quot;;[.C22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40" calcext:value-type="float">
            <text:p>307640</text:p>
          </table:table-cell>
          <table:table-cell office:value-type="string" calcext:value-type="string">
            <text:p>COLLA Jari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26];&quot; &quot;;[.C226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jari.colla</text:p>
          </table:table-cell>
          <table:table-cell table:style-name="ce4" table:formula="of:=HYPERLINK(CONCATENATE(&quot;https://www.google.com/search?hl=it&amp;q=&quot;;[.B226];&quot; &quot;;[.C22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88" calcext:value-type="float">
            <text:p>307688</text:p>
          </table:table-cell>
          <table:table-cell office:value-type="string" calcext:value-type="string">
            <text:p>COIN Dimitri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27];&quot; &quot;;[.C22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27];&quot; &quot;;[.C22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83" calcext:value-type="float">
            <text:p>307283</text:p>
          </table:table-cell>
          <table:table-cell office:value-type="string" calcext:value-type="string">
            <text:p>CESTARI Emanuele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28];&quot; &quot;;[.C22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28];&quot; &quot;;[.C22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32" calcext:value-type="float">
            <text:p>307632</text:p>
          </table:table-cell>
          <table:table-cell office:value-type="string" calcext:value-type="string">
            <text:p>CENTEMERO Giuli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29];&quot; &quot;;[.C22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29];&quot; &quot;;[.C22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80" calcext:value-type="float">
            <text:p>307680</text:p>
          </table:table-cell>
          <table:table-cell office:value-type="string" calcext:value-type="string">
            <text:p>CECCHETTI Fabrizio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http://www.fabriziocecchetti.net</text:p>
          </table:table-cell>
          <table:table-cell office:value-type="string" calcext:value-type="string">
            <text:p>https://twitter.com/FabriCecchetti</text:p>
          </table:table-cell>
          <table:table-cell table:style-name="ce4" table:formula="of:=HYPERLINK(CONCATENATE(&quot;https://www.google.com/search?hl=it&amp;q=&quot;;[.B230];&quot; &quot;;[.C230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FabriCecchetti/</text:p>
          </table:table-cell>
          <table:table-cell table:style-name="ce4" table:formula="of:=HYPERLINK(CONCATENATE(&quot;https://www.google.com/search?hl=it&amp;q=&quot;;[.B230];&quot; &quot;;[.C23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85" calcext:value-type="float">
            <text:p>307285</text:p>
          </table:table-cell>
          <table:table-cell office:value-type="string" calcext:value-type="string">
            <text:p>CAVANDOLI Laura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31];&quot; &quot;;[.C23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31];&quot; &quot;;[.C23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716" calcext:value-type="float">
            <text:p>307716</text:p>
          </table:table-cell>
          <table:table-cell office:value-type="string" calcext:value-type="string">
            <text:p>CATTOI Vanessa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32];&quot; &quot;;[.C23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32];&quot; &quot;;[.C23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1573" calcext:value-type="float">
            <text:p>301573</text:p>
          </table:table-cell>
          <table:table-cell office:value-type="string" calcext:value-type="string">
            <text:p>CASTIELLO Giuseppina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33];&quot; &quot;;[.C23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33];&quot; &quot;;[.C23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85" calcext:value-type="float">
            <text:p>307685</text:p>
          </table:table-cell>
          <table:table-cell office:value-type="string" calcext:value-type="string">
            <text:p>CAPITANIO Massimilian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34];&quot; &quot;;[.C23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34];&quot; &quot;;[.C23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20" calcext:value-type="float">
            <text:p>307420</text:p>
          </table:table-cell>
          <table:table-cell office:value-type="string" calcext:value-type="string">
            <text:p>CAPARVI Virgini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35];&quot; &quot;;[.C235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virginiocaparvionlega/</text:p>
          </table:table-cell>
          <table:table-cell table:style-name="ce4" table:formula="of:=HYPERLINK(CONCATENATE(&quot;https://www.google.com/search?hl=it&amp;q=&quot;;[.B235];&quot; &quot;;[.C23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45" calcext:value-type="float">
            <text:p>307545</text:p>
          </table:table-cell>
          <table:table-cell office:value-type="string" calcext:value-type="string">
            <text:p>CANTALAMESSA Gianluca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36];&quot; &quot;;[.C236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gianluca.cantalamessa.14/</text:p>
          </table:table-cell>
          <table:table-cell table:style-name="ce4" table:formula="of:=HYPERLINK(CONCATENATE(&quot;https://www.google.com/search?hl=it&amp;q=&quot;;[.B236];&quot; &quot;;[.C23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06" calcext:value-type="float">
            <text:p>307506</text:p>
          </table:table-cell>
          <table:table-cell office:value-type="string" calcext:value-type="string">
            <text:p>CAFFARATTO Gualtier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37];&quot; &quot;;[.C237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caffarattogualtiero</text:p>
          </table:table-cell>
          <table:table-cell table:style-name="ce4" table:formula="of:=HYPERLINK(CONCATENATE(&quot;https://www.google.com/search?hl=it&amp;q=&quot;;[.B237];&quot; &quot;;[.C23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981" calcext:value-type="float">
            <text:p>307981</text:p>
          </table:table-cell>
          <table:table-cell office:value-type="string" calcext:value-type="string">
            <text:p>BUBISUTTI Aurelia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38];&quot; &quot;;[.C23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38];&quot; &quot;;[.C23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82" calcext:value-type="float">
            <text:p>307682</text:p>
          </table:table-cell>
          <table:table-cell office:value-type="string" calcext:value-type="string">
            <text:p>BONIARDI Fabio Massim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39];&quot; &quot;;[.C23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39];&quot; &quot;;[.C23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01" calcext:value-type="float">
            <text:p>307601</text:p>
          </table:table-cell>
          <table:table-cell office:value-type="string" calcext:value-type="string">
            <text:p>BORDONALI Simona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40];&quot; &quot;;[.C24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40];&quot; &quot;;[.C24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0506" calcext:value-type="float">
            <text:p>300506</text:p>
          </table:table-cell>
          <table:table-cell office:value-type="string" calcext:value-type="string">
            <text:p>BOLDI Rossana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41];&quot; &quot;;[.C24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41];&quot; &quot;;[.C24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2824" calcext:value-type="float">
            <text:p>302824</text:p>
          </table:table-cell>
          <table:table-cell office:value-type="string" calcext:value-type="string">
            <text:p>BITONCI Massimo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http://www.bitonci.it</text:p>
          </table:table-cell>
          <table:table-cell office:value-type="string" calcext:value-type="string">
            <text:p>https://twitter.com/@massimobitonci</text:p>
          </table:table-cell>
          <table:table-cell table:style-name="ce4" table:formula="of:=HYPERLINK(CONCATENATE(&quot;https://www.google.com/search?hl=it&amp;q=&quot;;[.B242];&quot; &quot;;[.C242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massimobitonci/</text:p>
          </table:table-cell>
          <table:table-cell table:style-name="ce4" table:formula="of:=HYPERLINK(CONCATENATE(&quot;https://www.google.com/search?hl=it&amp;q=&quot;;[.B242];&quot; &quot;;[.C24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89" calcext:value-type="float">
            <text:p>307689</text:p>
          </table:table-cell>
          <table:table-cell office:value-type="string" calcext:value-type="string">
            <text:p>BISA Ingrid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43];&quot; &quot;;[.C24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43];&quot; &quot;;[.C24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99" calcext:value-type="float">
            <text:p>307599</text:p>
          </table:table-cell>
          <table:table-cell office:value-type="string" calcext:value-type="string">
            <text:p>BIANCHI Matteo Luigi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44];&quot; &quot;;[.C24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44];&quot; &quot;;[.C24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712" calcext:value-type="float">
            <text:p>307712</text:p>
          </table:table-cell>
          <table:table-cell office:value-type="string" calcext:value-type="string">
            <text:p>BINELLI Dieg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45];&quot; &quot;;[.C24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45];&quot; &quot;;[.C24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51" calcext:value-type="float">
            <text:p>307151</text:p>
          </table:table-cell>
          <table:table-cell office:value-type="string" calcext:value-type="string">
            <text:p>BILLI Simone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http://www.simonebilli.eu</text:p>
          </table:table-cell>
          <table:table-cell/>
          <table:table-cell table:style-name="ce4" table:formula="of:=HYPERLINK(CONCATENATE(&quot;https://www.google.com/search?hl=it&amp;q=&quot;;[.B246];&quot; &quot;;[.C246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simone.billi.509</text:p>
          </table:table-cell>
          <table:table-cell table:style-name="ce4" table:formula="of:=HYPERLINK(CONCATENATE(&quot;https://www.google.com/search?hl=it&amp;q=&quot;;[.B246];&quot; &quot;;[.C24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71" calcext:value-type="float">
            <text:p>307471</text:p>
          </table:table-cell>
          <table:table-cell office:value-type="string" calcext:value-type="string">
            <text:p>BENVENUTO Alessandro Manuel</text:p>
          </table:table-cell>
          <table:table-cell office:value-type="string" calcext:value-type="string">
            <text:p>LEGA</text:p>
          </table:table-cell>
          <table:table-cell office:value-type="string" calcext:value-type="string">
            <text:p>http://www.alessandrobenvenuto.com</text:p>
          </table:table-cell>
          <table:table-cell office:value-type="string" calcext:value-type="string">
            <text:p>https://twitter.com/alebenvenuto</text:p>
          </table:table-cell>
          <table:table-cell table:style-name="ce4" table:formula="of:=HYPERLINK(CONCATENATE(&quot;https://www.google.com/search?hl=it&amp;q=&quot;;[.B247];&quot; &quot;;[.C247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benvenutoalessandro</text:p>
          </table:table-cell>
          <table:table-cell table:style-name="ce4" table:formula="of:=HYPERLINK(CONCATENATE(&quot;https://www.google.com/search?hl=it&amp;q=&quot;;[.B247];&quot; &quot;;[.C24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05" calcext:value-type="float">
            <text:p>307605</text:p>
          </table:table-cell>
          <table:table-cell office:value-type="string" calcext:value-type="string">
            <text:p>BELOTTI Daniele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48];&quot; &quot;;[.C248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daniele.belotti.79</text:p>
          </table:table-cell>
          <table:table-cell table:style-name="ce4" table:formula="of:=HYPERLINK(CONCATENATE(&quot;https://www.google.com/search?hl=it&amp;q=&quot;;[.B248];&quot; &quot;;[.C24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40" calcext:value-type="float">
            <text:p>307240</text:p>
          </table:table-cell>
          <table:table-cell office:value-type="string" calcext:value-type="string">
            <text:p>BELLACHIOMA Giuseppe Ercole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49];&quot; &quot;;[.C249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GiuseppeBellachiomaLega/</text:p>
          </table:table-cell>
          <table:table-cell table:style-name="ce4" table:formula="of:=HYPERLINK(CONCATENATE(&quot;https://www.google.com/search?hl=it&amp;q=&quot;;[.B249];&quot; &quot;;[.C24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96" calcext:value-type="float">
            <text:p>307696</text:p>
          </table:table-cell>
          <table:table-cell office:value-type="string" calcext:value-type="string">
            <text:p>BAZZARO Alex</text:p>
          </table:table-cell>
          <table:table-cell office:value-type="string" calcext:value-type="string">
            <text:p>LEGA</text:p>
          </table:table-cell>
          <table:table-cell/>
          <table:table-cell office:value-type="string" calcext:value-type="string">
            <text:p>https://www.twitter.com/AlexBazzaro</text:p>
          </table:table-cell>
          <table:table-cell table:style-name="ce4" table:formula="of:=HYPERLINK(CONCATENATE(&quot;https://www.google.com/search?hl=it&amp;q=&quot;;[.B250];&quot; &quot;;[.C250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alex.bazzaro</text:p>
          </table:table-cell>
          <table:table-cell table:style-name="ce4" table:formula="of:=HYPERLINK(CONCATENATE(&quot;https://www.google.com/search?hl=it&amp;q=&quot;;[.B250];&quot; &quot;;[.C25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200049" calcext:value-type="float">
            <text:p>200049</text:p>
          </table:table-cell>
          <table:table-cell office:value-type="string" calcext:value-type="string">
            <text:p>BASINI Giuseppe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51];&quot; &quot;;[.C25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51];&quot; &quot;;[.C25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2770" calcext:value-type="float">
            <text:p>302770</text:p>
          </table:table-cell>
          <table:table-cell office:value-type="string" calcext:value-type="string">
            <text:p>VOLPI Raffaele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52];&quot; &quot;;[.C25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52];&quot; &quot;;[.C25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33" calcext:value-type="float">
            <text:p>307533</text:p>
          </table:table-cell>
          <table:table-cell office:value-type="string" calcext:value-type="string">
            <text:p>VIVIANI Lorenz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53];&quot; &quot;;[.C253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loriviviani</text:p>
          </table:table-cell>
          <table:table-cell table:style-name="ce4" table:formula="of:=HYPERLINK(CONCATENATE(&quot;https://www.google.com/search?hl=it&amp;q=&quot;;[.B253];&quot; &quot;;[.C25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34" calcext:value-type="float">
            <text:p>307334</text:p>
          </table:table-cell>
          <table:table-cell office:value-type="string" calcext:value-type="string">
            <text:p>VINCI Gianluca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54];&quot; &quot;;[.C25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54];&quot; &quot;;[.C25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78" calcext:value-type="float">
            <text:p>307578</text:p>
          </table:table-cell>
          <table:table-cell office:value-type="string" calcext:value-type="string">
            <text:p>ZORDAN Adolf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55];&quot; &quot;;[.C255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ZordanAdolfo/</text:p>
          </table:table-cell>
          <table:table-cell table:style-name="ce4" table:formula="of:=HYPERLINK(CONCATENATE(&quot;https://www.google.com/search?hl=it&amp;q=&quot;;[.B255];&quot; &quot;;[.C25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16" calcext:value-type="float">
            <text:p>307616</text:p>
          </table:table-cell>
          <table:table-cell office:value-type="string" calcext:value-type="string">
            <text:p>ZOFFILI Eugenio</text:p>
          </table:table-cell>
          <table:table-cell office:value-type="string" calcext:value-type="string">
            <text:p>LEGA</text:p>
          </table:table-cell>
          <table:table-cell/>
          <table:table-cell office:value-type="string" calcext:value-type="string">
            <text:p>https://www.twitter.com/eugenio_zoffili</text:p>
          </table:table-cell>
          <table:table-cell table:style-name="ce4" table:formula="of:=HYPERLINK(CONCATENATE(&quot;https://www.google.com/search?hl=it&amp;q=&quot;;[.B256];&quot; &quot;;[.C256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e.zoffili</text:p>
          </table:table-cell>
          <table:table-cell table:style-name="ce4" table:formula="of:=HYPERLINK(CONCATENATE(&quot;https://www.google.com/search?hl=it&amp;q=&quot;;[.B256];&quot; &quot;;[.C25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43" calcext:value-type="float">
            <text:p>307143</text:p>
          </table:table-cell>
          <table:table-cell office:value-type="string" calcext:value-type="string">
            <text:p>ZIELLO Edoard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57];&quot; &quot;;[.C257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edoardo.ziello.9</text:p>
          </table:table-cell>
          <table:table-cell table:style-name="ce4" table:formula="of:=HYPERLINK(CONCATENATE(&quot;https://www.google.com/search?hl=it&amp;q=&quot;;[.B257];&quot; &quot;;[.C25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58" calcext:value-type="float">
            <text:p>307458</text:p>
          </table:table-cell>
          <table:table-cell office:value-type="string" calcext:value-type="string">
            <text:p>ZICCHIERI Francesc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58];&quot; &quot;;[.C258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zicchieriofficial/</text:p>
          </table:table-cell>
          <table:table-cell table:style-name="ce4" table:formula="of:=HYPERLINK(CONCATENATE(&quot;https://www.google.com/search?hl=it&amp;q=&quot;;[.B258];&quot; &quot;;[.C25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94" calcext:value-type="float">
            <text:p>307694</text:p>
          </table:table-cell>
          <table:table-cell office:value-type="string" calcext:value-type="string">
            <text:p>VALLOTTO Sergio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59];&quot; &quot;;[.C25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59];&quot; &quot;;[.C25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87" calcext:value-type="float">
            <text:p>307587</text:p>
          </table:table-cell>
          <table:table-cell office:value-type="string" calcext:value-type="string">
            <text:p>VALBUSA Vania</text:p>
          </table:table-cell>
          <table:table-cell office:value-type="string" calcext:value-type="string">
            <text:p>LEGA</text:p>
          </table:table-cell>
          <table:table-cell table:number-columns-repeated="2"/>
          <table:table-cell table:style-name="ce4" table:formula="of:=HYPERLINK(CONCATENATE(&quot;https://www.google.com/search?hl=it&amp;q=&quot;;[.B260];&quot; &quot;;[.C26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60];&quot; &quot;;[.C26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139" calcext:value-type="float">
            <text:p>306139</text:p>
          </table:table-cell>
          <table:table-cell office:value-type="string" calcext:value-type="string">
            <text:p>STUMPO Nicola</text:p>
          </table:table-cell>
          <table:table-cell office:value-type="string" calcext:value-type="string">
            <text:p>LEU</text:p>
          </table:table-cell>
          <table:table-cell table:number-columns-repeated="2"/>
          <table:table-cell table:style-name="ce4" table:formula="of:=HYPERLINK(CONCATENATE(&quot;https://www.google.com/search?hl=it&amp;q=&quot;;[.B261];&quot; &quot;;[.C261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nico.stumpo</text:p>
          </table:table-cell>
          <table:table-cell table:style-name="ce4" table:formula="of:=HYPERLINK(CONCATENATE(&quot;https://www.google.com/search?hl=it&amp;q=&quot;;[.B261];&quot; &quot;;[.C26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974" calcext:value-type="float">
            <text:p>305974</text:p>
          </table:table-cell>
          <table:table-cell office:value-type="string" calcext:value-type="string">
            <text:p>SPERANZA Roberto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http://www.robertosperanza.it</text:p>
          </table:table-cell>
          <table:table-cell/>
          <table:table-cell table:style-name="ce4" table:formula="of:=HYPERLINK(CONCATENATE(&quot;https://www.google.com/search?hl=it&amp;q=&quot;;[.B262];&quot; &quot;;[.C26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62];&quot; &quot;;[.C26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859" calcext:value-type="float">
            <text:p>305859</text:p>
          </table:table-cell>
          <table:table-cell office:value-type="string" calcext:value-type="string">
            <text:p>ROSTAN Michela</text:p>
          </table:table-cell>
          <table:table-cell office:value-type="string" calcext:value-type="string">
            <text:p>LEU</text:p>
          </table:table-cell>
          <table:table-cell table:number-columns-repeated="2"/>
          <table:table-cell table:style-name="ce4" table:formula="of:=HYPERLINK(CONCATENATE(&quot;https://www.google.com/search?hl=it&amp;q=&quot;;[.B263];&quot; &quot;;[.C263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michela.rostan</text:p>
          </table:table-cell>
          <table:table-cell table:style-name="ce4" table:formula="of:=HYPERLINK(CONCATENATE(&quot;https://www.google.com/search?hl=it&amp;q=&quot;;[.B263];&quot; &quot;;[.C26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733" calcext:value-type="float">
            <text:p>305733</text:p>
          </table:table-cell>
          <table:table-cell office:value-type="string" calcext:value-type="string">
            <text:p>PASTORINO Luca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http://www.lucapastorino.net</text:p>
          </table:table-cell>
          <table:table-cell office:value-type="string" calcext:value-type="string">
            <text:p>https://twitter.com/lucapasto71</text:p>
          </table:table-cell>
          <table:table-cell table:style-name="ce4" table:formula="of:=HYPERLINK(CONCATENATE(&quot;https://www.google.com/search?hl=it&amp;q=&quot;;[.B264];&quot; &quot;;[.C264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pastorino.l/</text:p>
          </table:table-cell>
          <table:table-cell table:style-name="ce4" table:formula="of:=HYPERLINK(CONCATENATE(&quot;https://www.google.com/search?hl=it&amp;q=&quot;;[.B264];&quot; &quot;;[.C26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304" calcext:value-type="float">
            <text:p>306304</text:p>
          </table:table-cell>
          <table:table-cell office:value-type="string" calcext:value-type="string">
            <text:p>PALAZZOTTO Erasmo</text:p>
          </table:table-cell>
          <table:table-cell office:value-type="string" calcext:value-type="string">
            <text:p>LEU</text:p>
          </table:table-cell>
          <table:table-cell/>
          <table:table-cell office:value-type="string" calcext:value-type="string">
            <text:p>https://twitter.com/epalazzotto</text:p>
          </table:table-cell>
          <table:table-cell table:style-name="ce4" table:formula="of:=HYPERLINK(CONCATENATE(&quot;https://www.google.com/search?hl=it&amp;q=&quot;;[.B265];&quot; &quot;;[.C265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erasmopalazz/</text:p>
          </table:table-cell>
          <table:table-cell table:style-name="ce4" table:formula="of:=HYPERLINK(CONCATENATE(&quot;https://www.google.com/search?hl=it&amp;q=&quot;;[.B265];&quot; &quot;;[.C26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81" calcext:value-type="float">
            <text:p>307281</text:p>
          </table:table-cell>
          <table:table-cell office:value-type="string" calcext:value-type="string">
            <text:p>OCCHIONERO Giuseppina</text:p>
          </table:table-cell>
          <table:table-cell office:value-type="string" calcext:value-type="string">
            <text:p>LEU</text:p>
          </table:table-cell>
          <table:table-cell table:number-columns-repeated="2"/>
          <table:table-cell table:style-name="ce4" table:formula="of:=HYPERLINK(CONCATENATE(&quot;https://www.google.com/search?hl=it&amp;q=&quot;;[.B266];&quot; &quot;;[.C26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66];&quot; &quot;;[.C26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96" calcext:value-type="float">
            <text:p>307296</text:p>
          </table:table-cell>
          <table:table-cell office:value-type="string" calcext:value-type="string">
            <text:p>MURONI Rossella</text:p>
          </table:table-cell>
          <table:table-cell office:value-type="string" calcext:value-type="string">
            <text:p>LEU</text:p>
          </table:table-cell>
          <table:table-cell/>
          <table:table-cell office:value-type="string" calcext:value-type="string">
            <text:p>https://twitter.com/RossellaMuroni</text:p>
          </table:table-cell>
          <table:table-cell table:style-name="ce4" table:formula="of:=HYPERLINK(CONCATENATE(&quot;https://www.google.com/search?hl=it&amp;q=&quot;;[.B267];&quot; &quot;;[.C267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rossmuroni/</text:p>
          </table:table-cell>
          <table:table-cell table:style-name="ce4" table:formula="of:=HYPERLINK(CONCATENATE(&quot;https://www.google.com/search?hl=it&amp;q=&quot;;[.B267];&quot; &quot;;[.C26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880" calcext:value-type="float">
            <text:p>305880</text:p>
          </table:table-cell>
          <table:table-cell office:value-type="string" calcext:value-type="string">
            <text:p>FRATOIANNI Nicola</text:p>
          </table:table-cell>
          <table:table-cell office:value-type="string" calcext:value-type="string">
            <text:p>LEU</text:p>
          </table:table-cell>
          <table:table-cell table:number-columns-repeated="2"/>
          <table:table-cell table:style-name="ce4" table:formula="of:=HYPERLINK(CONCATENATE(&quot;https://www.google.com/search?hl=it&amp;q=&quot;;[.B268];&quot; &quot;;[.C26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68];&quot; &quot;;[.C26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398" calcext:value-type="float">
            <text:p>306398</text:p>
          </table:table-cell>
          <table:table-cell office:value-type="string" calcext:value-type="string">
            <text:p>FORNARO Federico</text:p>
          </table:table-cell>
          <table:table-cell office:value-type="string" calcext:value-type="string">
            <text:p>LEU</text:p>
          </table:table-cell>
          <table:table-cell table:number-columns-repeated="2"/>
          <table:table-cell table:style-name="ce4" table:formula="of:=HYPERLINK(CONCATENATE(&quot;https://www.google.com/search?hl=it&amp;q=&quot;;[.B269];&quot; &quot;;[.C26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69];&quot; &quot;;[.C26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806" calcext:value-type="float">
            <text:p>305806</text:p>
          </table:table-cell>
          <table:table-cell office:value-type="string" calcext:value-type="string">
            <text:p>FASSINA Stefano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http://www.stefanofassina.it</text:p>
          </table:table-cell>
          <table:table-cell/>
          <table:table-cell table:style-name="ce4" table:formula="of:=HYPERLINK(CONCATENATE(&quot;https://www.google.com/search?hl=it&amp;q=&quot;;[.B270];&quot; &quot;;[.C27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70];&quot; &quot;;[.C27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837" calcext:value-type="float">
            <text:p>305837</text:p>
          </table:table-cell>
          <table:table-cell office:value-type="string" calcext:value-type="string">
            <text:p>EPIFANI Ettore Guglielmo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http://www.guglielmoepifani.it/</text:p>
          </table:table-cell>
          <table:table-cell office:value-type="string" calcext:value-type="string">
            <text:p>https://twitter.com/gu_epifani</text:p>
          </table:table-cell>
          <table:table-cell table:style-name="ce4" table:formula="of:=HYPERLINK(CONCATENATE(&quot;https://www.google.com/search?hl=it&amp;q=&quot;;[.B271];&quot; &quot;;[.C271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GuglielmoEpifani.it/</text:p>
          </table:table-cell>
          <table:table-cell table:style-name="ce4" table:formula="of:=HYPERLINK(CONCATENATE(&quot;https://www.google.com/search?hl=it&amp;q=&quot;;[.B271];&quot; &quot;;[.C27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41" calcext:value-type="float">
            <text:p>307541</text:p>
          </table:table-cell>
          <table:table-cell office:value-type="string" calcext:value-type="string">
            <text:p>CONTE Federico</text:p>
          </table:table-cell>
          <table:table-cell office:value-type="string" calcext:value-type="string">
            <text:p>LEU</text:p>
          </table:table-cell>
          <table:table-cell table:number-columns-repeated="2"/>
          <table:table-cell table:style-name="ce4" table:formula="of:=HYPERLINK(CONCATENATE(&quot;https://www.google.com/search?hl=it&amp;q=&quot;;[.B272];&quot; &quot;;[.C27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72];&quot; &quot;;[.C27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757" calcext:value-type="float">
            <text:p>305757</text:p>
          </table:table-cell>
          <table:table-cell office:value-type="string" calcext:value-type="string">
            <text:p>BOLDRINI Laura</text:p>
          </table:table-cell>
          <table:table-cell office:value-type="string" calcext:value-type="string">
            <text:p>LEU</text:p>
          </table:table-cell>
          <table:table-cell table:number-columns-repeated="2"/>
          <table:table-cell table:style-name="ce4" table:formula="of:=HYPERLINK(CONCATENATE(&quot;https://www.google.com/search?hl=it&amp;q=&quot;;[.B273];&quot; &quot;;[.C27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73];&quot; &quot;;[.C27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0026" calcext:value-type="float">
            <text:p>300026</text:p>
          </table:table-cell>
          <table:table-cell office:value-type="string" calcext:value-type="string">
            <text:p>BERSANI Pier Luigi</text:p>
          </table:table-cell>
          <table:table-cell office:value-type="string" calcext:value-type="string">
            <text:p>LEU</text:p>
          </table:table-cell>
          <table:table-cell table:number-columns-repeated="2"/>
          <table:table-cell table:style-name="ce4" table:formula="of:=HYPERLINK(CONCATENATE(&quot;https://www.google.com/search?hl=it&amp;q=&quot;;[.B274];&quot; &quot;;[.C27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74];&quot; &quot;;[.C27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08" calcext:value-type="float">
            <text:p>307208</text:p>
          </table:table-cell>
          <table:table-cell office:value-type="string" calcext:value-type="string">
            <text:p>IOVINO Luigi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275];&quot; &quot;;[.C275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Luigi.IovinoM5S/</text:p>
          </table:table-cell>
          <table:table-cell table:style-name="ce4" table:formula="of:=HYPERLINK(CONCATENATE(&quot;https://www.google.com/search?hl=it&amp;q=&quot;;[.B275];&quot; &quot;;[.C27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37" calcext:value-type="float">
            <text:p>307537</text:p>
          </table:table-cell>
          <table:table-cell office:value-type="string" calcext:value-type="string">
            <text:p>PROVENZA Nicol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276];&quot; &quot;;[.C27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76];&quot; &quot;;[.C27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085" calcext:value-type="float">
            <text:p>306085</text:p>
          </table:table-cell>
          <table:table-cell office:value-type="string" calcext:value-type="string">
            <text:p>D'UVA Francesco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francescoduva.it</text:p>
          </table:table-cell>
          <table:table-cell office:value-type="string" calcext:value-type="string">
            <text:p>https://twitter.com/F_DUva</text:p>
          </table:table-cell>
          <table:table-cell table:style-name="ce4" table:formula="of:=HYPERLINK(CONCATENATE(&quot;https://www.google.com/search?hl=it&amp;q=&quot;;[.B277];&quot; &quot;;[.C277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duva5stelle</text:p>
          </table:table-cell>
          <table:table-cell table:style-name="ce4" table:formula="of:=HYPERLINK(CONCATENATE(&quot;https://www.google.com/search?hl=it&amp;q=&quot;;[.B277];&quot; &quot;;[.C27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612" calcext:value-type="float">
            <text:p>305612</text:p>
          </table:table-cell>
          <table:table-cell office:value-type="string" calcext:value-type="string">
            <text:p>FANTINATI Mattia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mattiafantinati.it</text:p>
          </table:table-cell>
          <table:table-cell/>
          <table:table-cell table:style-name="ce4" table:formula="of:=HYPERLINK(CONCATENATE(&quot;https://www.google.com/search?hl=it&amp;q=&quot;;[.B278];&quot; &quot;;[.C278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MattiaFantinati</text:p>
          </table:table-cell>
          <table:table-cell table:style-name="ce4" table:formula="of:=HYPERLINK(CONCATENATE(&quot;https://www.google.com/search?hl=it&amp;q=&quot;;[.B278];&quot; &quot;;[.C27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43" calcext:value-type="float">
            <text:p>307443</text:p>
          </table:table-cell>
          <table:table-cell office:value-type="string" calcext:value-type="string">
            <text:p>TUZI Manuel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manueltuzi.it</text:p>
          </table:table-cell>
          <table:table-cell/>
          <table:table-cell table:style-name="ce4" table:formula="of:=HYPERLINK(CONCATENATE(&quot;https://www.google.com/search?hl=it&amp;q=&quot;;[.B279];&quot; &quot;;[.C279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ManuelTuziM5S/</text:p>
          </table:table-cell>
          <table:table-cell table:style-name="ce4" table:formula="of:=HYPERLINK(CONCATENATE(&quot;https://www.google.com/search?hl=it&amp;q=&quot;;[.B279];&quot; &quot;;[.C27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02" calcext:value-type="float">
            <text:p>307302</text:p>
          </table:table-cell>
          <table:table-cell office:value-type="string" calcext:value-type="string">
            <text:p>ASCARI Stefani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280];&quot; &quot;;[.C28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80];&quot; &quot;;[.C28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30" calcext:value-type="float">
            <text:p>307530</text:p>
          </table:table-cell>
          <table:table-cell office:value-type="string" calcext:value-type="string">
            <text:p>AZZOLINA Luci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281];&quot; &quot;;[.C281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LuciaAzzolina82</text:p>
          </table:table-cell>
          <table:table-cell table:style-name="ce4" table:formula="of:=HYPERLINK(CONCATENATE(&quot;https://www.google.com/search?hl=it&amp;q=&quot;;[.B281];&quot; &quot;;[.C28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82" calcext:value-type="float">
            <text:p>307382</text:p>
          </table:table-cell>
          <table:table-cell office:value-type="string" calcext:value-type="string">
            <text:p>SUT Luc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282];&quot; &quot;;[.C28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82];&quot; &quot;;[.C28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68" calcext:value-type="float">
            <text:p>307368</text:p>
          </table:table-cell>
          <table:table-cell office:value-type="string" calcext:value-type="string">
            <text:p>ARESTA Giovanni Luca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giovannilucarestam5s.it/</text:p>
          </table:table-cell>
          <table:table-cell office:value-type="string" calcext:value-type="string">
            <text:p>https://twitter.com/glaresta?s=08</text:p>
          </table:table-cell>
          <table:table-cell table:style-name="ce4" table:formula="of:=HYPERLINK(CONCATENATE(&quot;https://www.google.com/search?hl=it&amp;q=&quot;;[.B283];&quot; &quot;;[.C283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GiovanniLucaAresta.Portavoce/</text:p>
          </table:table-cell>
          <table:table-cell table:style-name="ce4" table:formula="of:=HYPERLINK(CONCATENATE(&quot;https://www.google.com/search?hl=it&amp;q=&quot;;[.B283];&quot; &quot;;[.C28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94" calcext:value-type="float">
            <text:p>307294</text:p>
          </table:table-cell>
          <table:table-cell office:value-type="string" calcext:value-type="string">
            <text:p>ANGIOLA Nunzio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284];&quot; &quot;;[.C284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nunzioangiola1969/</text:p>
          </table:table-cell>
          <table:table-cell table:style-name="ce4" table:formula="of:=HYPERLINK(CONCATENATE(&quot;https://www.google.com/search?hl=it&amp;q=&quot;;[.B284];&quot; &quot;;[.C28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65" calcext:value-type="float">
            <text:p>307365</text:p>
          </table:table-cell>
          <table:table-cell office:value-type="string" calcext:value-type="string">
            <text:p>APRILE Nadi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285];&quot; &quot;;[.C28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85];&quot; &quot;;[.C28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06" calcext:value-type="float">
            <text:p>307206</text:p>
          </table:table-cell>
          <table:table-cell office:value-type="string" calcext:value-type="string">
            <text:p>AMITRANO Alessandro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286];&quot; &quot;;[.C286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alessandroamitranom5s</text:p>
          </table:table-cell>
          <table:table-cell table:style-name="ce4" table:formula="of:=HYPERLINK(CONCATENATE(&quot;https://www.google.com/search?hl=it&amp;q=&quot;;[.B286];&quot; &quot;;[.C28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64" calcext:value-type="float">
            <text:p>307364</text:p>
          </table:table-cell>
          <table:table-cell office:value-type="string" calcext:value-type="string">
            <text:p>ALEMANNO Maria Soave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287];&quot; &quot;;[.C28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87];&quot; &quot;;[.C28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14" calcext:value-type="float">
            <text:p>307114</text:p>
          </table:table-cell>
          <table:table-cell office:value-type="string" calcext:value-type="string">
            <text:p>ALAIMO Robert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288];&quot; &quot;;[.C28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88];&quot; &quot;;[.C28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94" calcext:value-type="float">
            <text:p>307394</text:p>
          </table:table-cell>
          <table:table-cell office:value-type="string" calcext:value-type="string">
            <text:p>AIELLO Davide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289];&quot; &quot;;[.C28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89];&quot; &quot;;[.C28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38" calcext:value-type="float">
            <text:p>307538</text:p>
          </table:table-cell>
          <table:table-cell office:value-type="string" calcext:value-type="string">
            <text:p>ACUNZO Nicol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290];&quot; &quot;;[.C290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nicolaacunzo.it/</text:p>
          </table:table-cell>
          <table:table-cell table:style-name="ce4" table:formula="of:=HYPERLINK(CONCATENATE(&quot;https://www.google.com/search?hl=it&amp;q=&quot;;[.B290];&quot; &quot;;[.C29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59" calcext:value-type="float">
            <text:p>307559</text:p>
          </table:table-cell>
          <table:table-cell office:value-type="string" calcext:value-type="string">
            <text:p>ADELIZZI Cosimo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291];&quot; &quot;;[.C291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CosimoAdelizziM5S</text:p>
          </table:table-cell>
          <table:table-cell table:style-name="ce4" table:formula="of:=HYPERLINK(CONCATENATE(&quot;https://www.google.com/search?hl=it&amp;q=&quot;;[.B291];&quot; &quot;;[.C29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19" calcext:value-type="float">
            <text:p>307119</text:p>
          </table:table-cell>
          <table:table-cell office:value-type="string" calcext:value-type="string">
            <text:p>AIELLO Pier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292];&quot; &quot;;[.C292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piera.aiello.98</text:p>
          </table:table-cell>
          <table:table-cell table:style-name="ce4" table:formula="of:=HYPERLINK(CONCATENATE(&quot;https://www.google.com/search?hl=it&amp;q=&quot;;[.B292];&quot; &quot;;[.C29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13" calcext:value-type="float">
            <text:p>307113</text:p>
          </table:table-cell>
          <table:table-cell office:value-type="string" calcext:value-type="string">
            <text:p>TRIZZINO Giorgio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293];&quot; &quot;;[.C293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GiorgioTrizzino/</text:p>
          </table:table-cell>
          <table:table-cell table:style-name="ce4" table:formula="of:=HYPERLINK(CONCATENATE(&quot;https://www.google.com/search?hl=it&amp;q=&quot;;[.B293];&quot; &quot;;[.C29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52" calcext:value-type="float">
            <text:p>307352</text:p>
          </table:table-cell>
          <table:table-cell office:value-type="string" calcext:value-type="string">
            <text:p>TROIANO Francesc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294];&quot; &quot;;[.C29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94];&quot; &quot;;[.C29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05" calcext:value-type="float">
            <text:p>307105</text:p>
          </table:table-cell>
          <table:table-cell office:value-type="string" calcext:value-type="string">
            <text:p>TRIPODI Elis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295];&quot; &quot;;[.C29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95];&quot; &quot;;[.C29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726" calcext:value-type="float">
            <text:p>307726</text:p>
          </table:table-cell>
          <table:table-cell office:value-type="string" calcext:value-type="string">
            <text:p>TUCCI Riccardo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296];&quot; &quot;;[.C29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96];&quot; &quot;;[.C29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86" calcext:value-type="float">
            <text:p>307486</text:p>
          </table:table-cell>
          <table:table-cell office:value-type="string" calcext:value-type="string">
            <text:p>TRANO Raffaele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297];&quot; &quot;;[.C29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297];&quot; &quot;;[.C29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32" calcext:value-type="float">
            <text:p>307132</text:p>
          </table:table-cell>
          <table:table-cell office:value-type="string" calcext:value-type="string">
            <text:p>TRAVERSI Roberto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298];&quot; &quot;;[.C298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RobertoTraversiM5s</text:p>
          </table:table-cell>
          <table:table-cell table:style-name="ce4" table:formula="of:=HYPERLINK(CONCATENATE(&quot;https://www.google.com/search?hl=it&amp;q=&quot;;[.B298];&quot; &quot;;[.C29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230" calcext:value-type="float">
            <text:p>306230</text:p>
          </table:table-cell>
          <table:table-cell office:value-type="string" calcext:value-type="string">
            <text:p>TRIPIEDI Davide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299];&quot; &quot;;[.C299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tripiedi</text:p>
          </table:table-cell>
          <table:table-cell table:style-name="ce4" table:formula="of:=HYPERLINK(CONCATENATE(&quot;https://www.google.com/search?hl=it&amp;q=&quot;;[.B299];&quot; &quot;;[.C29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34" calcext:value-type="float">
            <text:p>307234</text:p>
          </table:table-cell>
          <table:table-cell office:value-type="string" calcext:value-type="string">
            <text:p>TORTO Daniel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00];&quot; &quot;;[.C300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maestro.torto</text:p>
          </table:table-cell>
          <table:table-cell table:style-name="ce4" table:formula="of:=HYPERLINK(CONCATENATE(&quot;https://www.google.com/search?hl=it&amp;q=&quot;;[.B300];&quot; &quot;;[.C30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910" calcext:value-type="float">
            <text:p>305910</text:p>
          </table:table-cell>
          <table:table-cell office:value-type="string" calcext:value-type="string">
            <text:p>TOFALO Angelo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angelotofalo.com</text:p>
          </table:table-cell>
          <table:table-cell office:value-type="string" calcext:value-type="string">
            <text:p>https://twitter.com/AngeloTofalo</text:p>
          </table:table-cell>
          <table:table-cell table:style-name="ce4" table:formula="of:=HYPERLINK(CONCATENATE(&quot;https://www.google.com/search?hl=it&amp;q=&quot;;[.B301];&quot; &quot;;[.C301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AngeloTofaloM5S</text:p>
          </table:table-cell>
          <table:table-cell table:style-name="ce4" table:formula="of:=HYPERLINK(CONCATENATE(&quot;https://www.google.com/search?hl=it&amp;q=&quot;;[.B301];&quot; &quot;;[.C30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75" calcext:value-type="float">
            <text:p>307275</text:p>
          </table:table-cell>
          <table:table-cell office:value-type="string" calcext:value-type="string">
            <text:p>TESTAMENTO Rosa Alb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02];&quot; &quot;;[.C30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02];&quot; &quot;;[.C30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36" calcext:value-type="float">
            <text:p>307636</text:p>
          </table:table-cell>
          <table:table-cell office:value-type="string" calcext:value-type="string">
            <text:p>TERMINI Gui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03];&quot; &quot;;[.C30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03];&quot; &quot;;[.C30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792" calcext:value-type="float">
            <text:p>305792</text:p>
          </table:table-cell>
          <table:table-cell office:value-type="string" calcext:value-type="string">
            <text:p>TERZONI Patrizia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patriziaterzoni.it</text:p>
          </table:table-cell>
          <table:table-cell office:value-type="string" calcext:value-type="string">
            <text:p>https://twitter.com/PatriziaTerzoni</text:p>
          </table:table-cell>
          <table:table-cell table:style-name="ce4" table:formula="of:=HYPERLINK(CONCATENATE(&quot;https://www.google.com/search?hl=it&amp;q=&quot;;[.B304];&quot; &quot;;[.C304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patrizia.terzoni</text:p>
          </table:table-cell>
          <table:table-cell table:style-name="ce4" table:formula="of:=HYPERLINK(CONCATENATE(&quot;https://www.google.com/search?hl=it&amp;q=&quot;;[.B304];&quot; &quot;;[.C30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23" calcext:value-type="float">
            <text:p>307123</text:p>
          </table:table-cell>
          <table:table-cell office:value-type="string" calcext:value-type="string">
            <text:p>SURIANO Simon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05];&quot; &quot;;[.C305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Simona-Suriano-1384816747</text:p>
          </table:table-cell>
          <table:table-cell table:style-name="ce4" table:formula="of:=HYPERLINK(CONCATENATE(&quot;https://www.google.com/search?hl=it&amp;q=&quot;;[.B305];&quot; &quot;;[.C30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668" calcext:value-type="float">
            <text:p>305668</text:p>
          </table:table-cell>
          <table:table-cell office:value-type="string" calcext:value-type="string">
            <text:p>SPESSOTTO Arianna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ariannaspessotto.it/</text:p>
          </table:table-cell>
          <table:table-cell/>
          <table:table-cell table:style-name="ce4" table:formula="of:=HYPERLINK(CONCATENATE(&quot;https://www.google.com/search?hl=it&amp;q=&quot;;[.B306];&quot; &quot;;[.C30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06];&quot; &quot;;[.C30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02" calcext:value-type="float">
            <text:p>307202</text:p>
          </table:table-cell>
          <table:table-cell office:value-type="string" calcext:value-type="string">
            <text:p>SPORTIELLO Gild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07];&quot; &quot;;[.C30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07];&quot; &quot;;[.C30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970" calcext:value-type="float">
            <text:p>305970</text:p>
          </table:table-cell>
          <table:table-cell office:value-type="string" calcext:value-type="string">
            <text:p>SPADONI Maria Edera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mariaederaspadoni.it</text:p>
          </table:table-cell>
          <table:table-cell office:value-type="string" calcext:value-type="string">
            <text:p>https://twitter.com/mariaederaM5S</text:p>
          </table:table-cell>
          <table:table-cell table:style-name="ce4" table:formula="of:=HYPERLINK(CONCATENATE(&quot;https://www.google.com/search?hl=it&amp;q=&quot;;[.B308];&quot; &quot;;[.C308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MariaEderaSpadoni</text:p>
          </table:table-cell>
          <table:table-cell table:style-name="ce4" table:formula="of:=HYPERLINK(CONCATENATE(&quot;https://www.google.com/search?hl=it&amp;q=&quot;;[.B308];&quot; &quot;;[.C30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90" calcext:value-type="float">
            <text:p>307190</text:p>
          </table:table-cell>
          <table:table-cell office:value-type="string" calcext:value-type="string">
            <text:p>SPADAFORA Vincenzo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09];&quot; &quot;;[.C309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vincenzospadaforaufficiale/</text:p>
          </table:table-cell>
          <table:table-cell table:style-name="ce4" table:formula="of:=HYPERLINK(CONCATENATE(&quot;https://www.google.com/search?hl=it&amp;q=&quot;;[.B309];&quot; &quot;;[.C30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18" calcext:value-type="float">
            <text:p>307118</text:p>
          </table:table-cell>
          <table:table-cell office:value-type="string" calcext:value-type="string">
            <text:p>SODANO Michele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10];&quot; &quot;;[.C310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michelesodanom5s</text:p>
          </table:table-cell>
          <table:table-cell table:style-name="ce4" table:formula="of:=HYPERLINK(CONCATENATE(&quot;https://www.google.com/search?hl=it&amp;q=&quot;;[.B310];&quot; &quot;;[.C31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53" calcext:value-type="float">
            <text:p>307153</text:p>
          </table:table-cell>
          <table:table-cell office:value-type="string" calcext:value-type="string">
            <text:p>SIRAGUSA Elis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11];&quot; &quot;;[.C31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11];&quot; &quot;;[.C31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75" calcext:value-type="float">
            <text:p>307175</text:p>
          </table:table-cell>
          <table:table-cell office:value-type="string" calcext:value-type="string">
            <text:p>SILVESTRI Rachele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12];&quot; &quot;;[.C312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rachelesilvestri86</text:p>
          </table:table-cell>
          <table:table-cell table:style-name="ce4" table:formula="of:=HYPERLINK(CONCATENATE(&quot;https://www.google.com/search?hl=it&amp;q=&quot;;[.B312];&quot; &quot;;[.C31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47" calcext:value-type="float">
            <text:p>307447</text:p>
          </table:table-cell>
          <table:table-cell office:value-type="string" calcext:value-type="string">
            <text:p>SILVESTRI Francesco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13];&quot; &quot;;[.C313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francescosilvestriM5S</text:p>
          </table:table-cell>
          <table:table-cell table:style-name="ce4" table:formula="of:=HYPERLINK(CONCATENATE(&quot;https://www.google.com/search?hl=it&amp;q=&quot;;[.B313];&quot; &quot;;[.C31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918" calcext:value-type="float">
            <text:p>305918</text:p>
          </table:table-cell>
          <table:table-cell office:value-type="string" calcext:value-type="string">
            <text:p>SIBILIA Carlo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carlosibilia.it/</text:p>
          </table:table-cell>
          <table:table-cell office:value-type="string" calcext:value-type="string">
            <text:p>https://twitter.com/carlosibilia</text:p>
          </table:table-cell>
          <table:table-cell table:style-name="ce4" table:formula="of:=HYPERLINK(CONCATENATE(&quot;https://www.google.com/search?hl=it&amp;q=&quot;;[.B314];&quot; &quot;;[.C31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14];&quot; &quot;;[.C31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98" calcext:value-type="float">
            <text:p>307498</text:p>
          </table:table-cell>
          <table:table-cell office:value-type="string" calcext:value-type="string">
            <text:p>SERRITELLA Davide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15];&quot; &quot;;[.C31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15];&quot; &quot;;[.C31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88" calcext:value-type="float">
            <text:p>307488</text:p>
          </table:table-cell>
          <table:table-cell office:value-type="string" calcext:value-type="string">
            <text:p>SEGNERI Enric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16];&quot; &quot;;[.C316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enricasegnerim5s</text:p>
          </table:table-cell>
          <table:table-cell table:style-name="ce4" table:formula="of:=HYPERLINK(CONCATENATE(&quot;https://www.google.com/search?hl=it&amp;q=&quot;;[.B316];&quot; &quot;;[.C31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722" calcext:value-type="float">
            <text:p>307722</text:p>
          </table:table-cell>
          <table:table-cell office:value-type="string" calcext:value-type="string">
            <text:p>SCUTELLA' Elis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17];&quot; &quot;;[.C31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17];&quot; &quot;;[.C31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18" calcext:value-type="float">
            <text:p>307418</text:p>
          </table:table-cell>
          <table:table-cell office:value-type="string" calcext:value-type="string">
            <text:p>SCERRA Filippo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18];&quot; &quot;;[.C318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FilippoScerraPortavoceM5S/</text:p>
          </table:table-cell>
          <table:table-cell table:style-name="ce4" table:formula="of:=HYPERLINK(CONCATENATE(&quot;https://www.google.com/search?hl=it&amp;q=&quot;;[.B318];&quot; &quot;;[.C31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862" calcext:value-type="float">
            <text:p>305862</text:p>
          </table:table-cell>
          <table:table-cell office:value-type="string" calcext:value-type="string">
            <text:p>SCAGLIUSI Emanuele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emanuelescagliusi.blogspot.it/</text:p>
          </table:table-cell>
          <table:table-cell office:value-type="string" calcext:value-type="string">
            <text:p>https://twitter.com/E_Scagliusi</text:p>
          </table:table-cell>
          <table:table-cell table:style-name="ce4" table:formula="of:=HYPERLINK(CONCATENATE(&quot;https://www.google.com/search?hl=it&amp;q=&quot;;[.B319];&quot; &quot;;[.C319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ScagliusiEmanueleM5S</text:p>
          </table:table-cell>
          <table:table-cell table:style-name="ce4" table:formula="of:=HYPERLINK(CONCATENATE(&quot;https://www.google.com/search?hl=it&amp;q=&quot;;[.B319];&quot; &quot;;[.C31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21" calcext:value-type="float">
            <text:p>307221</text:p>
          </table:table-cell>
          <table:table-cell office:value-type="string" calcext:value-type="string">
            <text:p>SCANU Luci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20];&quot; &quot;;[.C32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20];&quot; &quot;;[.C32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960" calcext:value-type="float">
            <text:p>305960</text:p>
          </table:table-cell>
          <table:table-cell office:value-type="string" calcext:value-type="string">
            <text:p>SARTI Giuli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21];&quot; &quot;;[.C32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21];&quot; &quot;;[.C32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63" calcext:value-type="float">
            <text:p>307563</text:p>
          </table:table-cell>
          <table:table-cell office:value-type="string" calcext:value-type="string">
            <text:p>SAPIA Francesco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22];&quot; &quot;;[.C32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22];&quot; &quot;;[.C32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91" calcext:value-type="float">
            <text:p>307191</text:p>
          </table:table-cell>
          <table:table-cell office:value-type="string" calcext:value-type="string">
            <text:p>SARLI Dorian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23];&quot; &quot;;[.C323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DorianaSarliM5S</text:p>
          </table:table-cell>
          <table:table-cell table:style-name="ce4" table:formula="of:=HYPERLINK(CONCATENATE(&quot;https://www.google.com/search?hl=it&amp;q=&quot;;[.B323];&quot; &quot;;[.C32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39" calcext:value-type="float">
            <text:p>307439</text:p>
          </table:table-cell>
          <table:table-cell office:value-type="string" calcext:value-type="string">
            <text:p>SALAFIA Angel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24];&quot; &quot;;[.C32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24];&quot; &quot;;[.C32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24" calcext:value-type="float">
            <text:p>307124</text:p>
          </table:table-cell>
          <table:table-cell office:value-type="string" calcext:value-type="string">
            <text:p>SAITTA Eugenio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eugeniosaitta.it</text:p>
          </table:table-cell>
          <table:table-cell/>
          <table:table-cell table:style-name="ce4" table:formula="of:=HYPERLINK(CONCATENATE(&quot;https://www.google.com/search?hl=it&amp;q=&quot;;[.B325];&quot; &quot;;[.C325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EugenioSaittaM5S</text:p>
          </table:table-cell>
          <table:table-cell table:style-name="ce4" table:formula="of:=HYPERLINK(CONCATENATE(&quot;https://www.google.com/search?hl=it&amp;q=&quot;;[.B325];&quot; &quot;;[.C32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53" calcext:value-type="float">
            <text:p>307553</text:p>
          </table:table-cell>
          <table:table-cell office:value-type="string" calcext:value-type="string">
            <text:p>RUSSO Giovanni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26];&quot; &quot;;[.C32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26];&quot; &quot;;[.C32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796" calcext:value-type="float">
            <text:p>305796</text:p>
          </table:table-cell>
          <table:table-cell office:value-type="string" calcext:value-type="string">
            <text:p>RUOCCO Carl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27];&quot; &quot;;[.C327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M5Scarlaruocco</text:p>
          </table:table-cell>
          <table:table-cell table:style-name="ce4" table:formula="of:=HYPERLINK(CONCATENATE(&quot;https://www.google.com/search?hl=it&amp;q=&quot;;[.B327];&quot; &quot;;[.C32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89" calcext:value-type="float">
            <text:p>307289</text:p>
          </table:table-cell>
          <table:table-cell office:value-type="string" calcext:value-type="string">
            <text:p>RUGGIERO Francesca Ann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28];&quot; &quot;;[.C32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28];&quot; &quot;;[.C32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79" calcext:value-type="float">
            <text:p>307179</text:p>
          </table:table-cell>
          <table:table-cell office:value-type="string" calcext:value-type="string">
            <text:p>ROSSINI Roberto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29];&quot; &quot;;[.C32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29];&quot; &quot;;[.C32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63" calcext:value-type="float">
            <text:p>307163</text:p>
          </table:table-cell>
          <table:table-cell office:value-type="string" calcext:value-type="string">
            <text:p>ROSPI Gianluca</text:p>
          </table:table-cell>
          <table:table-cell office:value-type="string" calcext:value-type="string">
            <text:p>M5S</text:p>
          </table:table-cell>
          <table:table-cell/>
          <table:table-cell office:value-type="string" calcext:value-type="string">
            <text:p>https://twitter.com/GianlucaRospi</text:p>
          </table:table-cell>
          <table:table-cell table:style-name="ce4" table:formula="of:=HYPERLINK(CONCATENATE(&quot;https://www.google.com/search?hl=it&amp;q=&quot;;[.B330];&quot; &quot;;[.C330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gianlucarospi.M5S/</text:p>
          </table:table-cell>
          <table:table-cell table:style-name="ce4" table:formula="of:=HYPERLINK(CONCATENATE(&quot;https://www.google.com/search?hl=it&amp;q=&quot;;[.B330];&quot; &quot;;[.C33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030" calcext:value-type="float">
            <text:p>306030</text:p>
          </table:table-cell>
          <table:table-cell office:value-type="string" calcext:value-type="string">
            <text:p>ROMANO Paolo Nicolo'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paoloromano.it</text:p>
          </table:table-cell>
          <table:table-cell/>
          <table:table-cell table:style-name="ce4" table:formula="of:=HYPERLINK(CONCATENATE(&quot;https://www.google.com/search?hl=it&amp;q=&quot;;[.B331];&quot; &quot;;[.C331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PaoloNicoloRomano</text:p>
          </table:table-cell>
          <table:table-cell table:style-name="ce4" table:formula="of:=HYPERLINK(CONCATENATE(&quot;https://www.google.com/search?hl=it&amp;q=&quot;;[.B331];&quot; &quot;;[.C33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33" calcext:value-type="float">
            <text:p>307133</text:p>
          </table:table-cell>
          <table:table-cell office:value-type="string" calcext:value-type="string">
            <text:p>RIZZONE Marco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rizzone.it</text:p>
          </table:table-cell>
          <table:table-cell/>
          <table:table-cell table:style-name="ce4" table:formula="of:=HYPERLINK(CONCATENATE(&quot;https://www.google.com/search?hl=it&amp;q=&quot;;[.B332];&quot; &quot;;[.C33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32];&quot; &quot;;[.C33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46" calcext:value-type="float">
            <text:p>307646</text:p>
          </table:table-cell>
          <table:table-cell office:value-type="string" calcext:value-type="string">
            <text:p>ROMANIELLO Cristian</text:p>
          </table:table-cell>
          <table:table-cell office:value-type="string" calcext:value-type="string">
            <text:p>M5S</text:p>
          </table:table-cell>
          <table:table-cell/>
          <table:table-cell office:value-type="string" calcext:value-type="string">
            <text:p>https://twitter.com/cristian5stelle</text:p>
          </table:table-cell>
          <table:table-cell table:style-name="ce4" table:formula="of:=HYPERLINK(CONCATENATE(&quot;https://www.google.com/search?hl=it&amp;q=&quot;;[.B333];&quot; &quot;;[.C333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cristianromaniello5stelle/</text:p>
          </table:table-cell>
          <table:table-cell table:style-name="ce4" table:formula="of:=HYPERLINK(CONCATENATE(&quot;https://www.google.com/search?hl=it&amp;q=&quot;;[.B333];&quot; &quot;;[.C33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088" calcext:value-type="float">
            <text:p>306088</text:p>
          </table:table-cell>
          <table:table-cell office:value-type="string" calcext:value-type="string">
            <text:p>RIZZO Gianluca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gianlucarizzo.com</text:p>
          </table:table-cell>
          <table:table-cell office:value-type="string" calcext:value-type="string">
            <text:p>https://twitter.com/gianlucarizzo46</text:p>
          </table:table-cell>
          <table:table-cell table:style-name="ce4" table:formula="of:=HYPERLINK(CONCATENATE(&quot;https://www.google.com/search?hl=it&amp;q=&quot;;[.B334];&quot; &quot;;[.C334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gianluca.rizzo.m5s</text:p>
          </table:table-cell>
          <table:table-cell table:style-name="ce4" table:formula="of:=HYPERLINK(CONCATENATE(&quot;https://www.google.com/search?hl=it&amp;q=&quot;;[.B334];&quot; &quot;;[.C33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50" calcext:value-type="float">
            <text:p>307250</text:p>
          </table:table-cell>
          <table:table-cell office:value-type="string" calcext:value-type="string">
            <text:p>RICCIARDI Riccardo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35];&quot; &quot;;[.C33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35];&quot; &quot;;[.C33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06" calcext:value-type="float">
            <text:p>307406</text:p>
          </table:table-cell>
          <table:table-cell office:value-type="string" calcext:value-type="string">
            <text:p>RAFFA Angel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36];&quot; &quot;;[.C336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angelaraffam5s</text:p>
          </table:table-cell>
          <table:table-cell table:style-name="ce4" table:formula="of:=HYPERLINK(CONCATENATE(&quot;https://www.google.com/search?hl=it&amp;q=&quot;;[.B336];&quot; &quot;;[.C33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93" calcext:value-type="float">
            <text:p>307593</text:p>
          </table:table-cell>
          <table:table-cell office:value-type="string" calcext:value-type="string">
            <text:p>RADUZZI Raphael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37];&quot; &quot;;[.C33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37];&quot; &quot;;[.C33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15" calcext:value-type="float">
            <text:p>307115</text:p>
          </table:table-cell>
          <table:table-cell office:value-type="string" calcext:value-type="string">
            <text:p>PIGNATONE Dedalo Cosimo Gaetano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38];&quot; &quot;;[.C33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38];&quot; &quot;;[.C33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96" calcext:value-type="float">
            <text:p>307396</text:p>
          </table:table-cell>
          <table:table-cell office:value-type="string" calcext:value-type="string">
            <text:p>PERCONTI Filippo Giuseppe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39];&quot; &quot;;[.C339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filippoperconti</text:p>
          </table:table-cell>
          <table:table-cell table:style-name="ce4" table:formula="of:=HYPERLINK(CONCATENATE(&quot;https://www.google.com/search?hl=it&amp;q=&quot;;[.B339];&quot; &quot;;[.C33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09" calcext:value-type="float">
            <text:p>307109</text:p>
          </table:table-cell>
          <table:table-cell office:value-type="string" calcext:value-type="string">
            <text:p>PERANTONI Mario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40];&quot; &quot;;[.C34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40];&quot; &quot;;[.C34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12" calcext:value-type="float">
            <text:p>307112</text:p>
          </table:table-cell>
          <table:table-cell office:value-type="string" calcext:value-type="string">
            <text:p>PENNA Leonardo Salvatore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aldopenna.it</text:p>
          </table:table-cell>
          <table:table-cell/>
          <table:table-cell table:style-name="ce4" table:formula="of:=HYPERLINK(CONCATENATE(&quot;https://www.google.com/search?hl=it&amp;q=&quot;;[.B341];&quot; &quot;;[.C34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41];&quot; &quot;;[.C34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22" calcext:value-type="float">
            <text:p>307122</text:p>
          </table:table-cell>
          <table:table-cell office:value-type="string" calcext:value-type="string">
            <text:p>PAXIA Maria Laur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42];&quot; &quot;;[.C34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42];&quot; &quot;;[.C34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124" calcext:value-type="float">
            <text:p>306124</text:p>
          </table:table-cell>
          <table:table-cell office:value-type="string" calcext:value-type="string">
            <text:p>PARENTELA Paolo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paoloparentela.it</text:p>
          </table:table-cell>
          <table:table-cell/>
          <table:table-cell table:style-name="ce4" table:formula="of:=HYPERLINK(CONCATENATE(&quot;https://www.google.com/search?hl=it&amp;q=&quot;;[.B343];&quot; &quot;;[.C343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M5S.PaoloParentela</text:p>
          </table:table-cell>
          <table:table-cell table:style-name="ce4" table:formula="of:=HYPERLINK(CONCATENATE(&quot;https://www.google.com/search?hl=it&amp;q=&quot;;[.B343];&quot; &quot;;[.C34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81" calcext:value-type="float">
            <text:p>307181</text:p>
          </table:table-cell>
          <table:table-cell office:value-type="string" calcext:value-type="string">
            <text:p>PARISSE Martin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44];&quot; &quot;;[.C34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44];&quot; &quot;;[.C34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08" calcext:value-type="float">
            <text:p>307408</text:p>
          </table:table-cell>
          <table:table-cell office:value-type="string" calcext:value-type="string">
            <text:p>PAPIRO Antonell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45];&quot; &quot;;[.C34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45];&quot; &quot;;[.C34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38" calcext:value-type="float">
            <text:p>307338</text:p>
          </table:table-cell>
          <table:table-cell office:value-type="string" calcext:value-type="string">
            <text:p>PALMISANO Valentin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46];&quot; &quot;;[.C346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ValentinaPalmisanoM5S</text:p>
          </table:table-cell>
          <table:table-cell table:style-name="ce4" table:formula="of:=HYPERLINK(CONCATENATE(&quot;https://www.google.com/search?hl=it&amp;q=&quot;;[.B346];&quot; &quot;;[.C34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47" calcext:value-type="float">
            <text:p>307547</text:p>
          </table:table-cell>
          <table:table-cell office:value-type="string" calcext:value-type="string">
            <text:p>PALLINI Maria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mariapallini.it</text:p>
          </table:table-cell>
          <table:table-cell office:value-type="string" calcext:value-type="string">
            <text:p>https://twitter.com/maria_pallini</text:p>
          </table:table-cell>
          <table:table-cell table:style-name="ce4" table:formula="of:=HYPERLINK(CONCATENATE(&quot;https://www.google.com/search?hl=it&amp;q=&quot;;[.B347];&quot; &quot;;[.C347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MariaPalliniM5S</text:p>
          </table:table-cell>
          <table:table-cell table:style-name="ce4" table:formula="of:=HYPERLINK(CONCATENATE(&quot;https://www.google.com/search?hl=it&amp;q=&quot;;[.B347];&quot; &quot;;[.C34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64" calcext:value-type="float">
            <text:p>307564</text:p>
          </table:table-cell>
          <table:table-cell office:value-type="string" calcext:value-type="string">
            <text:p>ORRICO Anna Laura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annalauraorrico.it</text:p>
          </table:table-cell>
          <table:table-cell office:value-type="string" calcext:value-type="string">
            <text:p>https://twitter.com/annalauraorrico</text:p>
          </table:table-cell>
          <table:table-cell table:style-name="ce4" table:formula="of:=HYPERLINK(CONCATENATE(&quot;https://www.google.com/search?hl=it&amp;q=&quot;;[.B348];&quot; &quot;;[.C348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AnnaLauraOrricoM5S</text:p>
          </table:table-cell>
          <table:table-cell table:style-name="ce4" table:formula="of:=HYPERLINK(CONCATENATE(&quot;https://www.google.com/search?hl=it&amp;q=&quot;;[.B348];&quot; &quot;;[.C34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74" calcext:value-type="float">
            <text:p>307674</text:p>
          </table:table-cell>
          <table:table-cell office:value-type="string" calcext:value-type="string">
            <text:p>OLGIATI Riccardo</text:p>
          </table:table-cell>
          <table:table-cell office:value-type="string" calcext:value-type="string">
            <text:p>M5S</text:p>
          </table:table-cell>
          <table:table-cell/>
          <table:table-cell office:value-type="string" calcext:value-type="string">
            <text:p>https://twitter.com/rickyolgiati</text:p>
          </table:table-cell>
          <table:table-cell table:style-name="ce4" table:formula="of:=HYPERLINK(CONCATENATE(&quot;https://www.google.com/search?hl=it&amp;q=&quot;;[.B349];&quot; &quot;;[.C349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riccardolgiati</text:p>
          </table:table-cell>
          <table:table-cell table:style-name="ce4" table:formula="of:=HYPERLINK(CONCATENATE(&quot;https://www.google.com/search?hl=it&amp;q=&quot;;[.B349];&quot; &quot;;[.C34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63" calcext:value-type="float">
            <text:p>307363</text:p>
          </table:table-cell>
          <table:table-cell office:value-type="string" calcext:value-type="string">
            <text:p>NITTI Michele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50];&quot; &quot;;[.C35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50];&quot; &quot;;[.C35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109" calcext:value-type="float">
            <text:p>306109</text:p>
          </table:table-cell>
          <table:table-cell office:value-type="string" calcext:value-type="string">
            <text:p>NESCI Dalila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dalilanesci.it</text:p>
          </table:table-cell>
          <table:table-cell/>
          <table:table-cell table:style-name="ce4" table:formula="of:=HYPERLINK(CONCATENATE(&quot;https://www.google.com/search?hl=it&amp;q=&quot;;[.B351];&quot; &quot;;[.C351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nescidalila</text:p>
          </table:table-cell>
          <table:table-cell table:style-name="ce4" table:formula="of:=HYPERLINK(CONCATENATE(&quot;https://www.google.com/search?hl=it&amp;q=&quot;;[.B351];&quot; &quot;;[.C35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13" calcext:value-type="float">
            <text:p>307213</text:p>
          </table:table-cell>
          <table:table-cell office:value-type="string" calcext:value-type="string">
            <text:p>NAPPI Silvan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52];&quot; &quot;;[.C35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52];&quot; &quot;;[.C35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49" calcext:value-type="float">
            <text:p>307649</text:p>
          </table:table-cell>
          <table:table-cell office:value-type="string" calcext:value-type="string">
            <text:p>NANNI Ioland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53];&quot; &quot;;[.C35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53];&quot; &quot;;[.C35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62" calcext:value-type="float">
            <text:p>307562</text:p>
          </table:table-cell>
          <table:table-cell office:value-type="string" calcext:value-type="string">
            <text:p>MISITI Carmelo Massimo</text:p>
          </table:table-cell>
          <table:table-cell office:value-type="string" calcext:value-type="string">
            <text:p>M5S</text:p>
          </table:table-cell>
          <table:table-cell/>
          <table:table-cell office:value-type="string" calcext:value-type="string">
            <text:p>https://twitter.com/massimomisiti</text:p>
          </table:table-cell>
          <table:table-cell table:style-name="ce4" table:formula="of:=HYPERLINK(CONCATENATE(&quot;https://www.google.com/search?hl=it&amp;q=&quot;;[.B354];&quot; &quot;;[.C354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massimomisiti2018/</text:p>
          </table:table-cell>
          <table:table-cell table:style-name="ce4" table:formula="of:=HYPERLINK(CONCATENATE(&quot;https://www.google.com/search?hl=it&amp;q=&quot;;[.B354];&quot; &quot;;[.C35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72" calcext:value-type="float">
            <text:p>307272</text:p>
          </table:table-cell>
          <table:table-cell office:value-type="string" calcext:value-type="string">
            <text:p>MIGLIORINO Luc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55];&quot; &quot;;[.C35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55];&quot; &quot;;[.C35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894" calcext:value-type="float">
            <text:p>305894</text:p>
          </table:table-cell>
          <table:table-cell office:value-type="string" calcext:value-type="string">
            <text:p>MICILLO Salvatore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salvatoremicillo.com</text:p>
          </table:table-cell>
          <table:table-cell office:value-type="string" calcext:value-type="string">
            <text:p>https://twitter.com/micillom5s</text:p>
          </table:table-cell>
          <table:table-cell table:style-name="ce4" table:formula="of:=HYPERLINK(CONCATENATE(&quot;https://www.google.com/search?hl=it&amp;q=&quot;;[.B356];&quot; &quot;;[.C356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micillosalvatore</text:p>
          </table:table-cell>
          <table:table-cell table:style-name="ce4" table:formula="of:=HYPERLINK(CONCATENATE(&quot;https://www.google.com/search?hl=it&amp;q=&quot;;[.B356];&quot; &quot;;[.C35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72" calcext:value-type="float">
            <text:p>307372</text:p>
          </table:table-cell>
          <table:table-cell office:value-type="string" calcext:value-type="string">
            <text:p>MENGA Ros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57];&quot; &quot;;[.C357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rosamenga.m5s/</text:p>
          </table:table-cell>
          <table:table-cell table:style-name="ce4" table:formula="of:=HYPERLINK(CONCATENATE(&quot;https://www.google.com/search?hl=it&amp;q=&quot;;[.B357];&quot; &quot;;[.C35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724" calcext:value-type="float">
            <text:p>307724</text:p>
          </table:table-cell>
          <table:table-cell office:value-type="string" calcext:value-type="string">
            <text:p>MELICCHIO Alessandro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alessandromelicchio.it/</text:p>
          </table:table-cell>
          <table:table-cell office:value-type="string" calcext:value-type="string">
            <text:p>https://twitter.com/AlexMelicchio</text:p>
          </table:table-cell>
          <table:table-cell table:style-name="ce4" table:formula="of:=HYPERLINK(CONCATENATE(&quot;https://www.google.com/search?hl=it&amp;q=&quot;;[.B358];&quot; &quot;;[.C358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alexmelicchio/</text:p>
          </table:table-cell>
          <table:table-cell table:style-name="ce4" table:formula="of:=HYPERLINK(CONCATENATE(&quot;https://www.google.com/search?hl=it&amp;q=&quot;;[.B358];&quot; &quot;;[.C35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54" calcext:value-type="float">
            <text:p>307354</text:p>
          </table:table-cell>
          <table:table-cell office:value-type="string" calcext:value-type="string">
            <text:p>MASI Angel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59];&quot; &quot;;[.C35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59];&quot; &quot;;[.C35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080" calcext:value-type="float">
            <text:p>306080</text:p>
          </table:table-cell>
          <table:table-cell office:value-type="string" calcext:value-type="string">
            <text:p>MARZANA Maria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mariamarzana.it</text:p>
          </table:table-cell>
          <table:table-cell office:value-type="string" calcext:value-type="string">
            <text:p>https://www.twitter.com/@maria_marzana</text:p>
          </table:table-cell>
          <table:table-cell table:style-name="ce4" table:formula="of:=HYPERLINK(CONCATENATE(&quot;https://www.google.com/search?hl=it&amp;q=&quot;;[.B360];&quot; &quot;;[.C360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mariamarzana5stelle</text:p>
          </table:table-cell>
          <table:table-cell table:style-name="ce4" table:formula="of:=HYPERLINK(CONCATENATE(&quot;https://www.google.com/search?hl=it&amp;q=&quot;;[.B360];&quot; &quot;;[.C36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10" calcext:value-type="float">
            <text:p>307110</text:p>
          </table:table-cell>
          <table:table-cell office:value-type="string" calcext:value-type="string">
            <text:p>MARINO Bernardo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61];&quot; &quot;;[.C36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61];&quot; &quot;;[.C36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20" calcext:value-type="float">
            <text:p>307120</text:p>
          </table:table-cell>
          <table:table-cell office:value-type="string" calcext:value-type="string">
            <text:p>MARTINCIGLIO Vit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62];&quot; &quot;;[.C36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62];&quot; &quot;;[.C36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28" calcext:value-type="float">
            <text:p>307428</text:p>
          </table:table-cell>
          <table:table-cell office:value-type="string" calcext:value-type="string">
            <text:p>MARIANI Felice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63];&quot; &quot;;[.C36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63];&quot; &quot;;[.C36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12" calcext:value-type="float">
            <text:p>307212</text:p>
          </table:table-cell>
          <table:table-cell office:value-type="string" calcext:value-type="string">
            <text:p>MANZO Teresa</text:p>
          </table:table-cell>
          <table:table-cell office:value-type="string" calcext:value-type="string">
            <text:p>M5S</text:p>
          </table:table-cell>
          <table:table-cell/>
          <table:table-cell office:value-type="string" calcext:value-type="string">
            <text:p>https://twitter.com/terry_manzo</text:p>
          </table:table-cell>
          <table:table-cell table:style-name="ce4" table:formula="of:=HYPERLINK(CONCATENATE(&quot;https://www.google.com/search?hl=it&amp;q=&quot;;[.B364];&quot; &quot;;[.C36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64];&quot; &quot;;[.C36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15" calcext:value-type="float">
            <text:p>307515</text:p>
          </table:table-cell>
          <table:table-cell office:value-type="string" calcext:value-type="string">
            <text:p>MARAIA Generoso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generosomaraia.it</text:p>
          </table:table-cell>
          <table:table-cell/>
          <table:table-cell table:style-name="ce4" table:formula="of:=HYPERLINK(CONCATENATE(&quot;https://www.google.com/search?hl=it&amp;q=&quot;;[.B365];&quot; &quot;;[.C365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generosomaraia</text:p>
          </table:table-cell>
          <table:table-cell table:style-name="ce4" table:formula="of:=HYPERLINK(CONCATENATE(&quot;https://www.google.com/search?hl=it&amp;q=&quot;;[.B365];&quot; &quot;;[.C36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706" calcext:value-type="float">
            <text:p>307706</text:p>
          </table:table-cell>
          <table:table-cell office:value-type="string" calcext:value-type="string">
            <text:p>MANIERO Alvise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66];&quot; &quot;;[.C36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66];&quot; &quot;;[.C36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72" calcext:value-type="float">
            <text:p>307672</text:p>
          </table:table-cell>
          <table:table-cell office:value-type="string" calcext:value-type="string">
            <text:p>MAMMI' Stefani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67];&quot; &quot;;[.C36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67];&quot; &quot;;[.C36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49" calcext:value-type="float">
            <text:p>307549</text:p>
          </table:table-cell>
          <table:table-cell office:value-type="string" calcext:value-type="string">
            <text:p>MAGLIONE Pasquale</text:p>
          </table:table-cell>
          <table:table-cell office:value-type="string" calcext:value-type="string">
            <text:p>M5S</text:p>
          </table:table-cell>
          <table:table-cell/>
          <table:table-cell office:value-type="string" calcext:value-type="string">
            <text:p>https://twitter.com/maglione5stelle</text:p>
          </table:table-cell>
          <table:table-cell table:style-name="ce4" table:formula="of:=HYPERLINK(CONCATENATE(&quot;https://www.google.com/search?hl=it&amp;q=&quot;;[.B368];&quot; &quot;;[.C368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pasqualemaglioneairola</text:p>
          </table:table-cell>
          <table:table-cell table:style-name="ce4" table:formula="of:=HYPERLINK(CONCATENATE(&quot;https://www.google.com/search?hl=it&amp;q=&quot;;[.B368];&quot; &quot;;[.C36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25" calcext:value-type="float">
            <text:p>307225</text:p>
          </table:table-cell>
          <table:table-cell office:value-type="string" calcext:value-type="string">
            <text:p>MANCA Alberto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69];&quot; &quot;;[.C369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AlbertoMancaM5S/</text:p>
          </table:table-cell>
          <table:table-cell table:style-name="ce4" table:formula="of:=HYPERLINK(CONCATENATE(&quot;https://www.google.com/search?hl=it&amp;q=&quot;;[.B369];&quot; &quot;;[.C36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69" calcext:value-type="float">
            <text:p>307369</text:p>
          </table:table-cell>
          <table:table-cell office:value-type="string" calcext:value-type="string">
            <text:p>MACINA Ann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70];&quot; &quot;;[.C37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70];&quot; &quot;;[.C37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56" calcext:value-type="float">
            <text:p>307356</text:p>
          </table:table-cell>
          <table:table-cell office:value-type="string" calcext:value-type="string">
            <text:p>LOVECCHIO Giorgio</text:p>
          </table:table-cell>
          <table:table-cell office:value-type="string" calcext:value-type="string">
            <text:p>M5S</text:p>
          </table:table-cell>
          <table:table-cell/>
          <table:table-cell office:value-type="string" calcext:value-type="string">
            <text:p>https://twitter.com/giorgiolovecc</text:p>
          </table:table-cell>
          <table:table-cell table:style-name="ce4" table:formula="of:=HYPERLINK(CONCATENATE(&quot;https://www.google.com/search?hl=it&amp;q=&quot;;[.B371];&quot; &quot;;[.C371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giorgiolovecchiom5s/</text:p>
          </table:table-cell>
          <table:table-cell table:style-name="ce4" table:formula="of:=HYPERLINK(CONCATENATE(&quot;https://www.google.com/search?hl=it&amp;q=&quot;;[.B371];&quot; &quot;;[.C37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83" calcext:value-type="float">
            <text:p>307483</text:p>
          </table:table-cell>
          <table:table-cell office:value-type="string" calcext:value-type="string">
            <text:p>LORENZONI Gabriele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72];&quot; &quot;;[.C372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gabrielelorenzonim5s</text:p>
          </table:table-cell>
          <table:table-cell table:style-name="ce4" table:formula="of:=HYPERLINK(CONCATENATE(&quot;https://www.google.com/search?hl=it&amp;q=&quot;;[.B372];&quot; &quot;;[.C37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082" calcext:value-type="float">
            <text:p>306082</text:p>
          </table:table-cell>
          <table:table-cell office:value-type="string" calcext:value-type="string">
            <text:p>LOREFICE Marialuci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73];&quot; &quot;;[.C37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73];&quot; &quot;;[.C37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90" calcext:value-type="float">
            <text:p>307390</text:p>
          </table:table-cell>
          <table:table-cell office:value-type="string" calcext:value-type="string">
            <text:p>LOMBARDO Antonio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74];&quot; &quot;;[.C374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antoniolombardo82</text:p>
          </table:table-cell>
          <table:table-cell table:style-name="ce4" table:formula="of:=HYPERLINK(CONCATENATE(&quot;https://www.google.com/search?hl=it&amp;q=&quot;;[.B374];&quot; &quot;;[.C37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92" calcext:value-type="float">
            <text:p>307392</text:p>
          </table:table-cell>
          <table:table-cell office:value-type="string" calcext:value-type="string">
            <text:p>LICATINI Caterin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75];&quot; &quot;;[.C375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CaterinaLicatini79/</text:p>
          </table:table-cell>
          <table:table-cell table:style-name="ce4" table:formula="of:=HYPERLINK(CONCATENATE(&quot;https://www.google.com/search?hl=it&amp;q=&quot;;[.B375];&quot; &quot;;[.C37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982" calcext:value-type="float">
            <text:p>305982</text:p>
          </table:table-cell>
          <table:table-cell office:value-type="string" calcext:value-type="string">
            <text:p>LIUZZI Mirella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mirellaliuzzi.it</text:p>
          </table:table-cell>
          <table:table-cell office:value-type="string" calcext:value-type="string">
            <text:p>https://twitter.com/mirellaliuzzi</text:p>
          </table:table-cell>
          <table:table-cell table:style-name="ce4" table:formula="of:=HYPERLINK(CONCATENATE(&quot;https://www.google.com/search?hl=it&amp;q=&quot;;[.B376];&quot; &quot;;[.C376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mirellaliuzzim5s</text:p>
          </table:table-cell>
          <table:table-cell table:style-name="ce4" table:formula="of:=HYPERLINK(CONCATENATE(&quot;https://www.google.com/search?hl=it&amp;q=&quot;;[.B376];&quot; &quot;;[.C37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87" calcext:value-type="float">
            <text:p>307287</text:p>
          </table:table-cell>
          <table:table-cell office:value-type="string" calcext:value-type="string">
            <text:p>LATTANZIO Paolo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77];&quot; &quot;;[.C37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77];&quot; &quot;;[.C37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07" calcext:value-type="float">
            <text:p>307107</text:p>
          </table:table-cell>
          <table:table-cell office:value-type="string" calcext:value-type="string">
            <text:p>LAPIA Mar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78];&quot; &quot;;[.C37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78];&quot; &quot;;[.C37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24" calcext:value-type="float">
            <text:p>307624</text:p>
          </table:table-cell>
          <table:table-cell office:value-type="string" calcext:value-type="string">
            <text:p>INVIDIA Niccolo'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79];&quot; &quot;;[.C379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InvidiaNiccolo5s/</text:p>
          </table:table-cell>
          <table:table-cell table:style-name="ce4" table:formula="of:=HYPERLINK(CONCATENATE(&quot;https://www.google.com/search?hl=it&amp;q=&quot;;[.B379];&quot; &quot;;[.C37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842" calcext:value-type="float">
            <text:p>305842</text:p>
          </table:table-cell>
          <table:table-cell office:value-type="string" calcext:value-type="string">
            <text:p>L'ABBATE Giuseppe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giuseppelabbate.it</text:p>
          </table:table-cell>
          <table:table-cell office:value-type="string" calcext:value-type="string">
            <text:p>https://twitter.com/baffone5stelle</text:p>
          </table:table-cell>
          <table:table-cell table:style-name="ce4" table:formula="of:=HYPERLINK(CONCATENATE(&quot;https://www.google.com/search?hl=it&amp;q=&quot;;[.B380];&quot; &quot;;[.C380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GiuseppeLAbbateCittadinoA5Stelle</text:p>
          </table:table-cell>
          <table:table-cell table:style-name="ce4" table:formula="of:=HYPERLINK(CONCATENATE(&quot;https://www.google.com/search?hl=it&amp;q=&quot;;[.B380];&quot; &quot;;[.C38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55" calcext:value-type="float">
            <text:p>307555</text:p>
          </table:table-cell>
          <table:table-cell office:value-type="string" calcext:value-type="string">
            <text:p>IORIO Mariann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81];&quot; &quot;;[.C38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81];&quot; &quot;;[.C38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14" calcext:value-type="float">
            <text:p>307514</text:p>
          </table:table-cell>
          <table:table-cell office:value-type="string" calcext:value-type="string">
            <text:p>IANARO Angel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82];&quot; &quot;;[.C38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82];&quot; &quot;;[.C38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31" calcext:value-type="float">
            <text:p>307531</text:p>
          </table:table-cell>
          <table:table-cell office:value-type="string" calcext:value-type="string">
            <text:p>GUBITOSA Michele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83];&quot; &quot;;[.C383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michelegubitosam5s/</text:p>
          </table:table-cell>
          <table:table-cell table:style-name="ce4" table:formula="of:=HYPERLINK(CONCATENATE(&quot;https://www.google.com/search?hl=it&amp;q=&quot;;[.B383];&quot; &quot;;[.C38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32" calcext:value-type="float">
            <text:p>307232</text:p>
          </table:table-cell>
          <table:table-cell office:value-type="string" calcext:value-type="string">
            <text:p>GRIPPA Carmel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84];&quot; &quot;;[.C384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CarmelaGrippaM5s</text:p>
          </table:table-cell>
          <table:table-cell table:style-name="ce4" table:formula="of:=HYPERLINK(CONCATENATE(&quot;https://www.google.com/search?hl=it&amp;q=&quot;;[.B384];&quot; &quot;;[.C38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28" calcext:value-type="float">
            <text:p>307528</text:p>
          </table:table-cell>
          <table:table-cell office:value-type="string" calcext:value-type="string">
            <text:p>GRIMALDI Nicol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85];&quot; &quot;;[.C38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85];&quot; &quot;;[.C38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071" calcext:value-type="float">
            <text:p>306071</text:p>
          </table:table-cell>
          <table:table-cell office:value-type="string" calcext:value-type="string">
            <text:p>GRILLO Giulia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Giuliagrillo.it</text:p>
          </table:table-cell>
          <table:table-cell office:value-type="string" calcext:value-type="string">
            <text:p>https://www.twitter.com/giuliagrillom5s</text:p>
          </table:table-cell>
          <table:table-cell table:style-name="ce4" table:formula="of:=HYPERLINK(CONCATENATE(&quot;https://www.google.com/search?hl=it&amp;q=&quot;;[.B386];&quot; &quot;;[.C386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GiuliaGrilloM5S</text:p>
          </table:table-cell>
          <table:table-cell table:style-name="ce4" table:formula="of:=HYPERLINK(CONCATENATE(&quot;https://www.google.com/search?hl=it&amp;q=&quot;;[.B386];&quot; &quot;;[.C38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77" calcext:value-type="float">
            <text:p>307177</text:p>
          </table:table-cell>
          <table:table-cell office:value-type="string" calcext:value-type="string">
            <text:p>GIULIODORI Paolo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87];&quot; &quot;;[.C387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paologiuliodoriM5SMarche/</text:p>
          </table:table-cell>
          <table:table-cell table:style-name="ce4" table:formula="of:=HYPERLINK(CONCATENATE(&quot;https://www.google.com/search?hl=it&amp;q=&quot;;[.B387];&quot; &quot;;[.C38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784" calcext:value-type="float">
            <text:p>305784</text:p>
          </table:table-cell>
          <table:table-cell office:value-type="string" calcext:value-type="string">
            <text:p>GRANDE Marta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martagrande.it</text:p>
          </table:table-cell>
          <table:table-cell office:value-type="string" calcext:value-type="string">
            <text:p>https://twitter.com/martagrande87</text:p>
          </table:table-cell>
          <table:table-cell table:style-name="ce4" table:formula="of:=HYPERLINK(CONCATENATE(&quot;https://www.google.com/search?hl=it&amp;q=&quot;;[.B388];&quot; &quot;;[.C388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Martagrand.it</text:p>
          </table:table-cell>
          <table:table-cell table:style-name="ce4" table:formula="of:=HYPERLINK(CONCATENATE(&quot;https://www.google.com/search?hl=it&amp;q=&quot;;[.B388];&quot; &quot;;[.C38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70" calcext:value-type="float">
            <text:p>307370</text:p>
          </table:table-cell>
          <table:table-cell office:value-type="string" calcext:value-type="string">
            <text:p>GIULIANO Carl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89];&quot; &quot;;[.C38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89];&quot; &quot;;[.C38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98" calcext:value-type="float">
            <text:p>307198</text:p>
          </table:table-cell>
          <table:table-cell office:value-type="string" calcext:value-type="string">
            <text:p>GIORDANO Conny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90];&quot; &quot;;[.C39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90];&quot; &quot;;[.C39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21" calcext:value-type="float">
            <text:p>307121</text:p>
          </table:table-cell>
          <table:table-cell office:value-type="string" calcext:value-type="string">
            <text:p>GIARRIZZO Andre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91];&quot; &quot;;[.C391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andreagiarrizzo1992</text:p>
          </table:table-cell>
          <table:table-cell table:style-name="ce4" table:formula="of:=HYPERLINK(CONCATENATE(&quot;https://www.google.com/search?hl=it&amp;q=&quot;;[.B391];&quot; &quot;;[.C39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42" calcext:value-type="float">
            <text:p>307342</text:p>
          </table:table-cell>
          <table:table-cell office:value-type="string" calcext:value-type="string">
            <text:p>GIANNONE Veronica</text:p>
          </table:table-cell>
          <table:table-cell office:value-type="string" calcext:value-type="string">
            <text:p>M5S</text:p>
          </table:table-cell>
          <table:table-cell/>
          <table:table-cell office:value-type="string" calcext:value-type="string">
            <text:p>https://twitter.com/Giannone_M5S</text:p>
          </table:table-cell>
          <table:table-cell table:style-name="ce4" table:formula="of:=HYPERLINK(CONCATENATE(&quot;https://www.google.com/search?hl=it&amp;q=&quot;;[.B392];&quot; &quot;;[.C392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VeronicaGiannoneM5S/</text:p>
          </table:table-cell>
          <table:table-cell table:style-name="ce4" table:formula="of:=HYPERLINK(CONCATENATE(&quot;https://www.google.com/search?hl=it&amp;q=&quot;;[.B392];&quot; &quot;;[.C39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696" calcext:value-type="float">
            <text:p>305696</text:p>
          </table:table-cell>
          <table:table-cell office:value-type="string" calcext:value-type="string">
            <text:p>GALLINELLA Filippo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filippogallinella.it/</text:p>
          </table:table-cell>
          <table:table-cell office:value-type="string" calcext:value-type="string">
            <text:p>https://twitter.com/Gallinella_F</text:p>
          </table:table-cell>
          <table:table-cell table:style-name="ce4" table:formula="of:=HYPERLINK(CONCATENATE(&quot;https://www.google.com/search?hl=it&amp;q=&quot;;[.B393];&quot; &quot;;[.C393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filippoa.gallinella.M5S</text:p>
          </table:table-cell>
          <table:table-cell table:style-name="ce4" table:formula="of:=HYPERLINK(CONCATENATE(&quot;https://www.google.com/search?hl=it&amp;q=&quot;;[.B393];&quot; &quot;;[.C39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900" calcext:value-type="float">
            <text:p>305900</text:p>
          </table:table-cell>
          <table:table-cell office:value-type="string" calcext:value-type="string">
            <text:p>GALLO Luigi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galloluigi.com</text:p>
          </table:table-cell>
          <table:table-cell office:value-type="string" calcext:value-type="string">
            <text:p>https://twitter.com/LuigiGallo15</text:p>
          </table:table-cell>
          <table:table-cell table:style-name="ce4" table:formula="of:=HYPERLINK(CONCATENATE(&quot;https://www.google.com/search?hl=it&amp;q=&quot;;[.B394];&quot; &quot;;[.C394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luigi.galloM5S</text:p>
          </table:table-cell>
          <table:table-cell table:style-name="ce4" table:formula="of:=HYPERLINK(CONCATENATE(&quot;https://www.google.com/search?hl=it&amp;q=&quot;;[.B394];&quot; &quot;;[.C39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44" calcext:value-type="float">
            <text:p>307344</text:p>
          </table:table-cell>
          <table:table-cell office:value-type="string" calcext:value-type="string">
            <text:p>GALANTINO Davide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95];&quot; &quot;;[.C39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95];&quot; &quot;;[.C39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90" calcext:value-type="float">
            <text:p>307290</text:p>
          </table:table-cell>
          <table:table-cell office:value-type="string" calcext:value-type="string">
            <text:p>GALIZIA Francesc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96];&quot; &quot;;[.C39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96];&quot; &quot;;[.C39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096" calcext:value-type="float">
            <text:p>306096</text:p>
          </table:table-cell>
          <table:table-cell office:value-type="string" calcext:value-type="string">
            <text:p>GAGNARLI Chiara</text:p>
          </table:table-cell>
          <table:table-cell office:value-type="string" calcext:value-type="string">
            <text:p>M5S</text:p>
          </table:table-cell>
          <table:table-cell/>
          <table:table-cell office:value-type="string" calcext:value-type="string">
            <text:p>https://twitter.com/chiara_201181</text:p>
          </table:table-cell>
          <table:table-cell table:style-name="ce4" table:formula="of:=HYPERLINK(CONCATENATE(&quot;https://www.google.com/search?hl=it&amp;q=&quot;;[.B397];&quot; &quot;;[.C397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chiara.gagnarli</text:p>
          </table:table-cell>
          <table:table-cell table:style-name="ce4" table:formula="of:=HYPERLINK(CONCATENATE(&quot;https://www.google.com/search?hl=it&amp;q=&quot;;[.B397];&quot; &quot;;[.C39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748" calcext:value-type="float">
            <text:p>305748</text:p>
          </table:table-cell>
          <table:table-cell office:value-type="string" calcext:value-type="string">
            <text:p>FRUSONE Luca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lucafrusone.it</text:p>
          </table:table-cell>
          <table:table-cell/>
          <table:table-cell table:style-name="ce4" table:formula="of:=HYPERLINK(CONCATENATE(&quot;https://www.google.com/search?hl=it&amp;q=&quot;;[.B398];&quot; &quot;;[.C398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lucafrusonem5s</text:p>
          </table:table-cell>
          <table:table-cell table:style-name="ce4" table:formula="of:=HYPERLINK(CONCATENATE(&quot;https://www.google.com/search?hl=it&amp;q=&quot;;[.B398];&quot; &quot;;[.C39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04" calcext:value-type="float">
            <text:p>307204</text:p>
          </table:table-cell>
          <table:table-cell office:value-type="string" calcext:value-type="string">
            <text:p>FRATE Flor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399];&quot; &quot;;[.C39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399];&quot; &quot;;[.C39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595" calcext:value-type="float">
            <text:p>305595</text:p>
          </table:table-cell>
          <table:table-cell office:value-type="string" calcext:value-type="string">
            <text:p>FRACCARO Riccardo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riccardofraccaro.IT</text:p>
          </table:table-cell>
          <table:table-cell office:value-type="string" calcext:value-type="string">
            <text:p>https://twitter.com/riccardo_fra</text:p>
          </table:table-cell>
          <table:table-cell table:style-name="ce4" table:formula="of:=HYPERLINK(CONCATENATE(&quot;https://www.google.com/search?hl=it&amp;q=&quot;;[.B400];&quot; &quot;;[.C400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riccardofraccaroM5S</text:p>
          </table:table-cell>
          <table:table-cell table:style-name="ce4" table:formula="of:=HYPERLINK(CONCATENATE(&quot;https://www.google.com/search?hl=it&amp;q=&quot;;[.B400];&quot; &quot;;[.C40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720" calcext:value-type="float">
            <text:p>307720</text:p>
          </table:table-cell>
          <table:table-cell office:value-type="string" calcext:value-type="string">
            <text:p>FORCINITI Francesco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francescoforciniti.it</text:p>
          </table:table-cell>
          <table:table-cell/>
          <table:table-cell table:style-name="ce4" table:formula="of:=HYPERLINK(CONCATENATE(&quot;https://www.google.com/search?hl=it&amp;q=&quot;;[.B401];&quot; &quot;;[.C401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FrancescoForcinitiM5S</text:p>
          </table:table-cell>
          <table:table-cell table:style-name="ce4" table:formula="of:=HYPERLINK(CONCATENATE(&quot;https://www.google.com/search?hl=it&amp;q=&quot;;[.B401];&quot; &quot;;[.C40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59" calcext:value-type="float">
            <text:p>307459</text:p>
          </table:table-cell>
          <table:table-cell office:value-type="string" calcext:value-type="string">
            <text:p>FONTANA Ilaria</text:p>
          </table:table-cell>
          <table:table-cell office:value-type="string" calcext:value-type="string">
            <text:p>M5S</text:p>
          </table:table-cell>
          <table:table-cell/>
          <table:table-cell office:value-type="string" calcext:value-type="string">
            <text:p>https://twitter.com/ilariafontana5s</text:p>
          </table:table-cell>
          <table:table-cell table:style-name="ce4" table:formula="of:=HYPERLINK(CONCATENATE(&quot;https://www.google.com/search?hl=it&amp;q=&quot;;[.B402];&quot; &quot;;[.C402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ilaria.fontana.m5s/</text:p>
          </table:table-cell>
          <table:table-cell table:style-name="ce4" table:formula="of:=HYPERLINK(CONCATENATE(&quot;https://www.google.com/search?hl=it&amp;q=&quot;;[.B402];&quot; &quot;;[.C40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45" calcext:value-type="float">
            <text:p>307445</text:p>
          </table:table-cell>
          <table:table-cell office:value-type="string" calcext:value-type="string">
            <text:p>FLATI Francesca</text:p>
          </table:table-cell>
          <table:table-cell office:value-type="string" calcext:value-type="string">
            <text:p>M5S</text:p>
          </table:table-cell>
          <table:table-cell/>
          <table:table-cell office:value-type="string" calcext:value-type="string">
            <text:p>https://twitter.com/francesca_flati</text:p>
          </table:table-cell>
          <table:table-cell table:style-name="ce4" table:formula="of:=HYPERLINK(CONCATENATE(&quot;https://www.google.com/search?hl=it&amp;q=&quot;;[.B403];&quot; &quot;;[.C403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francesca.flati/</text:p>
          </table:table-cell>
          <table:table-cell table:style-name="ce4" table:formula="of:=HYPERLINK(CONCATENATE(&quot;https://www.google.com/search?hl=it&amp;q=&quot;;[.B403];&quot; &quot;;[.C40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50" calcext:value-type="float">
            <text:p>307450</text:p>
          </table:table-cell>
          <table:table-cell office:value-type="string" calcext:value-type="string">
            <text:p>FIORAMONTI Lorenzo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lorenzofioramonti.org</text:p>
          </table:table-cell>
          <table:table-cell office:value-type="string" calcext:value-type="string">
            <text:p>https://twitter.com/lofioramonti</text:p>
          </table:table-cell>
          <table:table-cell table:style-name="ce4" table:formula="of:=HYPERLINK(CONCATENATE(&quot;https://www.google.com/search?hl=it&amp;q=&quot;;[.B404];&quot; &quot;;[.C404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lorenzofioramonti1977/</text:p>
          </table:table-cell>
          <table:table-cell table:style-name="ce4" table:formula="of:=HYPERLINK(CONCATENATE(&quot;https://www.google.com/search?hl=it&amp;q=&quot;;[.B404];&quot; &quot;;[.C40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25" calcext:value-type="float">
            <text:p>307125</text:p>
          </table:table-cell>
          <table:table-cell office:value-type="string" calcext:value-type="string">
            <text:p>FICARA Paolo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05];&quot; &quot;;[.C405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paoloficaraM5S</text:p>
          </table:table-cell>
          <table:table-cell table:style-name="ce4" table:formula="of:=HYPERLINK(CONCATENATE(&quot;https://www.google.com/search?hl=it&amp;q=&quot;;[.B405];&quot; &quot;;[.C40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972" calcext:value-type="float">
            <text:p>305972</text:p>
          </table:table-cell>
          <table:table-cell office:value-type="string" calcext:value-type="string">
            <text:p>FERRARESI Vittorio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vittorioferraresi.net</text:p>
          </table:table-cell>
          <table:table-cell/>
          <table:table-cell table:style-name="ce4" table:formula="of:=HYPERLINK(CONCATENATE(&quot;https://www.google.com/search?hl=it&amp;q=&quot;;[.B406];&quot; &quot;;[.C40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06];&quot; &quot;;[.C40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78" calcext:value-type="float">
            <text:p>307278</text:p>
          </table:table-cell>
          <table:table-cell office:value-type="string" calcext:value-type="string">
            <text:p>FEDERICO Antonio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07];&quot; &quot;;[.C40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07];&quot; &quot;;[.C40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46" calcext:value-type="float">
            <text:p>307346</text:p>
          </table:table-cell>
          <table:table-cell office:value-type="string" calcext:value-type="string">
            <text:p>FARO Marialuisa</text:p>
          </table:table-cell>
          <table:table-cell office:value-type="string" calcext:value-type="string">
            <text:p>M5S</text:p>
          </table:table-cell>
          <table:table-cell/>
          <table:table-cell office:value-type="string" calcext:value-type="string">
            <text:p>https://twitter.com/MarialuisaFaro</text:p>
          </table:table-cell>
          <table:table-cell table:style-name="ce4" table:formula="of:=HYPERLINK(CONCATENATE(&quot;https://www.google.com/search?hl=it&amp;q=&quot;;[.B408];&quot; &quot;;[.C408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marialuisafarom5s/</text:p>
          </table:table-cell>
          <table:table-cell table:style-name="ce4" table:formula="of:=HYPERLINK(CONCATENATE(&quot;https://www.google.com/search?hl=it&amp;q=&quot;;[.B408];&quot; &quot;;[.C40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50" calcext:value-type="float">
            <text:p>307350</text:p>
          </table:table-cell>
          <table:table-cell office:value-type="string" calcext:value-type="string">
            <text:p>ERMELLINO Alessandr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09];&quot; &quot;;[.C409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alessandra.ermellino.puglia</text:p>
          </table:table-cell>
          <table:table-cell table:style-name="ce4" table:formula="of:=HYPERLINK(CONCATENATE(&quot;https://www.google.com/search?hl=it&amp;q=&quot;;[.B409];&quot; &quot;;[.C40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27" calcext:value-type="float">
            <text:p>307127</text:p>
          </table:table-cell>
          <table:table-cell office:value-type="string" calcext:value-type="string">
            <text:p>EMILIOZZI Mirell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10];&quot; &quot;;[.C410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mirella.emiliozzi68</text:p>
          </table:table-cell>
          <table:table-cell table:style-name="ce4" table:formula="of:=HYPERLINK(CONCATENATE(&quot;https://www.google.com/search?hl=it&amp;q=&quot;;[.B410];&quot; &quot;;[.C41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88" calcext:value-type="float">
            <text:p>307388</text:p>
          </table:table-cell>
          <table:table-cell office:value-type="string" calcext:value-type="string">
            <text:p>D'ORSO Valentin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11];&quot; &quot;;[.C41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11];&quot; &quot;;[.C41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64" calcext:value-type="float">
            <text:p>307264</text:p>
          </table:table-cell>
          <table:table-cell office:value-type="string" calcext:value-type="string">
            <text:p>EHM Yana Chiar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12];&quot; &quot;;[.C41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12];&quot; &quot;;[.C41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34" calcext:value-type="float">
            <text:p>307634</text:p>
          </table:table-cell>
          <table:table-cell office:value-type="string" calcext:value-type="string">
            <text:p>DORI Devis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13];&quot; &quot;;[.C41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13];&quot; &quot;;[.C41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48" calcext:value-type="float">
            <text:p>307348</text:p>
          </table:table-cell>
          <table:table-cell office:value-type="string" calcext:value-type="string">
            <text:p>DONNO Leonardo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14];&quot; &quot;;[.C414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LeonardoDonnoPortavoceM5S</text:p>
          </table:table-cell>
          <table:table-cell table:style-name="ce4" table:formula="of:=HYPERLINK(CONCATENATE(&quot;https://www.google.com/search?hl=it&amp;q=&quot;;[.B414];&quot; &quot;;[.C41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228" calcext:value-type="float">
            <text:p>306228</text:p>
          </table:table-cell>
          <table:table-cell office:value-type="string" calcext:value-type="string">
            <text:p>DI STEFANO Manlio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manliodistefano.it/</text:p>
          </table:table-cell>
          <table:table-cell office:value-type="string" calcext:value-type="string">
            <text:p>https://twitter.com/ManlioDS</text:p>
          </table:table-cell>
          <table:table-cell table:style-name="ce4" table:formula="of:=HYPERLINK(CONCATENATE(&quot;https://www.google.com/search?hl=it&amp;q=&quot;;[.B415];&quot; &quot;;[.C415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ManlioDiStefano</text:p>
          </table:table-cell>
          <table:table-cell table:style-name="ce4" table:formula="of:=HYPERLINK(CONCATENATE(&quot;https://www.google.com/search?hl=it&amp;q=&quot;;[.B415];&quot; &quot;;[.C41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00" calcext:value-type="float">
            <text:p>307200</text:p>
          </table:table-cell>
          <table:table-cell office:value-type="string" calcext:value-type="string">
            <text:p>DI STASIO Ioland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16];&quot; &quot;;[.C41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16];&quot; &quot;;[.C41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95" calcext:value-type="float">
            <text:p>307195</text:p>
          </table:table-cell>
          <table:table-cell office:value-type="string" calcext:value-type="string">
            <text:p>DI SARNO Gianfranco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17];&quot; &quot;;[.C417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gianfrancodisarnocandidato/</text:p>
          </table:table-cell>
          <table:table-cell table:style-name="ce4" table:formula="of:=HYPERLINK(CONCATENATE(&quot;https://www.google.com/search?hl=it&amp;q=&quot;;[.B417];&quot; &quot;;[.C41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674" calcext:value-type="float">
            <text:p>305674</text:p>
          </table:table-cell>
          <table:table-cell office:value-type="string" calcext:value-type="string">
            <text:p>D'INCA' Federico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federicodinca.it/</text:p>
          </table:table-cell>
          <table:table-cell office:value-type="string" calcext:value-type="string">
            <text:p>https://twitter.com/FedericoDinca</text:p>
          </table:table-cell>
          <table:table-cell table:style-name="ce4" table:formula="of:=HYPERLINK(CONCATENATE(&quot;https://www.google.com/search?hl=it&amp;q=&quot;;[.B418];&quot; &quot;;[.C418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federicodincam5s/</text:p>
          </table:table-cell>
          <table:table-cell table:style-name="ce4" table:formula="of:=HYPERLINK(CONCATENATE(&quot;https://www.google.com/search?hl=it&amp;q=&quot;;[.B418];&quot; &quot;;[.C41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892" calcext:value-type="float">
            <text:p>305892</text:p>
          </table:table-cell>
          <table:table-cell office:value-type="string" calcext:value-type="string">
            <text:p>DI MAIO Luigi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luigidimaio.it</text:p>
          </table:table-cell>
          <table:table-cell office:value-type="string" calcext:value-type="string">
            <text:p>https://twitter.com/luigidimaio</text:p>
          </table:table-cell>
          <table:table-cell table:style-name="ce4" table:formula="of:=HYPERLINK(CONCATENATE(&quot;https://www.google.com/search?hl=it&amp;q=&quot;;[.B419];&quot; &quot;;[.C419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luigidimaio</text:p>
          </table:table-cell>
          <table:table-cell table:style-name="ce4" table:formula="of:=HYPERLINK(CONCATENATE(&quot;https://www.google.com/search?hl=it&amp;q=&quot;;[.B419];&quot; &quot;;[.C41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10" calcext:value-type="float">
            <text:p>307210</text:p>
          </table:table-cell>
          <table:table-cell office:value-type="string" calcext:value-type="string">
            <text:p>DI LAURO Carmen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20];&quot; &quot;;[.C42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20];&quot; &quot;;[.C42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65" calcext:value-type="float">
            <text:p>307565</text:p>
          </table:table-cell>
          <table:table-cell office:value-type="string" calcext:value-type="string">
            <text:p>D'IPPOLITO Giuseppe</text:p>
          </table:table-cell>
          <table:table-cell office:value-type="string" calcext:value-type="string">
            <text:p>M5S</text:p>
          </table:table-cell>
          <table:table-cell/>
          <table:table-cell office:value-type="string" calcext:value-type="string">
            <text:p>https://twitter.com/pinodippo</text:p>
          </table:table-cell>
          <table:table-cell table:style-name="ce4" table:formula="of:=HYPERLINK(CONCATENATE(&quot;https://www.google.com/search?hl=it&amp;q=&quot;;[.B421];&quot; &quot;;[.C421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gdippolito</text:p>
          </table:table-cell>
          <table:table-cell table:style-name="ce4" table:formula="of:=HYPERLINK(CONCATENATE(&quot;https://www.google.com/search?hl=it&amp;q=&quot;;[.B421];&quot; &quot;;[.C42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120" calcext:value-type="float">
            <text:p>306120</text:p>
          </table:table-cell>
          <table:table-cell office:value-type="string" calcext:value-type="string">
            <text:p>DIENI Federica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federicadieni.it</text:p>
          </table:table-cell>
          <table:table-cell/>
          <table:table-cell table:style-name="ce4" table:formula="of:=HYPERLINK(CONCATENATE(&quot;https://www.google.com/search?hl=it&amp;q=&quot;;[.B422];&quot; &quot;;[.C42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22];&quot; &quot;;[.C42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27" calcext:value-type="float">
            <text:p>307427</text:p>
          </table:table-cell>
          <table:table-cell office:value-type="string" calcext:value-type="string">
            <text:p>DE TOMA Massimiliano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23];&quot; &quot;;[.C423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maxdetoma.m5s/</text:p>
          </table:table-cell>
          <table:table-cell table:style-name="ce4" table:formula="of:=HYPERLINK(CONCATENATE(&quot;https://www.google.com/search?hl=it&amp;q=&quot;;[.B423];&quot; &quot;;[.C42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51" calcext:value-type="float">
            <text:p>307551</text:p>
          </table:table-cell>
          <table:table-cell office:value-type="string" calcext:value-type="string">
            <text:p>DEL SESTO Margherit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24];&quot; &quot;;[.C42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24];&quot; &quot;;[.C42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37" calcext:value-type="float">
            <text:p>307437</text:p>
          </table:table-cell>
          <table:table-cell office:value-type="string" calcext:value-type="string">
            <text:p>DEL RE Emanuela Claudi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25];&quot; &quot;;[.C42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25];&quot; &quot;;[.C42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20" calcext:value-type="float">
            <text:p>307520</text:p>
          </table:table-cell>
          <table:table-cell office:value-type="string" calcext:value-type="string">
            <text:p>DEL MONACO Antonio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26];&quot; &quot;;[.C42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26];&quot; &quot;;[.C42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92" calcext:value-type="float">
            <text:p>307192</text:p>
          </table:table-cell>
          <table:table-cell office:value-type="string" calcext:value-type="string">
            <text:p>DE LORENZO Rin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27];&quot; &quot;;[.C427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rinadelorenzo5stelle</text:p>
          </table:table-cell>
          <table:table-cell table:style-name="ce4" table:formula="of:=HYPERLINK(CONCATENATE(&quot;https://www.google.com/search?hl=it&amp;q=&quot;;[.B427];&quot; &quot;;[.C42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848" calcext:value-type="float">
            <text:p>305848</text:p>
          </table:table-cell>
          <table:table-cell office:value-type="string" calcext:value-type="string">
            <text:p>DE LORENZIS Diego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diegodelorenzis.it</text:p>
          </table:table-cell>
          <table:table-cell/>
          <table:table-cell table:style-name="ce4" table:formula="of:=HYPERLINK(CONCATENATE(&quot;https://www.google.com/search?hl=it&amp;q=&quot;;[.B428];&quot; &quot;;[.C42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28];&quot; &quot;;[.C42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062" calcext:value-type="float">
            <text:p>306062</text:p>
          </table:table-cell>
          <table:table-cell office:value-type="string" calcext:value-type="string">
            <text:p>DEL GROSSO Daniele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29];&quot; &quot;;[.C42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29];&quot; &quot;;[.C42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66" calcext:value-type="float">
            <text:p>307366</text:p>
          </table:table-cell>
          <table:table-cell office:value-type="string" calcext:value-type="string">
            <text:p>DE GIORGI Rosalb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30];&quot; &quot;;[.C43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30];&quot; &quot;;[.C43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27" calcext:value-type="float">
            <text:p>307227</text:p>
          </table:table-cell>
          <table:table-cell office:value-type="string" calcext:value-type="string">
            <text:p>DEIANA Paol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31];&quot; &quot;;[.C43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31];&quot; &quot;;[.C43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93" calcext:value-type="float">
            <text:p>307293</text:p>
          </table:table-cell>
          <table:table-cell office:value-type="string" calcext:value-type="string">
            <text:p>DE GIROLAMO Carlo Ugo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32];&quot; &quot;;[.C432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carlodegirolamo.m5s</text:p>
          </table:table-cell>
          <table:table-cell table:style-name="ce4" table:formula="of:=HYPERLINK(CONCATENATE(&quot;https://www.google.com/search?hl=it&amp;q=&quot;;[.B432];&quot; &quot;;[.C43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80" calcext:value-type="float">
            <text:p>307380</text:p>
          </table:table-cell>
          <table:table-cell office:value-type="string" calcext:value-type="string">
            <text:p>DE CARLO Sabrin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33];&quot; &quot;;[.C433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DeCarloSabrina.M5S</text:p>
          </table:table-cell>
          <table:table-cell table:style-name="ce4" table:formula="of:=HYPERLINK(CONCATENATE(&quot;https://www.google.com/search?hl=it&amp;q=&quot;;[.B433];&quot; &quot;;[.C43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72" calcext:value-type="float">
            <text:p>307472</text:p>
          </table:table-cell>
          <table:table-cell office:value-type="string" calcext:value-type="string">
            <text:p>D'ARRANDO Celeste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34];&quot; &quot;;[.C43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34];&quot; &quot;;[.C43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838" calcext:value-type="float">
            <text:p>305838</text:p>
          </table:table-cell>
          <table:table-cell office:value-type="string" calcext:value-type="string">
            <text:p>D'AMBROSIO Giuseppe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35];&quot; &quot;;[.C43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35];&quot; &quot;;[.C43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773" calcext:value-type="float">
            <text:p>305773</text:p>
          </table:table-cell>
          <table:table-cell office:value-type="string" calcext:value-type="string">
            <text:p>DAGA Federica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federicadaga.net</text:p>
          </table:table-cell>
          <table:table-cell/>
          <table:table-cell table:style-name="ce4" table:formula="of:=HYPERLINK(CONCATENATE(&quot;https://www.google.com/search?hl=it&amp;q=&quot;;[.B436];&quot; &quot;;[.C43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36];&quot; &quot;;[.C43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10" calcext:value-type="float">
            <text:p>307610</text:p>
          </table:table-cell>
          <table:table-cell office:value-type="string" calcext:value-type="string">
            <text:p>CURRO' Giovanni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37];&quot; &quot;;[.C437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Giovanni.Curro.M5S</text:p>
          </table:table-cell>
          <table:table-cell table:style-name="ce4" table:formula="of:=HYPERLINK(CONCATENATE(&quot;https://www.google.com/search?hl=it&amp;q=&quot;;[.B437];&quot; &quot;;[.C43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020" calcext:value-type="float">
            <text:p>306020</text:p>
          </table:table-cell>
          <table:table-cell office:value-type="string" calcext:value-type="string">
            <text:p>DADONE Fabiana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fabianadadone.it</text:p>
          </table:table-cell>
          <table:table-cell/>
          <table:table-cell table:style-name="ce4" table:formula="of:=HYPERLINK(CONCATENATE(&quot;https://www.google.com/search?hl=it&amp;q=&quot;;[.B438];&quot; &quot;;[.C43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38];&quot; &quot;;[.C43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40" calcext:value-type="float">
            <text:p>307440</text:p>
          </table:table-cell>
          <table:table-cell office:value-type="string" calcext:value-type="string">
            <text:p>CUBEDDU Sebastiano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39];&quot; &quot;;[.C43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39];&quot; &quot;;[.C43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95" calcext:value-type="float">
            <text:p>307595</text:p>
          </table:table-cell>
          <table:table-cell office:value-type="string" calcext:value-type="string">
            <text:p>CUNIAL Sar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40];&quot; &quot;;[.C44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40];&quot; &quot;;[.C44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022" calcext:value-type="float">
            <text:p>306022</text:p>
          </table:table-cell>
          <table:table-cell office:value-type="string" calcext:value-type="string">
            <text:p>CRIPPA Davide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crippadavide.it</text:p>
          </table:table-cell>
          <table:table-cell/>
          <table:table-cell table:style-name="ce4" table:formula="of:=HYPERLINK(CONCATENATE(&quot;https://www.google.com/search?hl=it&amp;q=&quot;;[.B441];&quot; &quot;;[.C441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davide.crippa.m5s</text:p>
          </table:table-cell>
          <table:table-cell table:style-name="ce4" table:formula="of:=HYPERLINK(CONCATENATE(&quot;https://www.google.com/search?hl=it&amp;q=&quot;;[.B441];&quot; &quot;;[.C44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90" calcext:value-type="float">
            <text:p>307490</text:p>
          </table:table-cell>
          <table:table-cell office:value-type="string" calcext:value-type="string">
            <text:p>COSTANZO Jessic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42];&quot; &quot;;[.C44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42];&quot; &quot;;[.C44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36" calcext:value-type="float">
            <text:p>307236</text:p>
          </table:table-cell>
          <table:table-cell office:value-type="string" calcext:value-type="string">
            <text:p>CORNELI Valentin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43];&quot; &quot;;[.C44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43];&quot; &quot;;[.C44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520" calcext:value-type="float">
            <text:p>305520</text:p>
          </table:table-cell>
          <table:table-cell office:value-type="string" calcext:value-type="string">
            <text:p>COMINARDI Claudio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claudiocominardi.it</text:p>
          </table:table-cell>
          <table:table-cell office:value-type="string" calcext:value-type="string">
            <text:p>https://twitter.com/cla_cominardi</text:p>
          </table:table-cell>
          <table:table-cell table:style-name="ce4" table:formula="of:=HYPERLINK(CONCATENATE(&quot;https://www.google.com/search?hl=it&amp;q=&quot;;[.B444];&quot; &quot;;[.C444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claudio.cominardi.m5s</text:p>
          </table:table-cell>
          <table:table-cell table:style-name="ce4" table:formula="of:=HYPERLINK(CONCATENATE(&quot;https://www.google.com/search?hl=it&amp;q=&quot;;[.B444];&quot; &quot;;[.C44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031" calcext:value-type="float">
            <text:p>306031</text:p>
          </table:table-cell>
          <table:table-cell office:value-type="string" calcext:value-type="string">
            <text:p>CORDA Emanuel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45];&quot; &quot;;[.C445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manu5stelle</text:p>
          </table:table-cell>
          <table:table-cell table:style-name="ce4" table:formula="of:=HYPERLINK(CONCATENATE(&quot;https://www.google.com/search?hl=it&amp;q=&quot;;[.B445];&quot; &quot;;[.C44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060" calcext:value-type="float">
            <text:p>306060</text:p>
          </table:table-cell>
          <table:table-cell office:value-type="string" calcext:value-type="string">
            <text:p>COLLETTI Andrea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andreacolletti.it</text:p>
          </table:table-cell>
          <table:table-cell/>
          <table:table-cell table:style-name="ce4" table:formula="of:=HYPERLINK(CONCATENATE(&quot;https://www.google.com/search?hl=it&amp;q=&quot;;[.B446];&quot; &quot;;[.C446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AndreaCollettiM5S</text:p>
          </table:table-cell>
          <table:table-cell table:style-name="ce4" table:formula="of:=HYPERLINK(CONCATENATE(&quot;https://www.google.com/search?hl=it&amp;q=&quot;;[.B446];&quot; &quot;;[.C44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694" calcext:value-type="float">
            <text:p>305694</text:p>
          </table:table-cell>
          <table:table-cell office:value-type="string" calcext:value-type="string">
            <text:p>CIPRINI Tiziana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tizianaciprini.it</text:p>
          </table:table-cell>
          <table:table-cell office:value-type="string" calcext:value-type="string">
            <text:p>https://twitter.com/TiziCip</text:p>
          </table:table-cell>
          <table:table-cell table:style-name="ce4" table:formula="of:=HYPERLINK(CONCATENATE(&quot;https://www.google.com/search?hl=it&amp;q=&quot;;[.B447];&quot; &quot;;[.C447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tiziana.ciprini</text:p>
          </table:table-cell>
          <table:table-cell table:style-name="ce4" table:formula="of:=HYPERLINK(CONCATENATE(&quot;https://www.google.com/search?hl=it&amp;q=&quot;;[.B447];&quot; &quot;;[.C44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65" calcext:value-type="float">
            <text:p>307165</text:p>
          </table:table-cell>
          <table:table-cell office:value-type="string" calcext:value-type="string">
            <text:p>CILLIS Luciano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48];&quot; &quot;;[.C44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48];&quot; &quot;;[.C44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98" calcext:value-type="float">
            <text:p>307398</text:p>
          </table:table-cell>
          <table:table-cell office:value-type="string" calcext:value-type="string">
            <text:p>CIMINO Rosalb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49];&quot; &quot;;[.C449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rosalbaciminoM5S/</text:p>
          </table:table-cell>
          <table:table-cell table:style-name="ce4" table:formula="of:=HYPERLINK(CONCATENATE(&quot;https://www.google.com/search?hl=it&amp;q=&quot;;[.B449];&quot; &quot;;[.C44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17" calcext:value-type="float">
            <text:p>307117</text:p>
          </table:table-cell>
          <table:table-cell office:value-type="string" calcext:value-type="string">
            <text:p>CHIAZZESE Giuseppe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50];&quot; &quot;;[.C450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GiuseppeChiazzeseOfficialPage/</text:p>
          </table:table-cell>
          <table:table-cell table:style-name="ce4" table:formula="of:=HYPERLINK(CONCATENATE(&quot;https://www.google.com/search?hl=it&amp;q=&quot;;[.B450];&quot; &quot;;[.C45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29" calcext:value-type="float">
            <text:p>307129</text:p>
          </table:table-cell>
          <table:table-cell office:value-type="string" calcext:value-type="string">
            <text:p>CATTOI Maurizio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51];&quot; &quot;;[.C45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51];&quot; &quot;;[.C45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26" calcext:value-type="float">
            <text:p>307126</text:p>
          </table:table-cell>
          <table:table-cell office:value-type="string" calcext:value-type="string">
            <text:p>CATALDI Roberto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52];&quot; &quot;;[.C45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52];&quot; &quot;;[.C45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525" calcext:value-type="float">
            <text:p>305525</text:p>
          </table:table-cell>
          <table:table-cell office:value-type="string" calcext:value-type="string">
            <text:p>CASTELLI Laura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lacastelli.it</text:p>
          </table:table-cell>
          <table:table-cell/>
          <table:table-cell table:style-name="ce4" table:formula="of:=HYPERLINK(CONCATENATE(&quot;https://www.google.com/search?hl=it&amp;q=&quot;;[.B453];&quot; &quot;;[.C45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53];&quot; &quot;;[.C45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67" calcext:value-type="float">
            <text:p>307367</text:p>
          </table:table-cell>
          <table:table-cell office:value-type="string" calcext:value-type="string">
            <text:p>CASSESE Gianpaolo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gianpaolocassese.it</text:p>
          </table:table-cell>
          <table:table-cell/>
          <table:table-cell table:style-name="ce4" table:formula="of:=HYPERLINK(CONCATENATE(&quot;https://www.google.com/search?hl=it&amp;q=&quot;;[.B454];&quot; &quot;;[.C454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gianpaolocassesem5s</text:p>
          </table:table-cell>
          <table:table-cell table:style-name="ce4" table:formula="of:=HYPERLINK(CONCATENATE(&quot;https://www.google.com/search?hl=it&amp;q=&quot;;[.B454];&quot; &quot;;[.C45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94" calcext:value-type="float">
            <text:p>307194</text:p>
          </table:table-cell>
          <table:table-cell office:value-type="string" calcext:value-type="string">
            <text:p>CASO Andre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55];&quot; &quot;;[.C455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Andrea.Caso.Portavoce</text:p>
          </table:table-cell>
          <table:table-cell table:style-name="ce4" table:formula="of:=HYPERLINK(CONCATENATE(&quot;https://www.google.com/search?hl=it&amp;q=&quot;;[.B455];&quot; &quot;;[.C45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16" calcext:value-type="float">
            <text:p>307116</text:p>
          </table:table-cell>
          <table:table-cell office:value-type="string" calcext:value-type="string">
            <text:p>CASA Vittoria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vittoriacasa.it/</text:p>
          </table:table-cell>
          <table:table-cell office:value-type="string" calcext:value-type="string">
            <text:p>https://twitter.com/v_casa_camera</text:p>
          </table:table-cell>
          <table:table-cell table:style-name="ce4" table:formula="of:=HYPERLINK(CONCATENATE(&quot;https://www.google.com/search?hl=it&amp;q=&quot;;[.B456];&quot; &quot;;[.C456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1VittoriaCasa/</text:p>
          </table:table-cell>
          <table:table-cell table:style-name="ce4" table:formula="of:=HYPERLINK(CONCATENATE(&quot;https://www.google.com/search?hl=it&amp;q=&quot;;[.B456];&quot; &quot;;[.C45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222" calcext:value-type="float">
            <text:p>306222</text:p>
          </table:table-cell>
          <table:table-cell office:value-type="string" calcext:value-type="string">
            <text:p>CARINELLI Paol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57];&quot; &quot;;[.C45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57];&quot; &quot;;[.C45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33" calcext:value-type="float">
            <text:p>307433</text:p>
          </table:table-cell>
          <table:table-cell office:value-type="string" calcext:value-type="string">
            <text:p>CARELLI Emilio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emiliocarelli.it</text:p>
          </table:table-cell>
          <table:table-cell office:value-type="string" calcext:value-type="string">
            <text:p>https://twitter.com/emiliocarelli</text:p>
          </table:table-cell>
          <table:table-cell table:style-name="ce4" table:formula="of:=HYPERLINK(CONCATENATE(&quot;https://www.google.com/search?hl=it&amp;q=&quot;;[.B458];&quot; &quot;;[.C458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emiliocarellipaginaufficiale/</text:p>
          </table:table-cell>
          <table:table-cell table:style-name="ce4" table:formula="of:=HYPERLINK(CONCATENATE(&quot;https://www.google.com/search?hl=it&amp;q=&quot;;[.B458];&quot; &quot;;[.C45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00" calcext:value-type="float">
            <text:p>307500</text:p>
          </table:table-cell>
          <table:table-cell office:value-type="string" calcext:value-type="string">
            <text:p>CARABETTA Luc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59];&quot; &quot;;[.C45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59];&quot; &quot;;[.C45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18" calcext:value-type="float">
            <text:p>307318</text:p>
          </table:table-cell>
          <table:table-cell office:value-type="string" calcext:value-type="string">
            <text:p>CARBONARO Alessandra</text:p>
          </table:table-cell>
          <table:table-cell office:value-type="string" calcext:value-type="string">
            <text:p>M5S</text:p>
          </table:table-cell>
          <table:table-cell/>
          <table:table-cell office:value-type="string" calcext:value-type="string">
            <text:p>https://twitter.com/alecarbonaroM5S</text:p>
          </table:table-cell>
          <table:table-cell table:style-name="ce4" table:formula="of:=HYPERLINK(CONCATENATE(&quot;https://www.google.com/search?hl=it&amp;q=&quot;;[.B460];&quot; &quot;;[.C460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alessandracarbonaroM5S/</text:p>
          </table:table-cell>
          <table:table-cell table:style-name="ce4" table:formula="of:=HYPERLINK(CONCATENATE(&quot;https://www.google.com/search?hl=it&amp;q=&quot;;[.B460];&quot; &quot;;[.C46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14" calcext:value-type="float">
            <text:p>307414</text:p>
          </table:table-cell>
          <table:table-cell office:value-type="string" calcext:value-type="string">
            <text:p>CAPPELLANI Santi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61];&quot; &quot;;[.C461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santicappellaniM5S/</text:p>
          </table:table-cell>
          <table:table-cell table:style-name="ce4" table:formula="of:=HYPERLINK(CONCATENATE(&quot;https://www.google.com/search?hl=it&amp;q=&quot;;[.B461];&quot; &quot;;[.C46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16" calcext:value-type="float">
            <text:p>307416</text:p>
          </table:table-cell>
          <table:table-cell office:value-type="string" calcext:value-type="string">
            <text:p>CANTONE Luciano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62];&quot; &quot;;[.C46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62];&quot; &quot;;[.C46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050" calcext:value-type="float">
            <text:p>306050</text:p>
          </table:table-cell>
          <table:table-cell office:value-type="string" calcext:value-type="string">
            <text:p>CANCELLERI Azzurra Pia Maria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azzurracancelleri.it/</text:p>
          </table:table-cell>
          <table:table-cell office:value-type="string" calcext:value-type="string">
            <text:p>https://twitter.com/Azzurra_C</text:p>
          </table:table-cell>
          <table:table-cell table:style-name="ce4" table:formula="of:=HYPERLINK(CONCATENATE(&quot;https://www.google.com/search?hl=it&amp;q=&quot;;[.B463];&quot; &quot;;[.C463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AzzurraCancelleri</text:p>
          </table:table-cell>
          <table:table-cell table:style-name="ce4" table:formula="of:=HYPERLINK(CONCATENATE(&quot;https://www.google.com/search?hl=it&amp;q=&quot;;[.B463];&quot; &quot;;[.C46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08" calcext:value-type="float">
            <text:p>307108</text:p>
          </table:table-cell>
          <table:table-cell office:value-type="string" calcext:value-type="string">
            <text:p>CABRAS Pino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pinocabras.it</text:p>
          </table:table-cell>
          <table:table-cell/>
          <table:table-cell table:style-name="ce4" table:formula="of:=HYPERLINK(CONCATENATE(&quot;https://www.google.com/search?hl=it&amp;q=&quot;;[.B464];&quot; &quot;;[.C464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PinoCabrasM5S</text:p>
          </table:table-cell>
          <table:table-cell table:style-name="ce4" table:formula="of:=HYPERLINK(CONCATENATE(&quot;https://www.google.com/search?hl=it&amp;q=&quot;;[.B464];&quot; &quot;;[.C46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602" calcext:value-type="float">
            <text:p>305602</text:p>
          </table:table-cell>
          <table:table-cell office:value-type="string" calcext:value-type="string">
            <text:p>BUSINAROLO Francesca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francescabusinarolo.it</text:p>
          </table:table-cell>
          <table:table-cell/>
          <table:table-cell table:style-name="ce4" table:formula="of:=HYPERLINK(CONCATENATE(&quot;https://www.google.com/search?hl=it&amp;q=&quot;;[.B465];&quot; &quot;;[.C465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M5SFrancescaBusinarolo</text:p>
          </table:table-cell>
          <table:table-cell table:style-name="ce4" table:formula="of:=HYPERLINK(CONCATENATE(&quot;https://www.google.com/search?hl=it&amp;q=&quot;;[.B465];&quot; &quot;;[.C46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23" calcext:value-type="float">
            <text:p>307523</text:p>
          </table:table-cell>
          <table:table-cell office:value-type="string" calcext:value-type="string">
            <text:p>BUOMPANE Giuseppe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66];&quot; &quot;;[.C46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66];&quot; &quot;;[.C46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61" calcext:value-type="float">
            <text:p>307661</text:p>
          </table:table-cell>
          <table:table-cell office:value-type="string" calcext:value-type="string">
            <text:p>BUFFAGNI Stefano</text:p>
          </table:table-cell>
          <table:table-cell office:value-type="string" calcext:value-type="string">
            <text:p>M5S</text:p>
          </table:table-cell>
          <table:table-cell/>
          <table:table-cell office:value-type="string" calcext:value-type="string">
            <text:p>https://twitter.com/sbuffagni</text:p>
          </table:table-cell>
          <table:table-cell table:style-name="ce4" table:formula="of:=HYPERLINK(CONCATENATE(&quot;https://www.google.com/search?hl=it&amp;q=&quot;;[.B467];&quot; &quot;;[.C467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sbuffagni/</text:p>
          </table:table-cell>
          <table:table-cell table:style-name="ce4" table:formula="of:=HYPERLINK(CONCATENATE(&quot;https://www.google.com/search?hl=it&amp;q=&quot;;[.B467];&quot; &quot;;[.C46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93" calcext:value-type="float">
            <text:p>307193</text:p>
          </table:table-cell>
          <table:table-cell office:value-type="string" calcext:value-type="string">
            <text:p>BRUNO Raffaele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68];&quot; &quot;;[.C46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68];&quot; &quot;;[.C46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852" calcext:value-type="float">
            <text:p>305852</text:p>
          </table:table-cell>
          <table:table-cell office:value-type="string" calcext:value-type="string">
            <text:p>BRESCIA Giuseppe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giuseppebrescia.it</text:p>
          </table:table-cell>
          <table:table-cell office:value-type="string" calcext:value-type="string">
            <text:p>https://twitter.com/g_brescia</text:p>
          </table:table-cell>
          <table:table-cell table:style-name="ce4" table:formula="of:=HYPERLINK(CONCATENATE(&quot;https://www.google.com/search?hl=it&amp;q=&quot;;[.B469];&quot; &quot;;[.C469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GiuseppeBresciaM5S</text:p>
          </table:table-cell>
          <table:table-cell table:style-name="ce4" table:formula="of:=HYPERLINK(CONCATENATE(&quot;https://www.google.com/search?hl=it&amp;q=&quot;;[.B469];&quot; &quot;;[.C46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087" calcext:value-type="float">
            <text:p>306087</text:p>
          </table:table-cell>
          <table:table-cell office:value-type="string" calcext:value-type="string">
            <text:p>BONAFEDE Alfonso</text:p>
          </table:table-cell>
          <table:table-cell office:value-type="string" calcext:value-type="string">
            <text:p>M5S</text:p>
          </table:table-cell>
          <table:table-cell/>
          <table:table-cell office:value-type="string" calcext:value-type="string">
            <text:p>https://twitter.com/alfonsobonafede</text:p>
          </table:table-cell>
          <table:table-cell table:style-name="ce4" table:formula="of:=HYPERLINK(CONCATENATE(&quot;https://www.google.com/search?hl=it&amp;q=&quot;;[.B470];&quot; &quot;;[.C470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Alfonso.Bonafede.M5S</text:p>
          </table:table-cell>
          <table:table-cell table:style-name="ce4" table:formula="of:=HYPERLINK(CONCATENATE(&quot;https://www.google.com/search?hl=it&amp;q=&quot;;[.B470];&quot; &quot;;[.C47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07" calcext:value-type="float">
            <text:p>307607</text:p>
          </table:table-cell>
          <table:table-cell office:value-type="string" calcext:value-type="string">
            <text:p>BOLOGNA Fabiol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71];&quot; &quot;;[.C47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71];&quot; &quot;;[.C47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57" calcext:value-type="float">
            <text:p>307557</text:p>
          </table:table-cell>
          <table:table-cell office:value-type="string" calcext:value-type="string">
            <text:p>BILOTTI Ann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72];&quot; &quot;;[.C47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72];&quot; &quot;;[.C47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56" calcext:value-type="float">
            <text:p>307256</text:p>
          </table:table-cell>
          <table:table-cell office:value-type="string" calcext:value-type="string">
            <text:p>BERTI Francesco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73];&quot; &quot;;[.C473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francesco.berti.5s</text:p>
          </table:table-cell>
          <table:table-cell table:style-name="ce4" table:formula="of:=HYPERLINK(CONCATENATE(&quot;https://www.google.com/search?hl=it&amp;q=&quot;;[.B473];&quot; &quot;;[.C47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38" calcext:value-type="float">
            <text:p>307238</text:p>
          </table:table-cell>
          <table:table-cell office:value-type="string" calcext:value-type="string">
            <text:p>BERARDINI Fabio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74];&quot; &quot;;[.C474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fabioberardinim5s/</text:p>
          </table:table-cell>
          <table:table-cell table:style-name="ce4" table:formula="of:=HYPERLINK(CONCATENATE(&quot;https://www.google.com/search?hl=it&amp;q=&quot;;[.B474];&quot; &quot;;[.C47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29" calcext:value-type="float">
            <text:p>307429</text:p>
          </table:table-cell>
          <table:table-cell office:value-type="string" calcext:value-type="string">
            <text:p>BELLA Marco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75];&quot; &quot;;[.C47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75];&quot; &quot;;[.C47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715" calcext:value-type="float">
            <text:p>305715</text:p>
          </table:table-cell>
          <table:table-cell office:value-type="string" calcext:value-type="string">
            <text:p>BATTELLI Sergio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sergiobattelli.it</text:p>
          </table:table-cell>
          <table:table-cell office:value-type="string" calcext:value-type="string">
            <text:p>https://twitter.com/battellisergio</text:p>
          </table:table-cell>
          <table:table-cell table:style-name="ce4" table:formula="of:=HYPERLINK(CONCATENATE(&quot;https://www.google.com/search?hl=it&amp;q=&quot;;[.B476];&quot; &quot;;[.C476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sergiobattelli.m5s</text:p>
          </table:table-cell>
          <table:table-cell table:style-name="ce4" table:formula="of:=HYPERLINK(CONCATENATE(&quot;https://www.google.com/search?hl=it&amp;q=&quot;;[.B476];&quot; &quot;;[.C47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8001" calcext:value-type="float">
            <text:p>308001</text:p>
          </table:table-cell>
          <table:table-cell office:value-type="string" calcext:value-type="string">
            <text:p>BARZOTTI Valentin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77];&quot; &quot;;[.C477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ValentinaBarzottiMovimento5Stelle/</text:p>
          </table:table-cell>
          <table:table-cell table:style-name="ce4" table:formula="of:=HYPERLINK(CONCATENATE(&quot;https://www.google.com/search?hl=it&amp;q=&quot;;[.B477];&quot; &quot;;[.C47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800" calcext:value-type="float">
            <text:p>305800</text:p>
          </table:table-cell>
          <table:table-cell office:value-type="string" calcext:value-type="string">
            <text:p>BARONI Massimo Enrico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massimoenricobaroni.it</text:p>
          </table:table-cell>
          <table:table-cell office:value-type="string" calcext:value-type="string">
            <text:p>https://twitter.com/m5s_baroni</text:p>
          </table:table-cell>
          <table:table-cell table:style-name="ce4" table:formula="of:=HYPERLINK(CONCATENATE(&quot;https://www.google.com/search?hl=it&amp;q=&quot;;[.B478];&quot; &quot;;[.C478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MassimoEnricoBaroni</text:p>
          </table:table-cell>
          <table:table-cell table:style-name="ce4" table:formula="of:=HYPERLINK(CONCATENATE(&quot;https://www.google.com/search?hl=it&amp;q=&quot;;[.B478];&quot; &quot;;[.C47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66" calcext:value-type="float">
            <text:p>307566</text:p>
          </table:table-cell>
          <table:table-cell office:value-type="string" calcext:value-type="string">
            <text:p>BARBUTO Elisabetta Mari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79];&quot; &quot;;[.C479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elisabetta.maria.barbuto/</text:p>
          </table:table-cell>
          <table:table-cell table:style-name="ce4" table:formula="of:=HYPERLINK(CONCATENATE(&quot;https://www.google.com/search?hl=it&amp;q=&quot;;[.B479];&quot; &quot;;[.C47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35" calcext:value-type="float">
            <text:p>307435</text:p>
          </table:table-cell>
          <table:table-cell office:value-type="string" calcext:value-type="string">
            <text:p>BALDINO Vittori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80];&quot; &quot;;[.C48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80];&quot; &quot;;[.C48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19" calcext:value-type="float">
            <text:p>307519</text:p>
          </table:table-cell>
          <table:table-cell office:value-type="string" calcext:value-type="string">
            <text:p>VOLPI Led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81];&quot; &quot;;[.C481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Leda-Volpi-189955088404963/</text:p>
          </table:table-cell>
          <table:table-cell table:style-name="ce4" table:formula="of:=HYPERLINK(CONCATENATE(&quot;https://www.google.com/search?hl=it&amp;q=&quot;;[.B481];&quot; &quot;;[.C48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058" calcext:value-type="float">
            <text:p>306058</text:p>
          </table:table-cell>
          <table:table-cell office:value-type="string" calcext:value-type="string">
            <text:p>VACCA Gianluca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gianlucavacca.it/</text:p>
          </table:table-cell>
          <table:table-cell/>
          <table:table-cell table:style-name="ce4" table:formula="of:=HYPERLINK(CONCATENATE(&quot;https://www.google.com/search?hl=it&amp;q=&quot;;[.B482];&quot; &quot;;[.C482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gianlucavaccaM5s</text:p>
          </table:table-cell>
          <table:table-cell table:style-name="ce4" table:formula="of:=HYPERLINK(CONCATENATE(&quot;https://www.google.com/search?hl=it&amp;q=&quot;;[.B482];&quot; &quot;;[.C48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52" calcext:value-type="float">
            <text:p>307252</text:p>
          </table:table-cell>
          <table:table-cell office:value-type="string" calcext:value-type="string">
            <text:p>VIZZINI Glori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83];&quot; &quot;;[.C48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83];&quot; &quot;;[.C48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091" calcext:value-type="float">
            <text:p>306091</text:p>
          </table:table-cell>
          <table:table-cell office:value-type="string" calcext:value-type="string">
            <text:p>VILLAROSA Alessio Matti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84];&quot; &quot;;[.C484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Alessio-Villarosa-432710136804455</text:p>
          </table:table-cell>
          <table:table-cell table:style-name="ce4" table:formula="of:=HYPERLINK(CONCATENATE(&quot;https://www.google.com/search?hl=it&amp;q=&quot;;[.B484];&quot; &quot;;[.C48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36" calcext:value-type="float">
            <text:p>307536</text:p>
          </table:table-cell>
          <table:table-cell office:value-type="string" calcext:value-type="string">
            <text:p>VILLANI Virginia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85];&quot; &quot;;[.C48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85];&quot; &quot;;[.C48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58" calcext:value-type="float">
            <text:p>307358</text:p>
          </table:table-cell>
          <table:table-cell office:value-type="string" calcext:value-type="string">
            <text:p>VIANELLO Giovanni</text:p>
          </table:table-cell>
          <table:table-cell office:value-type="string" calcext:value-type="string">
            <text:p>M5S</text:p>
          </table:table-cell>
          <table:table-cell/>
          <table:table-cell office:value-type="string" calcext:value-type="string">
            <text:p>https://twitter.com/VianelloGio</text:p>
          </table:table-cell>
          <table:table-cell table:style-name="ce4" table:formula="of:=HYPERLINK(CONCATENATE(&quot;https://www.google.com/search?hl=it&amp;q=&quot;;[.B486];&quot; &quot;;[.C486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giovanni.vianello.puglia</text:p>
          </table:table-cell>
          <table:table-cell table:style-name="ce4" table:formula="of:=HYPERLINK(CONCATENATE(&quot;https://www.google.com/search?hl=it&amp;q=&quot;;[.B486];&quot; &quot;;[.C48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798" calcext:value-type="float">
            <text:p>305798</text:p>
          </table:table-cell>
          <table:table-cell office:value-type="string" calcext:value-type="string">
            <text:p>VIGNAROLI Stefano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stefanovignaroli.it</text:p>
          </table:table-cell>
          <table:table-cell/>
          <table:table-cell table:style-name="ce4" table:formula="of:=HYPERLINK(CONCATENATE(&quot;https://www.google.com/search?hl=it&amp;q=&quot;;[.B487];&quot; &quot;;[.C48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87];&quot; &quot;;[.C48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598" calcext:value-type="float">
            <text:p>305598</text:p>
          </table:table-cell>
          <table:table-cell office:value-type="string" calcext:value-type="string">
            <text:p>ZOLEZZI Alberto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88];&quot; &quot;;[.C488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albertozolezzim5s</text:p>
          </table:table-cell>
          <table:table-cell table:style-name="ce4" table:formula="of:=HYPERLINK(CONCATENATE(&quot;https://www.google.com/search?hl=it&amp;q=&quot;;[.B488];&quot; &quot;;[.C48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26" calcext:value-type="float">
            <text:p>307326</text:p>
          </table:table-cell>
          <table:table-cell office:value-type="string" calcext:value-type="string">
            <text:p>ZANICHELLI Davide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89];&quot; &quot;;[.C489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davidezanichelliportavoce</text:p>
          </table:table-cell>
          <table:table-cell table:style-name="ce4" table:formula="of:=HYPERLINK(CONCATENATE(&quot;https://www.google.com/search?hl=it&amp;q=&quot;;[.B489];&quot; &quot;;[.C48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31" calcext:value-type="float">
            <text:p>307231</text:p>
          </table:table-cell>
          <table:table-cell office:value-type="string" calcext:value-type="string">
            <text:p>ZENNARO Antonio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antoniozennaro.it</text:p>
          </table:table-cell>
          <table:table-cell/>
          <table:table-cell table:style-name="ce4" table:formula="of:=HYPERLINK(CONCATENATE(&quot;https://www.google.com/search?hl=it&amp;q=&quot;;[.B490];&quot; &quot;;[.C49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90];&quot; &quot;;[.C49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86" calcext:value-type="float">
            <text:p>307386</text:p>
          </table:table-cell>
          <table:table-cell office:value-type="string" calcext:value-type="string">
            <text:p>VARRICA Adriano</text:p>
          </table:table-cell>
          <table:table-cell office:value-type="string" calcext:value-type="string">
            <text:p>M5S</text:p>
          </table:table-cell>
          <table:table-cell table:number-columns-repeated="2"/>
          <table:table-cell table:style-name="ce4" table:formula="of:=HYPERLINK(CONCATENATE(&quot;https://www.google.com/search?hl=it&amp;q=&quot;;[.B491];&quot; &quot;;[.C49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91];&quot; &quot;;[.C49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717" calcext:value-type="float">
            <text:p>305717</text:p>
          </table:table-cell>
          <table:table-cell office:value-type="string" calcext:value-type="string">
            <text:p>VALENTE Simone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simonevalente.it</text:p>
          </table:table-cell>
          <table:table-cell office:value-type="string" calcext:value-type="string">
            <text:p>https://twitter.com/Valentem5s</text:p>
          </table:table-cell>
          <table:table-cell table:style-name="ce4" table:formula="of:=HYPERLINK(CONCATENATE(&quot;https://www.google.com/search?hl=it&amp;q=&quot;;[.B492];&quot; &quot;;[.C492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simonevalente.m5s</text:p>
          </table:table-cell>
          <table:table-cell table:style-name="ce4" table:formula="of:=HYPERLINK(CONCATENATE(&quot;https://www.google.com/search?hl=it&amp;q=&quot;;[.B492];&quot; &quot;;[.C49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034" calcext:value-type="float">
            <text:p>306034</text:p>
          </table:table-cell>
          <table:table-cell office:value-type="string" calcext:value-type="string">
            <text:p>VALLASCAS Andrea</text:p>
          </table:table-cell>
          <table:table-cell office:value-type="string" calcext:value-type="string">
            <text:p>M5S</text:p>
          </table:table-cell>
          <table:table-cell office:value-type="string" calcext:value-type="string">
            <text:p>http://www.andreavallascas.it/</text:p>
          </table:table-cell>
          <table:table-cell office:value-type="string" calcext:value-type="string">
            <text:p>https://twitter.com/AndreaVallascas</text:p>
          </table:table-cell>
          <table:table-cell table:style-name="ce4" table:formula="of:=HYPERLINK(CONCATENATE(&quot;https://www.google.com/search?hl=it&amp;q=&quot;;[.B493];&quot; &quot;;[.C493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AndreaVallascasM5S</text:p>
          </table:table-cell>
          <table:table-cell table:style-name="ce4" table:formula="of:=HYPERLINK(CONCATENATE(&quot;https://www.google.com/search?hl=it&amp;q=&quot;;[.B493];&quot; &quot;;[.C49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1448" calcext:value-type="float">
            <text:p>301448</text:p>
          </table:table-cell>
          <table:table-cell office:value-type="string" calcext:value-type="string">
            <text:p>TONDO Renzo</text:p>
          </table:table-cell>
          <table:table-cell office:value-type="string" calcext:value-type="string">
            <text:p>MISTO</text:p>
          </table:table-cell>
          <table:table-cell table:number-columns-repeated="2"/>
          <table:table-cell table:style-name="ce4" table:formula="of:=HYPERLINK(CONCATENATE(&quot;https://www.google.com/search?hl=it&amp;q=&quot;;[.B494];&quot; &quot;;[.C49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94];&quot; &quot;;[.C49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2872" calcext:value-type="float">
            <text:p>302872</text:p>
          </table:table-cell>
          <table:table-cell office:value-type="string" calcext:value-type="string">
            <text:p>TOCCAFONDI Gabriele</text:p>
          </table:table-cell>
          <table:table-cell office:value-type="string" calcext:value-type="string">
            <text:p>MISTO</text:p>
          </table:table-cell>
          <table:table-cell table:number-columns-repeated="2"/>
          <table:table-cell table:style-name="ce4" table:formula="of:=HYPERLINK(CONCATENATE(&quot;https://www.google.com/search?hl=it&amp;q=&quot;;[.B495];&quot; &quot;;[.C49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95];&quot; &quot;;[.C49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71" calcext:value-type="float">
            <text:p>307371</text:p>
          </table:table-cell>
          <table:table-cell office:value-type="string" calcext:value-type="string">
            <text:p>TASSO Antonio</text:p>
          </table:table-cell>
          <table:table-cell office:value-type="string" calcext:value-type="string">
            <text:p>MISTO</text:p>
          </table:table-cell>
          <table:table-cell table:number-columns-repeated="2"/>
          <table:table-cell table:style-name="ce4" table:formula="of:=HYPERLINK(CONCATENATE(&quot;https://www.google.com/search?hl=it&amp;q=&quot;;[.B496];&quot; &quot;;[.C49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96];&quot; &quot;;[.C49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4580" calcext:value-type="float">
            <text:p>34580</text:p>
          </table:table-cell>
          <table:table-cell office:value-type="string" calcext:value-type="string">
            <text:p>TABACCI Bruno</text:p>
          </table:table-cell>
          <table:table-cell office:value-type="string" calcext:value-type="string">
            <text:p>MISTO</text:p>
          </table:table-cell>
          <table:table-cell table:number-columns-repeated="2"/>
          <table:table-cell table:style-name="ce4" table:formula="of:=HYPERLINK(CONCATENATE(&quot;https://www.google.com/search?hl=it&amp;q=&quot;;[.B497];&quot; &quot;;[.C49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97];&quot; &quot;;[.C49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76" calcext:value-type="float">
            <text:p>307276</text:p>
          </table:table-cell>
          <table:table-cell office:value-type="string" calcext:value-type="string">
            <text:p>SOVERINI Serse</text:p>
          </table:table-cell>
          <table:table-cell office:value-type="string" calcext:value-type="string">
            <text:p>MISTO</text:p>
          </table:table-cell>
          <table:table-cell table:number-columns-repeated="2"/>
          <table:table-cell table:style-name="ce4" table:formula="of:=HYPERLINK(CONCATENATE(&quot;https://www.google.com/search?hl=it&amp;q=&quot;;[.B498];&quot; &quot;;[.C49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498];&quot; &quot;;[.C49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4510" calcext:value-type="float">
            <text:p>34510</text:p>
          </table:table-cell>
          <table:table-cell office:value-type="string" calcext:value-type="string">
            <text:p>SGARBI Vittorio</text:p>
          </table:table-cell>
          <table:table-cell office:value-type="string" calcext:value-type="string">
            <text:p>MISTO</text:p>
          </table:table-cell>
          <table:table-cell office:value-type="string" calcext:value-type="string">
            <text:p>http://www.vittoriosgarbi.it</text:p>
          </table:table-cell>
          <table:table-cell/>
          <table:table-cell table:style-name="ce4" table:formula="of:=HYPERLINK(CONCATENATE(&quot;https://www.google.com/search?hl=it&amp;q=&quot;;[.B499];&quot; &quot;;[.C499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ufficiostampavittoriosgarbi</text:p>
          </table:table-cell>
          <table:table-cell table:style-name="ce4" table:formula="of:=HYPERLINK(CONCATENATE(&quot;https://www.google.com/search?hl=it&amp;q=&quot;;[.B499];&quot; &quot;;[.C49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586" calcext:value-type="float">
            <text:p>305586</text:p>
          </table:table-cell>
          <table:table-cell office:value-type="string" calcext:value-type="string">
            <text:p>SCHULLIAN Manfred</text:p>
          </table:table-cell>
          <table:table-cell office:value-type="string" calcext:value-type="string">
            <text:p>MISTO</text:p>
          </table:table-cell>
          <table:table-cell table:number-columns-repeated="2"/>
          <table:table-cell table:style-name="ce4" table:formula="of:=HYPERLINK(CONCATENATE(&quot;https://www.google.com/search?hl=it&amp;q=&quot;;[.B500];&quot; &quot;;[.C50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00];&quot; &quot;;[.C50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57" calcext:value-type="float">
            <text:p>307157</text:p>
          </table:table-cell>
          <table:table-cell office:value-type="string" calcext:value-type="string">
            <text:p>SANGREGORIO Eugenio</text:p>
          </table:table-cell>
          <table:table-cell office:value-type="string" calcext:value-type="string">
            <text:p>MISTO</text:p>
          </table:table-cell>
          <table:table-cell table:number-columns-repeated="2"/>
          <table:table-cell table:style-name="ce4" table:formula="of:=HYPERLINK(CONCATENATE(&quot;https://www.google.com/search?hl=it&amp;q=&quot;;[.B501];&quot; &quot;;[.C501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people/Eugenio-Sangregorio/100008202276543</text:p>
          </table:table-cell>
          <table:table-cell table:style-name="ce4" table:formula="of:=HYPERLINK(CONCATENATE(&quot;https://www.google.com/search?hl=it&amp;q=&quot;;[.B501];&quot; &quot;;[.C50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710" calcext:value-type="float">
            <text:p>307710</text:p>
          </table:table-cell>
          <table:table-cell office:value-type="string" calcext:value-type="string">
            <text:p>ROSSINI Emanuela</text:p>
          </table:table-cell>
          <table:table-cell office:value-type="string" calcext:value-type="string">
            <text:p>MISTO</text:p>
          </table:table-cell>
          <table:table-cell table:number-columns-repeated="2"/>
          <table:table-cell table:style-name="ce4" table:formula="of:=HYPERLINK(CONCATENATE(&quot;https://www.google.com/search?hl=it&amp;q=&quot;;[.B502];&quot; &quot;;[.C50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02];&quot; &quot;;[.C50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578" calcext:value-type="float">
            <text:p>305578</text:p>
          </table:table-cell>
          <table:table-cell office:value-type="string" calcext:value-type="string">
            <text:p>PLANGGER Albrecht</text:p>
          </table:table-cell>
          <table:table-cell office:value-type="string" calcext:value-type="string">
            <text:p>MISTO</text:p>
          </table:table-cell>
          <table:table-cell table:number-columns-repeated="2"/>
          <table:table-cell table:style-name="ce4" table:formula="of:=HYPERLINK(CONCATENATE(&quot;https://www.google.com/search?hl=it&amp;q=&quot;;[.B503];&quot; &quot;;[.C50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03];&quot; &quot;;[.C50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36" calcext:value-type="float">
            <text:p>307436</text:p>
          </table:table-cell>
          <table:table-cell office:value-type="string" calcext:value-type="string">
            <text:p>MAGI Riccardo</text:p>
          </table:table-cell>
          <table:table-cell office:value-type="string" calcext:value-type="string">
            <text:p>MISTO</text:p>
          </table:table-cell>
          <table:table-cell/>
          <table:table-cell office:value-type="string" calcext:value-type="string">
            <text:p>https://twitter.com/riccardomagi</text:p>
          </table:table-cell>
          <table:table-cell table:style-name="ce4" table:formula="of:=HYPERLINK(CONCATENATE(&quot;https://www.google.com/search?hl=it&amp;q=&quot;;[.B504];&quot; &quot;;[.C504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RiccardoMagiRadicali/</text:p>
          </table:table-cell>
          <table:table-cell table:style-name="ce4" table:formula="of:=HYPERLINK(CONCATENATE(&quot;https://www.google.com/search?hl=it&amp;q=&quot;;[.B504];&quot; &quot;;[.C50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0447" calcext:value-type="float">
            <text:p>300447</text:p>
          </table:table-cell>
          <table:table-cell office:value-type="string" calcext:value-type="string">
            <text:p>LUPI Maurizio</text:p>
          </table:table-cell>
          <table:table-cell office:value-type="string" calcext:value-type="string">
            <text:p>MISTO</text:p>
          </table:table-cell>
          <table:table-cell/>
          <table:table-cell office:value-type="string" calcext:value-type="string">
            <text:p>https://twitter.com/maurizio_lupi</text:p>
          </table:table-cell>
          <table:table-cell table:style-name="ce4" table:formula="of:=HYPERLINK(CONCATENATE(&quot;https://www.google.com/search?hl=it&amp;q=&quot;;[.B505];&quot; &quot;;[.C505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mauriziolupi.it</text:p>
          </table:table-cell>
          <table:table-cell table:style-name="ce4" table:formula="of:=HYPERLINK(CONCATENATE(&quot;https://www.google.com/search?hl=it&amp;q=&quot;;[.B505];&quot; &quot;;[.C50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2783" calcext:value-type="float">
            <text:p>302783</text:p>
          </table:table-cell>
          <table:table-cell office:value-type="string" calcext:value-type="string">
            <text:p>LORENZIN Beatrice</text:p>
          </table:table-cell>
          <table:table-cell office:value-type="string" calcext:value-type="string">
            <text:p>MISTO</text:p>
          </table:table-cell>
          <table:table-cell table:number-columns-repeated="2"/>
          <table:table-cell table:style-name="ce4" table:formula="of:=HYPERLINK(CONCATENATE(&quot;https://www.google.com/search?hl=it&amp;q=&quot;;[.B506];&quot; &quot;;[.C50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06];&quot; &quot;;[.C50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425" calcext:value-type="float">
            <text:p>306425</text:p>
          </table:table-cell>
          <table:table-cell office:value-type="string" calcext:value-type="string">
            <text:p>LONGO Fausto</text:p>
          </table:table-cell>
          <table:table-cell office:value-type="string" calcext:value-type="string">
            <text:p>MISTO</text:p>
          </table:table-cell>
          <table:table-cell table:number-columns-repeated="2"/>
          <table:table-cell table:style-name="ce4" table:formula="of:=HYPERLINK(CONCATENATE(&quot;https://www.google.com/search?hl=it&amp;q=&quot;;[.B507];&quot; &quot;;[.C50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07];&quot; &quot;;[.C50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580" calcext:value-type="float">
            <text:p>305580</text:p>
          </table:table-cell>
          <table:table-cell office:value-type="string" calcext:value-type="string">
            <text:p>GEBHARD Renate</text:p>
          </table:table-cell>
          <table:table-cell office:value-type="string" calcext:value-type="string">
            <text:p>MISTO</text:p>
          </table:table-cell>
          <table:table-cell table:number-columns-repeated="2"/>
          <table:table-cell table:style-name="ce4" table:formula="of:=HYPERLINK(CONCATENATE(&quot;https://www.google.com/search?hl=it&amp;q=&quot;;[.B508];&quot; &quot;;[.C50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08];&quot; &quot;;[.C50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55" calcext:value-type="float">
            <text:p>307155</text:p>
          </table:table-cell>
          <table:table-cell office:value-type="string" calcext:value-type="string">
            <text:p>FUSACCHIA Alessandro</text:p>
          </table:table-cell>
          <table:table-cell office:value-type="string" calcext:value-type="string">
            <text:p>MISTO</text:p>
          </table:table-cell>
          <table:table-cell table:number-columns-repeated="2"/>
          <table:table-cell table:style-name="ce4" table:formula="of:=HYPERLINK(CONCATENATE(&quot;https://www.google.com/search?hl=it&amp;q=&quot;;[.B509];&quot; &quot;;[.C50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09];&quot; &quot;;[.C50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03" calcext:value-type="float">
            <text:p>307603</text:p>
          </table:table-cell>
          <table:table-cell office:value-type="string" calcext:value-type="string">
            <text:p>COLUCCI Alessandro</text:p>
          </table:table-cell>
          <table:table-cell office:value-type="string" calcext:value-type="string">
            <text:p>MISTO</text:p>
          </table:table-cell>
          <table:table-cell table:number-columns-repeated="2"/>
          <table:table-cell table:style-name="ce4" table:formula="of:=HYPERLINK(CONCATENATE(&quot;https://www.google.com/search?hl=it&amp;q=&quot;;[.B510];&quot; &quot;;[.C51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10];&quot; &quot;;[.C51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787" calcext:value-type="float">
            <text:p>305787</text:p>
          </table:table-cell>
          <table:table-cell office:value-type="string" calcext:value-type="string">
            <text:p>CECCONI Andrea</text:p>
          </table:table-cell>
          <table:table-cell office:value-type="string" calcext:value-type="string">
            <text:p>MISTO</text:p>
          </table:table-cell>
          <table:table-cell table:number-columns-repeated="2"/>
          <table:table-cell table:style-name="ce4" table:formula="of:=HYPERLINK(CONCATENATE(&quot;https://www.google.com/search?hl=it&amp;q=&quot;;[.B511];&quot; &quot;;[.C51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11];&quot; &quot;;[.C51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62" calcext:value-type="float">
            <text:p>307162</text:p>
          </table:table-cell>
          <table:table-cell office:value-type="string" calcext:value-type="string">
            <text:p>CAIATA Salvatore</text:p>
          </table:table-cell>
          <table:table-cell office:value-type="string" calcext:value-type="string">
            <text:p>MISTO</text:p>
          </table:table-cell>
          <table:table-cell office:value-type="string" calcext:value-type="string">
            <text:p>http://salvatorecaiata.it/#home</text:p>
          </table:table-cell>
          <table:table-cell/>
          <table:table-cell table:style-name="ce4" table:formula="of:=HYPERLINK(CONCATENATE(&quot;https://www.google.com/search?hl=it&amp;q=&quot;;[.B512];&quot; &quot;;[.C512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SalvatoreCaiataBasilicata/</text:p>
          </table:table-cell>
          <table:table-cell table:style-name="ce4" table:formula="of:=HYPERLINK(CONCATENATE(&quot;https://www.google.com/search?hl=it&amp;q=&quot;;[.B512];&quot; &quot;;[.C51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249" calcext:value-type="float">
            <text:p>306249</text:p>
          </table:table-cell>
          <table:table-cell office:value-type="string" calcext:value-type="string">
            <text:p>BORGHESE Mario Alejandro</text:p>
          </table:table-cell>
          <table:table-cell office:value-type="string" calcext:value-type="string">
            <text:p>MISTO</text:p>
          </table:table-cell>
          <table:table-cell office:value-type="string" calcext:value-type="string">
            <text:p>http://www.marioborghese.com</text:p>
          </table:table-cell>
          <table:table-cell office:value-type="string" calcext:value-type="string">
            <text:p>https://twitter.com/marioborgheseok</text:p>
          </table:table-cell>
          <table:table-cell table:style-name="ce4" table:formula="of:=HYPERLINK(CONCATENATE(&quot;https://www.google.com/search?hl=it&amp;q=&quot;;[.B513];&quot; &quot;;[.C513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mario.borghese.33</text:p>
          </table:table-cell>
          <table:table-cell table:style-name="ce4" table:formula="of:=HYPERLINK(CONCATENATE(&quot;https://www.google.com/search?hl=it&amp;q=&quot;;[.B513];&quot; &quot;;[.C51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604" calcext:value-type="float">
            <text:p>305604</text:p>
          </table:table-cell>
          <table:table-cell office:value-type="string" calcext:value-type="string">
            <text:p>BENEDETTI Silvia</text:p>
          </table:table-cell>
          <table:table-cell office:value-type="string" calcext:value-type="string">
            <text:p>MISTO</text:p>
          </table:table-cell>
          <table:table-cell table:number-columns-repeated="2"/>
          <table:table-cell table:style-name="ce4" table:formula="of:=HYPERLINK(CONCATENATE(&quot;https://www.google.com/search?hl=it&amp;q=&quot;;[.B514];&quot; &quot;;[.C514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SilviaBenedettiM5S</text:p>
          </table:table-cell>
          <table:table-cell table:style-name="ce4" table:formula="of:=HYPERLINK(CONCATENATE(&quot;https://www.google.com/search?hl=it&amp;q=&quot;;[.B514];&quot; &quot;;[.C51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96" calcext:value-type="float">
            <text:p>307196</text:p>
          </table:table-cell>
          <table:table-cell office:value-type="string" calcext:value-type="string">
            <text:p>VITIELLO Catello</text:p>
          </table:table-cell>
          <table:table-cell office:value-type="string" calcext:value-type="string">
            <text:p>MISTO</text:p>
          </table:table-cell>
          <table:table-cell table:number-columns-repeated="2"/>
          <table:table-cell table:style-name="ce4" table:formula="of:=HYPERLINK(CONCATENATE(&quot;https://www.google.com/search?hl=it&amp;q=&quot;;[.B515];&quot; &quot;;[.C515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lellovitielloDeputato/</text:p>
          </table:table-cell>
          <table:table-cell table:style-name="ce4" table:formula="of:=HYPERLINK(CONCATENATE(&quot;https://www.google.com/search?hl=it&amp;q=&quot;;[.B515];&quot; &quot;;[.C51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553" calcext:value-type="float">
            <text:p>305553</text:p>
          </table:table-cell>
          <table:table-cell office:value-type="string" calcext:value-type="string">
            <text:p>GADDA Maria Chiar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mariachiaragadda.it</text:p>
          </table:table-cell>
          <table:table-cell office:value-type="string" calcext:value-type="string">
            <text:p>https://twitter.com/mcgadda</text:p>
          </table:table-cell>
          <table:table-cell table:style-name="ce4" table:formula="of:=HYPERLINK(CONCATENATE(&quot;https://www.google.com/search?hl=it&amp;q=&quot;;[.B516];&quot; &quot;;[.C516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MariaChiaraGadda</text:p>
          </table:table-cell>
          <table:table-cell table:style-name="ce4" table:formula="of:=HYPERLINK(CONCATENATE(&quot;https://www.google.com/search?hl=it&amp;q=&quot;;[.B516];&quot; &quot;;[.C51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698" calcext:value-type="float">
            <text:p>305698</text:p>
          </table:table-cell>
          <table:table-cell office:value-type="string" calcext:value-type="string">
            <text:p>DE MARIA Andre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andreademaria.eu</text:p>
          </table:table-cell>
          <table:table-cell table:style-name="ce3" office:value-type="string" calcext:value-type="string">
            <text:p><text:a xlink:href="https://twitter.com/andreademaria" xlink:type="simple">https://twitter.com/andreademaria</text:a>_</text:p>
          </table:table-cell>
          <table:table-cell table:style-name="ce4" table:formula="of:=HYPERLINK(CONCATENATE(&quot;https://www.google.com/search?hl=it&amp;q=&quot;;[.B517];&quot; &quot;;[.C51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17];&quot; &quot;;[.C51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563" calcext:value-type="float">
            <text:p>305563</text:p>
          </table:table-cell>
          <table:table-cell office:value-type="string" calcext:value-type="string">
            <text:p>BONOMO Francesc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francescabonomo.eu/</text:p>
          </table:table-cell>
          <table:table-cell office:value-type="string" calcext:value-type="string">
            <text:p>https://twitter.com/frabonomo</text:p>
          </table:table-cell>
          <table:table-cell table:style-name="ce4" table:formula="of:=HYPERLINK(CONCATENATE(&quot;https://www.google.com/search?hl=it&amp;q=&quot;;[.B518];&quot; &quot;;[.C518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francescabonomopd</text:p>
          </table:table-cell>
          <table:table-cell table:style-name="ce4" table:formula="of:=HYPERLINK(CONCATENATE(&quot;https://www.google.com/search?hl=it&amp;q=&quot;;[.B518];&quot; &quot;;[.C51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189" calcext:value-type="float">
            <text:p>306189</text:p>
          </table:table-cell>
          <table:table-cell office:value-type="string" calcext:value-type="string">
            <text:p>QUARTAPELLE PROCOPIO Li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liaquartapelle.it</text:p>
          </table:table-cell>
          <table:table-cell office:value-type="string" calcext:value-type="string">
            <text:p><text:a xlink:href="https://twitter.com/LiaQuartapelle" xlink:type="simple">https://twitter.com/LiaQuartapelle</text:a></text:p>
          </table:table-cell>
          <table:table-cell table:style-name="ce4" table:formula="of:=HYPERLINK(CONCATENATE(&quot;https://www.google.com/search?hl=it&amp;q=&quot;;[.B519];&quot; &quot;;[.C51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19];&quot; &quot;;[.C51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704" calcext:value-type="float">
            <text:p>305704</text:p>
          </table:table-cell>
          <table:table-cell office:value-type="string" calcext:value-type="string">
            <text:p>ASCANI Ann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annaascani.it</text:p>
          </table:table-cell>
          <table:table-cell office:value-type="string" calcext:value-type="string">
            <text:p>https://twitter.com/AnnaAscani</text:p>
          </table:table-cell>
          <table:table-cell table:style-name="ce4" table:formula="of:=HYPERLINK(CONCATENATE(&quot;https://www.google.com/search?hl=it&amp;q=&quot;;[.B520];&quot; &quot;;[.C520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AnnaAscaniPD</text:p>
          </table:table-cell>
          <table:table-cell table:style-name="ce4" table:formula="of:=HYPERLINK(CONCATENATE(&quot;https://www.google.com/search?hl=it&amp;q=&quot;;[.B520];&quot; &quot;;[.C52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946" calcext:value-type="float">
            <text:p>305946</text:p>
          </table:table-cell>
          <table:table-cell office:value-type="string" calcext:value-type="string">
            <text:p>ANZALDI Michele</text:p>
          </table:table-cell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<text:a xlink:href="https://twitter.com/Michele_Anzaldi" xlink:type="simple">https://twitter.com/Michele_Anzaldi</text:a></text:p>
          </table:table-cell>
          <table:table-cell table:style-name="ce4" table:formula="of:=HYPERLINK(CONCATENATE(&quot;https://www.google.com/search?hl=it&amp;q=&quot;;[.B521];&quot; &quot;;[.C52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21];&quot; &quot;;[.C52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97" calcext:value-type="float">
            <text:p>307597</text:p>
          </table:table-cell>
          <table:table-cell office:value-type="string" calcext:value-type="string">
            <text:p>ANNIBALI Lucia</text:p>
          </table:table-cell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<text:a xlink:href="https://twitter.com/lannibali" xlink:type="simple">https://twitter.com/lannibali</text:a></text:p>
          </table:table-cell>
          <table:table-cell table:style-name="ce4" table:formula="of:=HYPERLINK(CONCATENATE(&quot;https://www.google.com/search?hl=it&amp;q=&quot;;[.B522];&quot; &quot;;[.C52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22];&quot; &quot;;[.C52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89" calcext:value-type="float">
            <text:p>307189</text:p>
          </table:table-cell>
          <table:table-cell office:value-type="string" calcext:value-type="string">
            <text:p>TOPO Raffaele</text:p>
          </table:table-cell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<text:a xlink:href="https://twitter.com/lellotopo" xlink:type="simple">https://twitter.com/lellotopo</text:a></text:p>
          </table:table-cell>
          <table:table-cell table:style-name="ce4" table:formula="of:=HYPERLINK(CONCATENATE(&quot;https://www.google.com/search?hl=it&amp;q=&quot;;[.B523];&quot; &quot;;[.C52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23];&quot; &quot;;[.C52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87" calcext:value-type="float">
            <text:p>307187</text:p>
          </table:table-cell>
          <table:table-cell office:value-type="string" calcext:value-type="string">
            <text:p>SIANI Paolo</text:p>
          </table:table-cell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<text:a xlink:href="https://twitter.com/sianipaolo" xlink:type="simple">https://twitter.com/sianipaolo</text:a></text:p>
          </table:table-cell>
          <table:table-cell table:style-name="ce4" table:formula="of:=HYPERLINK(CONCATENATE(&quot;https://www.google.com/search?hl=it&amp;q=&quot;;[.B524];&quot; &quot;;[.C52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24];&quot; &quot;;[.C52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74" calcext:value-type="float">
            <text:p>307374</text:p>
          </table:table-cell>
          <table:table-cell office:value-type="string" calcext:value-type="string">
            <text:p>SERRACCHIANI Debor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serracchiani.eu</text:p>
          </table:table-cell>
          <table:table-cell office:value-type="string" calcext:value-type="string">
            <text:p><text:a xlink:href="https://twitter.com/serracchiani" xlink:type="simple">https://twitter.com/serracchiani</text:a></text:p>
          </table:table-cell>
          <table:table-cell table:style-name="ce4" table:formula="of:=HYPERLINK(CONCATENATE(&quot;https://www.google.com/search?hl=it&amp;q=&quot;;[.B525];&quot; &quot;;[.C525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serracchiani</text:p>
          </table:table-cell>
          <table:table-cell table:style-name="ce4" table:formula="of:=HYPERLINK(CONCATENATE(&quot;https://www.google.com/search?hl=it&amp;q=&quot;;[.B525];&quot; &quot;;[.C52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66" calcext:value-type="float">
            <text:p>307266</text:p>
          </table:table-cell>
          <table:table-cell office:value-type="string" calcext:value-type="string">
            <text:p>SENSI Filippo</text:p>
          </table:table-cell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https://twitter.com/nomfup</text:p>
          </table:table-cell>
          <table:table-cell table:style-name="ce4" table:formula="of:=HYPERLINK(CONCATENATE(&quot;https://www.google.com/search?hl=it&amp;q=&quot;;[.B526];&quot; &quot;;[.C52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26];&quot; &quot;;[.C52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49" calcext:value-type="float">
            <text:p>307149</text:p>
          </table:table-cell>
          <table:table-cell office:value-type="string" calcext:value-type="string">
            <text:p>SCHIRO' Angela</text:p>
          </table:table-cell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<text:a xlink:href="https://twitter.com/angela_schiro" xlink:type="simple">https://twitter.com/angela_schiro</text:a></text:p>
          </table:table-cell>
          <table:table-cell table:style-name="ce4" table:formula="of:=HYPERLINK(CONCATENATE(&quot;https://www.google.com/search?hl=it&amp;q=&quot;;[.B527];&quot; &quot;;[.C52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27];&quot; &quot;;[.C52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933" calcext:value-type="float">
            <text:p>305933</text:p>
          </table:table-cell>
          <table:table-cell office:value-type="string" calcext:value-type="string">
            <text:p>SCALFAROTTO Ivan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ivanscalfarotto.it</text:p>
          </table:table-cell>
          <table:table-cell office:value-type="string" calcext:value-type="string">
            <text:p>https://www.twitter.com/ivanscalfarotto</text:p>
          </table:table-cell>
          <table:table-cell table:style-name="ce4" table:formula="of:=HYPERLINK(CONCATENATE(&quot;https://www.google.com/search?hl=it&amp;q=&quot;;[.B528];&quot; &quot;;[.C528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scalfarotto</text:p>
          </table:table-cell>
          <table:table-cell table:style-name="ce4" table:formula="of:=HYPERLINK(CONCATENATE(&quot;https://www.google.com/search?hl=it&amp;q=&quot;;[.B528];&quot; &quot;;[.C52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650" calcext:value-type="float">
            <text:p>305650</text:p>
          </table:table-cell>
          <table:table-cell office:value-type="string" calcext:value-type="string">
            <text:p>ROTTA Alessi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alessiarotta.it/</text:p>
          </table:table-cell>
          <table:table-cell office:value-type="string" calcext:value-type="string">
            <text:p>https://twitter.com/alessiarotta</text:p>
          </table:table-cell>
          <table:table-cell table:style-name="ce4" table:formula="of:=HYPERLINK(CONCATENATE(&quot;https://www.google.com/search?hl=it&amp;q=&quot;;[.B529];&quot; &quot;;[.C529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AlessiaRottaPd/</text:p>
          </table:table-cell>
          <table:table-cell table:style-name="ce4" table:formula="of:=HYPERLINK(CONCATENATE(&quot;https://www.google.com/search?hl=it&amp;q=&quot;;[.B529];&quot; &quot;;[.C52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06" calcext:value-type="float">
            <text:p>307306</text:p>
          </table:table-cell>
          <table:table-cell office:value-type="string" calcext:value-type="string">
            <text:p>ROSSI Andre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andrearossipd.it</text:p>
          </table:table-cell>
          <table:table-cell office:value-type="string" calcext:value-type="string">
            <text:p>https://twitter.com/andrearossi76</text:p>
          </table:table-cell>
          <table:table-cell table:style-name="ce4" table:formula="of:=HYPERLINK(CONCATENATE(&quot;https://www.google.com/search?hl=it&amp;q=&quot;;[.B530];&quot; &quot;;[.C530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AndreaRossiPD</text:p>
          </table:table-cell>
          <table:table-cell table:style-name="ce4" table:formula="of:=HYPERLINK(CONCATENATE(&quot;https://www.google.com/search?hl=it&amp;q=&quot;;[.B530];&quot; &quot;;[.C53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0674" calcext:value-type="float">
            <text:p>300674</text:p>
          </table:table-cell>
          <table:table-cell office:value-type="string" calcext:value-type="string">
            <text:p>ROSATO Ettore</text:p>
          </table:table-cell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<text:a xlink:href="https://twitter.com/Ettore_Rosato" xlink:type="simple">https://twitter.com/Ettore_Rosato</text:a></text:p>
          </table:table-cell>
          <table:table-cell table:style-name="ce4" table:formula="of:=HYPERLINK(CONCATENATE(&quot;https://www.google.com/search?hl=it&amp;q=&quot;;[.B531];&quot; &quot;;[.C53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31];&quot; &quot;;[.C53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181" calcext:value-type="float">
            <text:p>306181</text:p>
          </table:table-cell>
          <table:table-cell office:value-type="string" calcext:value-type="string">
            <text:p>ROMANO Andrea</text:p>
          </table:table-cell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https://twitter.com/andrearomano9</text:p>
          </table:table-cell>
          <table:table-cell table:style-name="ce4" table:formula="of:=HYPERLINK(CONCATENATE(&quot;https://www.google.com/search?hl=it&amp;q=&quot;;[.B532];&quot; &quot;;[.C53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32];&quot; &quot;;[.C53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22" calcext:value-type="float">
            <text:p>307322</text:p>
          </table:table-cell>
          <table:table-cell office:value-type="string" calcext:value-type="string">
            <text:p>RIZZO NERVO Luc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lucarizzonervo.com/</text:p>
          </table:table-cell>
          <table:table-cell office:value-type="string" calcext:value-type="string">
            <text:p>https://twitter.com/lucarizzonervo</text:p>
          </table:table-cell>
          <table:table-cell table:style-name="ce4" table:formula="of:=HYPERLINK(CONCATENATE(&quot;https://www.google.com/search?hl=it&amp;q=&quot;;[.B533];&quot; &quot;;[.C533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lucarizzonervo.pd/</text:p>
          </table:table-cell>
          <table:table-cell table:style-name="ce4" table:formula="of:=HYPERLINK(CONCATENATE(&quot;https://www.google.com/search?hl=it&amp;q=&quot;;[.B533];&quot; &quot;;[.C53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101" calcext:value-type="float">
            <text:p>306101</text:p>
          </table:table-cell>
          <table:table-cell office:value-type="string" calcext:value-type="string">
            <text:p>RACITI Fausto</text:p>
          </table:table-cell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<text:a xlink:href="https://twitter.com/faustorac" xlink:type="simple">https://twitter.com/faustorac</text:a></text:p>
          </table:table-cell>
          <table:table-cell table:style-name="ce4" table:formula="of:=HYPERLINK(CONCATENATE(&quot;https://www.google.com/search?hl=it&amp;q=&quot;;[.B534];&quot; &quot;;[.C53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34];&quot; &quot;;[.C53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30" calcext:value-type="float">
            <text:p>307430</text:p>
          </table:table-cell>
          <table:table-cell office:value-type="string" calcext:value-type="string">
            <text:p>PRESTIPINO Patrizia</text:p>
          </table:table-cell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<text:a xlink:href="https://twitter.com/patriziaprestip" xlink:type="simple">https://twitter.com/patriziaprestip</text:a></text:p>
          </table:table-cell>
          <table:table-cell table:style-name="ce4" table:formula="of:=HYPERLINK(CONCATENATE(&quot;https://www.google.com/search?hl=it&amp;q=&quot;;[.B535];&quot; &quot;;[.C53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35];&quot; &quot;;[.C53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2782" calcext:value-type="float">
            <text:p>302782</text:p>
          </table:table-cell>
          <table:table-cell office:value-type="string" calcext:value-type="string">
            <text:p>PORTAS Giacomo</text:p>
          </table:table-cell>
          <table:table-cell office:value-type="string" calcext:value-type="string">
            <text:p>PD</text:p>
          </table:table-cell>
          <table:table-cell table:number-columns-repeated="2"/>
          <table:table-cell table:style-name="ce4" table:formula="of:=HYPERLINK(CONCATENATE(&quot;https://www.google.com/search?hl=it&amp;q=&quot;;[.B536];&quot; &quot;;[.C53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36];&quot; &quot;;[.C53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4180" calcext:value-type="float">
            <text:p>34180</text:p>
          </table:table-cell>
          <table:table-cell office:value-type="string" calcext:value-type="string">
            <text:p>POLLASTRINI Barbara</text:p>
          </table:table-cell>
          <table:table-cell office:value-type="string" calcext:value-type="string">
            <text:p>PD</text:p>
          </table:table-cell>
          <table:table-cell table:number-columns-repeated="2"/>
          <table:table-cell table:style-name="ce4" table:formula="of:=HYPERLINK(CONCATENATE(&quot;https://www.google.com/search?hl=it&amp;q=&quot;;[.B537];&quot; &quot;;[.C537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barbara.pollastrini.7</text:p>
          </table:table-cell>
          <table:table-cell table:style-name="ce4" table:formula="of:=HYPERLINK(CONCATENATE(&quot;https://www.google.com/search?hl=it&amp;q=&quot;;[.B537];&quot; &quot;;[.C53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2759" calcext:value-type="float">
            <text:p>302759</text:p>
          </table:table-cell>
          <table:table-cell office:value-type="string" calcext:value-type="string">
            <text:p>PIZZETTI Luciano</text:p>
          </table:table-cell>
          <table:table-cell office:value-type="string" calcext:value-type="string">
            <text:p>PD</text:p>
          </table:table-cell>
          <table:table-cell table:number-columns-repeated="2"/>
          <table:table-cell table:style-name="ce4" table:formula="of:=HYPERLINK(CONCATENATE(&quot;https://www.google.com/search?hl=it&amp;q=&quot;;[.B538];&quot; &quot;;[.C53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38];&quot; &quot;;[.C53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914" calcext:value-type="float">
            <text:p>305914</text:p>
          </table:table-cell>
          <table:table-cell office:value-type="string" calcext:value-type="string">
            <text:p>PINI Giuditta</text:p>
          </table:table-cell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<text:a xlink:href="https://twitter.com/giuditta_pini" xlink:type="simple">https://twitter.com/giuditta_pini</text:a></text:p>
          </table:table-cell>
          <table:table-cell table:style-name="ce4" table:formula="of:=HYPERLINK(CONCATENATE(&quot;https://www.google.com/search?hl=it&amp;q=&quot;;[.B539];&quot; &quot;;[.C53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39];&quot; &quot;;[.C53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466" calcext:value-type="float">
            <text:p>306466</text:p>
          </table:table-cell>
          <table:table-cell office:value-type="string" calcext:value-type="string">
            <text:p>PEZZOPANE Stefania</text:p>
          </table:table-cell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<text:a xlink:href="https://twitter.com/stefaniapezzopa" xlink:type="simple">https://twitter.com/stefaniapezzopa</text:a></text:p>
          </table:table-cell>
          <table:table-cell table:style-name="ce4" table:formula="of:=HYPERLINK(CONCATENATE(&quot;https://www.google.com/search?hl=it&amp;q=&quot;;[.B540];&quot; &quot;;[.C540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stefaniapezzopaneofficial/</text:p>
          </table:table-cell>
          <table:table-cell table:style-name="ce4" table:formula="of:=HYPERLINK(CONCATENATE(&quot;https://www.google.com/search?hl=it&amp;q=&quot;;[.B540];&quot; &quot;;[.C54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704" calcext:value-type="float">
            <text:p>307704</text:p>
          </table:table-cell>
          <table:table-cell office:value-type="string" calcext:value-type="string">
            <text:p>PELLICANI Nicol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nicolapellicani.it</text:p>
          </table:table-cell>
          <table:table-cell office:value-type="string" calcext:value-type="string">
            <text:p>https://twitter.com/ConPellicani</text:p>
          </table:table-cell>
          <table:table-cell table:style-name="ce4" table:formula="of:=HYPERLINK(CONCATENATE(&quot;https://www.google.com/search?hl=it&amp;q=&quot;;[.B541];&quot; &quot;;[.C541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nicola.pellicani.page/?ref=ts</text:p>
          </table:table-cell>
          <table:table-cell table:style-name="ce4" table:formula="of:=HYPERLINK(CONCATENATE(&quot;https://www.google.com/search?hl=it&amp;q=&quot;;[.B541];&quot; &quot;;[.C54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35" calcext:value-type="float">
            <text:p>307535</text:p>
          </table:table-cell>
          <table:table-cell office:value-type="string" calcext:value-type="string">
            <text:p>PAITA Raffaella</text:p>
          </table:table-cell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https://mobile.twitter.com/raffaellapaita</text:p>
          </table:table-cell>
          <table:table-cell table:style-name="ce4" table:formula="of:=HYPERLINK(CONCATENATE(&quot;https://www.google.com/search?hl=it&amp;q=&quot;;[.B542];&quot; &quot;;[.C542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raffaella.paita/</text:p>
          </table:table-cell>
          <table:table-cell table:style-name="ce4" table:formula="of:=HYPERLINK(CONCATENATE(&quot;https://www.google.com/search?hl=it&amp;q=&quot;;[.B542];&quot; &quot;;[.C54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641" calcext:value-type="float">
            <text:p>306641</text:p>
          </table:table-cell>
          <table:table-cell office:value-type="string" calcext:value-type="string">
            <text:p>PADOAN Pietro Carlo</text:p>
          </table:table-cell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<text:a xlink:href="https://twitter.com/pcpadoan" xlink:type="simple">https://twitter.com/pcpadoan</text:a></text:p>
          </table:table-cell>
          <table:table-cell table:style-name="ce4" table:formula="of:=HYPERLINK(CONCATENATE(&quot;https://www.google.com/search?hl=it&amp;q=&quot;;[.B543];&quot; &quot;;[.C54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43];&quot; &quot;;[.C54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04" calcext:value-type="float">
            <text:p>307304</text:p>
          </table:table-cell>
          <table:table-cell office:value-type="string" calcext:value-type="string">
            <text:p>PAGANO Ubaldo</text:p>
          </table:table-cell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<text:a xlink:href="https://twitter.com/nativipd_provba" xlink:type="simple">https://twitter.com/nativipd_provba</text:a></text:p>
          </table:table-cell>
          <table:table-cell table:style-name="ce4" table:formula="of:=HYPERLINK(CONCATENATE(&quot;https://www.google.com/search?hl=it&amp;q=&quot;;[.B544];&quot; &quot;;[.C54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44];&quot; &quot;;[.C54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866" calcext:value-type="float">
            <text:p>305866</text:p>
          </table:table-cell>
          <table:table-cell office:value-type="string" calcext:value-type="string">
            <text:p>PAGANI Albert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albertopagani.eu</text:p>
          </table:table-cell>
          <table:table-cell/>
          <table:table-cell table:style-name="ce4" table:formula="of:=HYPERLINK(CONCATENATE(&quot;https://www.google.com/search?hl=it&amp;q=&quot;;[.B545];&quot; &quot;;[.C54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45];&quot; &quot;;[.C54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1463" calcext:value-type="float">
            <text:p>301463</text:p>
          </table:table-cell>
          <table:table-cell office:value-type="string" calcext:value-type="string">
            <text:p>ORLANDO Andre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andreaorlando.info/andrea-orlando/</text:p>
          </table:table-cell>
          <table:table-cell office:value-type="string" calcext:value-type="string">
            <text:p>https://twitter.com/andreaorlandosp</text:p>
          </table:table-cell>
          <table:table-cell table:style-name="ce4" table:formula="of:=HYPERLINK(CONCATENATE(&quot;https://www.google.com/search?hl=it&amp;q=&quot;;[.B546];&quot; &quot;;[.C546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andreaorlandosp/</text:p>
          </table:table-cell>
          <table:table-cell table:style-name="ce4" table:formula="of:=HYPERLINK(CONCATENATE(&quot;https://www.google.com/search?hl=it&amp;q=&quot;;[.B546];&quot; &quot;;[.C54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815" calcext:value-type="float">
            <text:p>305815</text:p>
          </table:table-cell>
          <table:table-cell office:value-type="string" calcext:value-type="string">
            <text:p>ORFINI Matte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orfini.it</text:p>
          </table:table-cell>
          <table:table-cell office:value-type="string" calcext:value-type="string">
            <text:p>https://twitter.com/orfini</text:p>
          </table:table-cell>
          <table:table-cell table:style-name="ce4" table:formula="of:=HYPERLINK(CONCATENATE(&quot;https://www.google.com/search?hl=it&amp;q=&quot;;[.B547];&quot; &quot;;[.C547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orfinimatteo/</text:p>
          </table:table-cell>
          <table:table-cell table:style-name="ce4" table:formula="of:=HYPERLINK(CONCATENATE(&quot;https://www.google.com/search?hl=it&amp;q=&quot;;[.B547];&quot; &quot;;[.C54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76" calcext:value-type="float">
            <text:p>307676</text:p>
          </table:table-cell>
          <table:table-cell office:value-type="string" calcext:value-type="string">
            <text:p>NOJA Lisa</text:p>
          </table:table-cell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<text:a xlink:href="https://twitter.com/lisanoja" xlink:type="simple">https://twitter.com/lisanoja</text:a></text:p>
          </table:table-cell>
          <table:table-cell table:style-name="ce4" table:formula="of:=HYPERLINK(CONCATENATE(&quot;https://www.google.com/search?hl=it&amp;q=&quot;;[.B548];&quot; &quot;;[.C548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LisaNojaPD</text:p>
          </table:table-cell>
          <table:table-cell table:style-name="ce4" table:formula="of:=HYPERLINK(CONCATENATE(&quot;https://www.google.com/search?hl=it&amp;q=&quot;;[.B548];&quot; &quot;;[.C54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49" calcext:value-type="float">
            <text:p>307449</text:p>
          </table:table-cell>
          <table:table-cell office:value-type="string" calcext:value-type="string">
            <text:p>NOBILI Lucian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lucianonobili.it</text:p>
          </table:table-cell>
          <table:table-cell office:value-type="string" calcext:value-type="string">
            <text:p>https://twitter.com/lucianonobili</text:p>
          </table:table-cell>
          <table:table-cell table:style-name="ce4" table:formula="of:=HYPERLINK(CONCATENATE(&quot;https://www.google.com/search?hl=it&amp;q=&quot;;[.B549];&quot; &quot;;[.C549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luciano.nobili</text:p>
          </table:table-cell>
          <table:table-cell table:style-name="ce4" table:formula="of:=HYPERLINK(CONCATENATE(&quot;https://www.google.com/search?hl=it&amp;q=&quot;;[.B549];&quot; &quot;;[.C54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10" calcext:value-type="float">
            <text:p>307410</text:p>
          </table:table-cell>
          <table:table-cell office:value-type="string" calcext:value-type="string">
            <text:p>NAVARRA Pietro</text:p>
          </table:table-cell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<text:a xlink:href="https://twitter.com/pietrocandidato" xlink:type="simple">https://twitter.com/pietrocandidato</text:a></text:p>
          </table:table-cell>
          <table:table-cell table:style-name="ce4" table:formula="of:=HYPERLINK(CONCATENATE(&quot;https://www.google.com/search?hl=it&amp;q=&quot;;[.B550];&quot; &quot;;[.C55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50];&quot; &quot;;[.C55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193" calcext:value-type="float">
            <text:p>306193</text:p>
          </table:table-cell>
          <table:table-cell office:value-type="string" calcext:value-type="string">
            <text:p>NARDI Martina</text:p>
          </table:table-cell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<text:a xlink:href="https://twitter.com/martinanardi4" xlink:type="simple">https://twitter.com/martinanardi4</text:a></text:p>
          </table:table-cell>
          <table:table-cell table:style-name="ce4" table:formula="of:=HYPERLINK(CONCATENATE(&quot;https://www.google.com/search?hl=it&amp;q=&quot;;[.B551];&quot; &quot;;[.C55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51];&quot; &quot;;[.C55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053" calcext:value-type="float">
            <text:p>306053</text:p>
          </table:table-cell>
          <table:table-cell office:value-type="string" calcext:value-type="string">
            <text:p>MURA Romin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ROMINAMURA.IT</text:p>
          </table:table-cell>
          <table:table-cell office:value-type="string" calcext:value-type="string">
            <text:p><text:a xlink:href="https://twitter.com/RominaMura" xlink:type="simple">https://twitter.com/RominaMura</text:a></text:p>
          </table:table-cell>
          <table:table-cell table:style-name="ce4" table:formula="of:=HYPERLINK(CONCATENATE(&quot;https://www.google.com/search?hl=it&amp;q=&quot;;[.B552];&quot; &quot;;[.C55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52];&quot; &quot;;[.C55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445" calcext:value-type="float">
            <text:p>306445</text:p>
          </table:table-cell>
          <table:table-cell office:value-type="string" calcext:value-type="string">
            <text:p>MORGONI Mario</text:p>
          </table:table-cell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<text:a xlink:href="https://twitter.com/mariomorgoni" xlink:type="simple">https://twitter.com/mariomorgoni</text:a></text:p>
          </table:table-cell>
          <table:table-cell table:style-name="ce4" table:formula="of:=HYPERLINK(CONCATENATE(&quot;https://www.google.com/search?hl=it&amp;q=&quot;;[.B553];&quot; &quot;;[.C553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Senatore-Mario-Morgoni-525898320765111/</text:p>
          </table:table-cell>
          <table:table-cell table:style-name="ce4" table:formula="of:=HYPERLINK(CONCATENATE(&quot;https://www.google.com/search?hl=it&amp;q=&quot;;[.B553];&quot; &quot;;[.C55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660" calcext:value-type="float">
            <text:p>305660</text:p>
          </table:table-cell>
          <table:table-cell office:value-type="string" calcext:value-type="string">
            <text:p>MORETTO Sar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saramoretto.it</text:p>
          </table:table-cell>
          <table:table-cell office:value-type="string" calcext:value-type="string">
            <text:p>https://twitter.com/sara_moretto</text:p>
          </table:table-cell>
          <table:table-cell table:style-name="ce4" table:formula="of:=HYPERLINK(CONCATENATE(&quot;https://www.google.com/search?hl=it&amp;q=&quot;;[.B554];&quot; &quot;;[.C554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SaraMorettoPd</text:p>
          </table:table-cell>
          <table:table-cell table:style-name="ce4" table:formula="of:=HYPERLINK(CONCATENATE(&quot;https://www.google.com/search?hl=it&amp;q=&quot;;[.B554];&quot; &quot;;[.C55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647" calcext:value-type="float">
            <text:p>307647</text:p>
          </table:table-cell>
          <table:table-cell office:value-type="string" calcext:value-type="string">
            <text:p>MOR Matti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mattiamor.it</text:p>
          </table:table-cell>
          <table:table-cell office:value-type="string" calcext:value-type="string">
            <text:p><text:a xlink:href="https://twitter.com/MorMattia" xlink:type="simple">https://twitter.com/MorMattia</text:a></text:p>
          </table:table-cell>
          <table:table-cell table:style-name="ce4" table:formula="of:=HYPERLINK(CONCATENATE(&quot;https://www.google.com/search?hl=it&amp;q=&quot;;[.B555];&quot; &quot;;[.C555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mormattia</text:p>
          </table:table-cell>
          <table:table-cell table:style-name="ce4" table:formula="of:=HYPERLINK(CONCATENATE(&quot;https://www.google.com/search?hl=it&amp;q=&quot;;[.B555];&quot; &quot;;[.C55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780" calcext:value-type="float">
            <text:p>305780</text:p>
          </table:table-cell>
          <table:table-cell office:value-type="string" calcext:value-type="string">
            <text:p>MORANI Alessia</text:p>
          </table:table-cell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https://mobile.twitter.com/alessiamorani</text:p>
          </table:table-cell>
          <table:table-cell table:style-name="ce4" table:formula="of:=HYPERLINK(CONCATENATE(&quot;https://www.google.com/search?hl=it&amp;q=&quot;;[.B556];&quot; &quot;;[.C556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alessiamoranipd</text:p>
          </table:table-cell>
          <table:table-cell table:style-name="ce4" table:formula="of:=HYPERLINK(CONCATENATE(&quot;https://www.google.com/search?hl=it&amp;q=&quot;;[.B556];&quot; &quot;;[.C55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2794" calcext:value-type="float">
            <text:p>302794</text:p>
          </table:table-cell>
          <table:table-cell office:value-type="string" calcext:value-type="string">
            <text:p>MORASSUT Roberto</text:p>
          </table:table-cell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https://twitter.com/rmorassut</text:p>
          </table:table-cell>
          <table:table-cell table:style-name="ce4" table:formula="of:=HYPERLINK(CONCATENATE(&quot;https://www.google.com/search?hl=it&amp;q=&quot;;[.B557];&quot; &quot;;[.C557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it-it.facebook.com/robertomorassut</text:p>
          </table:table-cell>
          <table:table-cell table:style-name="ce4" table:formula="of:=HYPERLINK(CONCATENATE(&quot;https://www.google.com/search?hl=it&amp;q=&quot;;[.B557];&quot; &quot;;[.C55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0146" calcext:value-type="float">
            <text:p>300146</text:p>
          </table:table-cell>
          <table:table-cell office:value-type="string" calcext:value-type="string">
            <text:p>MINNITI Marco</text:p>
          </table:table-cell>
          <table:table-cell office:value-type="string" calcext:value-type="string">
            <text:p>PD</text:p>
          </table:table-cell>
          <table:table-cell table:number-columns-repeated="2"/>
          <table:table-cell table:style-name="ce4" table:formula="of:=HYPERLINK(CONCATENATE(&quot;https://www.google.com/search?hl=it&amp;q=&quot;;[.B558];&quot; &quot;;[.C55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58];&quot; &quot;;[.C55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84" calcext:value-type="float">
            <text:p>307384</text:p>
          </table:table-cell>
          <table:table-cell office:value-type="string" calcext:value-type="string">
            <text:p>MICELI Carmelo</text:p>
          </table:table-cell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<text:a xlink:href="https://twitter.com/carmelomiceliPD" xlink:type="simple">https://twitter.com/carmelomiceliPD</text:a></text:p>
          </table:table-cell>
          <table:table-cell table:style-name="ce4" table:formula="of:=HYPERLINK(CONCATENATE(&quot;https://www.google.com/search?hl=it&amp;q=&quot;;[.B559];&quot; &quot;;[.C55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59];&quot; &quot;;[.C55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2164" calcext:value-type="float">
            <text:p>302164</text:p>
          </table:table-cell>
          <table:table-cell office:value-type="string" calcext:value-type="string">
            <text:p>MIGLIORE Gennar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gennaromigliore.it</text:p>
          </table:table-cell>
          <table:table-cell office:value-type="string" calcext:value-type="string">
            <text:p>https://twitter.com/gennaromigliore</text:p>
          </table:table-cell>
          <table:table-cell table:style-name="ce4" table:formula="of:=HYPERLINK(CONCATENATE(&quot;https://www.google.com/search?hl=it&amp;q=&quot;;[.B560];&quot; &quot;;[.C560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gennaromig</text:p>
          </table:table-cell>
          <table:table-cell table:style-name="ce4" table:formula="of:=HYPERLINK(CONCATENATE(&quot;https://www.google.com/search?hl=it&amp;q=&quot;;[.B560];&quot; &quot;;[.C56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725" calcext:value-type="float">
            <text:p>305725</text:p>
          </table:table-cell>
          <table:table-cell office:value-type="string" calcext:value-type="string">
            <text:p>MELILLI Fabio</text:p>
          </table:table-cell>
          <table:table-cell office:value-type="string" calcext:value-type="string">
            <text:p>PD</text:p>
          </table:table-cell>
          <table:table-cell table:number-columns-repeated="2"/>
          <table:table-cell table:style-name="ce4" table:formula="of:=HYPERLINK(CONCATENATE(&quot;https://www.google.com/search?hl=it&amp;q=&quot;;[.B561];&quot; &quot;;[.C561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fabio.melilli.1</text:p>
          </table:table-cell>
          <table:table-cell table:style-name="ce4" table:formula="of:=HYPERLINK(CONCATENATE(&quot;https://www.google.com/search?hl=it&amp;q=&quot;;[.B561];&quot; &quot;;[.C56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176" calcext:value-type="float">
            <text:p>306176</text:p>
          </table:table-cell>
          <table:table-cell office:value-type="string" calcext:value-type="string">
            <text:p>MAURI Matte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matteomauri.it</text:p>
          </table:table-cell>
          <table:table-cell office:value-type="string" calcext:value-type="string">
            <text:p><text:a xlink:href="https://twitter.com/mmauripd" xlink:type="simple">https://twitter.com/mmauripd</text:a></text:p>
          </table:table-cell>
          <table:table-cell table:style-name="ce4" table:formula="of:=HYPERLINK(CONCATENATE(&quot;https://www.google.com/search?hl=it&amp;q=&quot;;[.B562];&quot; &quot;;[.C56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62];&quot; &quot;;[.C56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551" calcext:value-type="float">
            <text:p>306551</text:p>
          </table:table-cell>
          <table:table-cell office:value-type="string" calcext:value-type="string">
            <text:p>MARTINA Maurizi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mauriziomartina.it</text:p>
          </table:table-cell>
          <table:table-cell office:value-type="string" calcext:value-type="string">
            <text:p><text:a xlink:href="https://twitter.com/maumartina" xlink:type="simple">https://twitter.com/maumartina</text:a></text:p>
          </table:table-cell>
          <table:table-cell table:style-name="ce4" table:formula="of:=HYPERLINK(CONCATENATE(&quot;https://www.google.com/search?hl=it&amp;q=&quot;;[.B563];&quot; &quot;;[.C56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63];&quot; &quot;;[.C56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28" calcext:value-type="float">
            <text:p>307328</text:p>
          </table:table-cell>
          <table:table-cell office:value-type="string" calcext:value-type="string">
            <text:p>MARATTIN Luigi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luigimarattin.com</text:p>
          </table:table-cell>
          <table:table-cell office:value-type="string" calcext:value-type="string">
            <text:p>https://twitter.com/marattin</text:p>
          </table:table-cell>
          <table:table-cell table:style-name="ce4" table:formula="of:=HYPERLINK(CONCATENATE(&quot;https://www.google.com/search?hl=it&amp;q=&quot;;[.B564];&quot; &quot;;[.C564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LuigiMarattinPD/</text:p>
          </table:table-cell>
          <table:table-cell table:style-name="ce4" table:formula="of:=HYPERLINK(CONCATENATE(&quot;https://www.google.com/search?hl=it&amp;q=&quot;;[.B564];&quot; &quot;;[.C56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481" calcext:value-type="float">
            <text:p>307481</text:p>
          </table:table-cell>
          <table:table-cell office:value-type="string" calcext:value-type="string">
            <text:p>MANCINI Claudio</text:p>
          </table:table-cell>
          <table:table-cell office:value-type="string" calcext:value-type="string">
            <text:p>PD</text:p>
          </table:table-cell>
          <table:table-cell table:number-columns-repeated="2"/>
          <table:table-cell table:style-name="ce4" table:formula="of:=HYPERLINK(CONCATENATE(&quot;https://www.google.com/search?hl=it&amp;q=&quot;;[.B565];&quot; &quot;;[.C56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65];&quot; &quot;;[.C56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29" calcext:value-type="float">
            <text:p>307229</text:p>
          </table:table-cell>
          <table:table-cell office:value-type="string" calcext:value-type="string">
            <text:p>MANCA Gavino</text:p>
          </table:table-cell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<text:a xlink:href="https://twitter.com/gavinomancapd" xlink:type="simple">https://twitter.com/gavinomancapd</text:a></text:p>
          </table:table-cell>
          <table:table-cell table:style-name="ce4" table:formula="of:=HYPERLINK(CONCATENATE(&quot;https://www.google.com/search?hl=it&amp;q=&quot;;[.B566];&quot; &quot;;[.C56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66];&quot; &quot;;[.C56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2789" calcext:value-type="float">
            <text:p>302789</text:p>
          </table:table-cell>
          <table:table-cell office:value-type="string" calcext:value-type="string">
            <text:p>MADIA Maria Ann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MARIANNAMADIA.IT</text:p>
          </table:table-cell>
          <table:table-cell office:value-type="string" calcext:value-type="string">
            <text:p><text:a xlink:href="https://twitter.com/mariannamadia" xlink:type="simple">https://twitter.com/mariannamadia</text:a></text:p>
          </table:table-cell>
          <table:table-cell table:style-name="ce4" table:formula="of:=HYPERLINK(CONCATENATE(&quot;https://www.google.com/search?hl=it&amp;q=&quot;;[.B567];&quot; &quot;;[.C56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67];&quot; &quot;;[.C56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128" calcext:value-type="float">
            <text:p>306128</text:p>
          </table:table-cell>
          <table:table-cell office:value-type="string" calcext:value-type="string">
            <text:p>LOTTI Luca</text:p>
          </table:table-cell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<text:a xlink:href="https://twitter.com/LottiLuca" xlink:type="simple">https://twitter.com/LottiLuca</text:a></text:p>
          </table:table-cell>
          <table:table-cell table:style-name="ce4" table:formula="of:=HYPERLINK(CONCATENATE(&quot;https://www.google.com/search?hl=it&amp;q=&quot;;[.B568];&quot; &quot;;[.C56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68];&quot; &quot;;[.C56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2891" calcext:value-type="float">
            <text:p>302891</text:p>
          </table:table-cell>
          <table:table-cell office:value-type="string" calcext:value-type="string">
            <text:p>LOSACCO Albert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albertolosacco.it</text:p>
          </table:table-cell>
          <table:table-cell office:value-type="string" calcext:value-type="string">
            <text:p>https://twitter.com/albertolosacco</text:p>
          </table:table-cell>
          <table:table-cell table:style-name="ce4" table:formula="of:=HYPERLINK(CONCATENATE(&quot;https://www.google.com/search?hl=it&amp;q=&quot;;[.B569];&quot; &quot;;[.C569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alberto.losacco</text:p>
          </table:table-cell>
          <table:table-cell table:style-name="ce4" table:formula="of:=HYPERLINK(CONCATENATE(&quot;https://www.google.com/search?hl=it&amp;q=&quot;;[.B569];&quot; &quot;;[.C56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220" calcext:value-type="float">
            <text:p>306220</text:p>
          </table:table-cell>
          <table:table-cell office:value-type="string" calcext:value-type="string">
            <text:p>LIBRANDI Gianfranco</text:p>
          </table:table-cell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<text:a xlink:href="https://twitter.com/gflibrandi" xlink:type="simple">https://twitter.com/gflibrandi</text:a></text:p>
          </table:table-cell>
          <table:table-cell table:style-name="ce4" table:formula="of:=HYPERLINK(CONCATENATE(&quot;https://www.google.com/search?hl=it&amp;q=&quot;;[.B570];&quot; &quot;;[.C57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70];&quot; &quot;;[.C57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420" calcext:value-type="float">
            <text:p>306420</text:p>
          </table:table-cell>
          <table:table-cell office:value-type="string" calcext:value-type="string">
            <text:p>LEPRI Stefan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stefanolepri.it</text:p>
          </table:table-cell>
          <table:table-cell office:value-type="string" calcext:value-type="string">
            <text:p><text:a xlink:href="https://twitter.com/stefanolepri" xlink:type="simple">https://twitter.com/stefanolepri</text:a></text:p>
          </table:table-cell>
          <table:table-cell table:style-name="ce4" table:formula="of:=HYPERLINK(CONCATENATE(&quot;https://www.google.com/search?hl=it&amp;q=&quot;;[.B571];&quot; &quot;;[.C57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71];&quot; &quot;;[.C57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253" calcext:value-type="float">
            <text:p>306253</text:p>
          </table:table-cell>
          <table:table-cell office:value-type="string" calcext:value-type="string">
            <text:p>LA MARCA Francesc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francescalamarca.com</text:p>
          </table:table-cell>
          <table:table-cell office:value-type="string" calcext:value-type="string">
            <text:p>https://twitter.com/FrancescaLaMar</text:p>
          </table:table-cell>
          <table:table-cell table:style-name="ce4" table:formula="of:=HYPERLINK(CONCATENATE(&quot;https://www.google.com/search?hl=it&amp;q=&quot;;[.B572];&quot; &quot;;[.C572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lamarcaf</text:p>
          </table:table-cell>
          <table:table-cell table:style-name="ce4" table:formula="of:=HYPERLINK(CONCATENATE(&quot;https://www.google.com/search?hl=it&amp;q=&quot;;[.B572];&quot; &quot;;[.C57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08" calcext:value-type="float">
            <text:p>307308</text:p>
          </table:table-cell>
          <table:table-cell office:value-type="string" calcext:value-type="string">
            <text:p>LACARRA Marco</text:p>
          </table:table-cell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<text:a xlink:href="https://twitter.com/marco_lacarra" xlink:type="simple">https://twitter.com/marco_lacarra</text:a></text:p>
          </table:table-cell>
          <table:table-cell table:style-name="ce4" table:formula="of:=HYPERLINK(CONCATENATE(&quot;https://www.google.com/search?hl=it&amp;q=&quot;;[.B573];&quot; &quot;;[.C57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73];&quot; &quot;;[.C57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702" calcext:value-type="float">
            <text:p>305702</text:p>
          </table:table-cell>
          <table:table-cell office:value-type="string" calcext:value-type="string">
            <text:p>INCERTI Antonella</text:p>
          </table:table-cell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<text:a xlink:href="https://twitter.com/antoincerti" xlink:type="simple">https://twitter.com/antoincerti</text:a></text:p>
          </table:table-cell>
          <table:table-cell table:style-name="ce4" table:formula="of:=HYPERLINK(CONCATENATE(&quot;https://www.google.com/search?hl=it&amp;q=&quot;;[.B574];&quot; &quot;;[.C57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74];&quot; &quot;;[.C57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624" calcext:value-type="float">
            <text:p>305624</text:p>
          </table:table-cell>
          <table:table-cell office:value-type="string" calcext:value-type="string">
            <text:p>GUERINI Lorenzo</text:p>
          </table:table-cell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<text:a xlink:href="https://twitter.com/guerini_lorenzo" xlink:type="simple">https://twitter.com/guerini_lorenzo</text:a></text:p>
          </table:table-cell>
          <table:table-cell table:style-name="ce4" table:formula="of:=HYPERLINK(CONCATENATE(&quot;https://www.google.com/search?hl=it&amp;q=&quot;;[.B575];&quot; &quot;;[.C57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75];&quot; &quot;;[.C57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008" calcext:value-type="float">
            <text:p>306008</text:p>
          </table:table-cell>
          <table:table-cell office:value-type="string" calcext:value-type="string">
            <text:p>GRIBAUDO Chiar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chiaragribaudo.com/</text:p>
          </table:table-cell>
          <table:table-cell office:value-type="string" calcext:value-type="string">
            <text:p>https://twitter.com/chiaragribaudo</text:p>
          </table:table-cell>
          <table:table-cell table:style-name="ce4" table:formula="of:=HYPERLINK(CONCATENATE(&quot;https://www.google.com/search?hl=it&amp;q=&quot;;[.B576];&quot; &quot;;[.C576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chiara.gribaudo</text:p>
          </table:table-cell>
          <table:table-cell table:style-name="ce4" table:formula="of:=HYPERLINK(CONCATENATE(&quot;https://www.google.com/search?hl=it&amp;q=&quot;;[.B576];&quot; &quot;;[.C57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567" calcext:value-type="float">
            <text:p>305567</text:p>
          </table:table-cell>
          <table:table-cell office:value-type="string" calcext:value-type="string">
            <text:p>GIORGIS Andrea</text:p>
          </table:table-cell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<text:a xlink:href="https://twitter.com/giorgis65" xlink:type="simple">https://twitter.com/giorgis65</text:a></text:p>
          </table:table-cell>
          <table:table-cell table:style-name="ce4" table:formula="of:=HYPERLINK(CONCATENATE(&quot;https://www.google.com/search?hl=it&amp;q=&quot;;[.B577];&quot; &quot;;[.C57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77];&quot; &quot;;[.C57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0480" calcext:value-type="float">
            <text:p>300480</text:p>
          </table:table-cell>
          <table:table-cell office:value-type="string" calcext:value-type="string">
            <text:p>GIACHETTI Robert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robertogiachetti.it</text:p>
          </table:table-cell>
          <table:table-cell office:value-type="string" calcext:value-type="string">
            <text:p><text:a xlink:href="https://twitter.com/bobogiac" xlink:type="simple">https://twitter.com/bobogiac</text:a></text:p>
          </table:table-cell>
          <table:table-cell table:style-name="ce4" table:formula="of:=HYPERLINK(CONCATENATE(&quot;https://www.google.com/search?hl=it&amp;q=&quot;;[.B578];&quot; &quot;;[.C57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78];&quot; &quot;;[.C57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1056" calcext:value-type="float">
            <text:p>301056</text:p>
          </table:table-cell>
          <table:table-cell office:value-type="string" calcext:value-type="string">
            <text:p>GIACOMELLI Antonello</text:p>
          </table:table-cell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<text:a xlink:href="https://twitter.com/Antonellogiac" xlink:type="simple">https://twitter.com/Antonellogiac</text:a></text:p>
          </table:table-cell>
          <table:table-cell table:style-name="ce4" table:formula="of:=HYPERLINK(CONCATENATE(&quot;https://www.google.com/search?hl=it&amp;q=&quot;;[.B579];&quot; &quot;;[.C57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79];&quot; &quot;;[.C57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0637" calcext:value-type="float">
            <text:p>300637</text:p>
          </table:table-cell>
          <table:table-cell office:value-type="string" calcext:value-type="string">
            <text:p>GENTILONI SILVERI Paolo</text:p>
          </table:table-cell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https://twitter.com/PaoloGentiloni</text:p>
          </table:table-cell>
          <table:table-cell table:style-name="ce4" table:formula="of:=HYPERLINK(CONCATENATE(&quot;https://www.google.com/search?hl=it&amp;q=&quot;;[.B580];&quot; &quot;;[.C580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paologentiloni</text:p>
          </table:table-cell>
          <table:table-cell table:style-name="ce4" table:formula="of:=HYPERLINK(CONCATENATE(&quot;https://www.google.com/search?hl=it&amp;q=&quot;;[.B580];&quot; &quot;;[.C58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04" calcext:value-type="float">
            <text:p>307504</text:p>
          </table:table-cell>
          <table:table-cell office:value-type="string" calcext:value-type="string">
            <text:p>GARIGLIO David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davidegariglio.it</text:p>
          </table:table-cell>
          <table:table-cell office:value-type="string" calcext:value-type="string">
            <text:p>https://twitter.com/davidegariglio</text:p>
          </table:table-cell>
          <table:table-cell table:style-name="ce4" table:formula="of:=HYPERLINK(CONCATENATE(&quot;https://www.google.com/search?hl=it&amp;q=&quot;;[.B581];&quot; &quot;;[.C581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davidegariglio</text:p>
          </table:table-cell>
          <table:table-cell table:style-name="ce4" table:formula="of:=HYPERLINK(CONCATENATE(&quot;https://www.google.com/search?hl=it&amp;q=&quot;;[.B581];&quot; &quot;;[.C58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569" calcext:value-type="float">
            <text:p>305569</text:p>
          </table:table-cell>
          <table:table-cell office:value-type="string" calcext:value-type="string">
            <text:p>FREGOLENT Silvi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silviafregolent.it</text:p>
          </table:table-cell>
          <table:table-cell office:value-type="string" calcext:value-type="string">
            <text:p><text:a xlink:href="https://twitter.com/SilviaFregolent" xlink:type="simple">https://twitter.com/SilviaFregolent</text:a></text:p>
          </table:table-cell>
          <table:table-cell table:style-name="ce4" table:formula="of:=HYPERLINK(CONCATENATE(&quot;https://www.google.com/search?hl=it&amp;q=&quot;;[.B582];&quot; &quot;;[.C58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82];&quot; &quot;;[.C58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0246" calcext:value-type="float">
            <text:p>300246</text:p>
          </table:table-cell>
          <table:table-cell office:value-type="string" calcext:value-type="string">
            <text:p>FRANCESCHINI Dario</text:p>
          </table:table-cell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<text:a xlink:href="https://twitter.com/dariofrance" xlink:type="simple">https://twitter.com/dariofrance</text:a></text:p>
          </table:table-cell>
          <table:table-cell table:style-name="ce4" table:formula="of:=HYPERLINK(CONCATENATE(&quot;https://www.google.com/search?hl=it&amp;q=&quot;;[.B583];&quot; &quot;;[.C58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83];&quot; &quot;;[.C58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559" calcext:value-type="float">
            <text:p>305559</text:p>
          </table:table-cell>
          <table:table-cell office:value-type="string" calcext:value-type="string">
            <text:p>FRAGOMELI Gian Mari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gianmariofragomeli.it</text:p>
          </table:table-cell>
          <table:table-cell office:value-type="string" calcext:value-type="string">
            <text:p><text:a xlink:href="https://twitter.com/GianmarioFrago" xlink:type="simple">https://twitter.com/GianmarioFrago</text:a></text:p>
          </table:table-cell>
          <table:table-cell table:style-name="ce4" table:formula="of:=HYPERLINK(CONCATENATE(&quot;https://www.google.com/search?hl=it&amp;q=&quot;;[.B584];&quot; &quot;;[.C58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84];&quot; &quot;;[.C58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8080" calcext:value-type="float">
            <text:p>308080</text:p>
          </table:table-cell>
          <table:table-cell office:value-type="string" calcext:value-type="string">
            <text:p>FRAILIS Andrea</text:p>
          </table:table-cell>
          <table:table-cell office:value-type="string" calcext:value-type="string">
            <text:p>PD</text:p>
          </table:table-cell>
          <table:table-cell table:number-columns-repeated="2"/>
          <table:table-cell table:style-name="ce4" table:formula="of:=HYPERLINK(CONCATENATE(&quot;https://www.google.com/search?hl=it&amp;q=&quot;;[.B585];&quot; &quot;;[.C58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85];&quot; &quot;;[.C58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1452" calcext:value-type="float">
            <text:p>301452</text:p>
          </table:table-cell>
          <table:table-cell office:value-type="string" calcext:value-type="string">
            <text:p>FIANO Emanuele</text:p>
          </table:table-cell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<text:a xlink:href="https://twitter.com/emanuelefiano" xlink:type="simple">https://twitter.com/emanuelefiano</text:a></text:p>
          </table:table-cell>
          <table:table-cell table:style-name="ce4" table:formula="of:=HYPERLINK(CONCATENATE(&quot;https://www.google.com/search?hl=it&amp;q=&quot;;[.B586];&quot; &quot;;[.C58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86];&quot; &quot;;[.C58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549" calcext:value-type="float">
            <text:p>306549</text:p>
          </table:table-cell>
          <table:table-cell office:value-type="string" calcext:value-type="string">
            <text:p>FERRI Cosimo Maria</text:p>
          </table:table-cell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<text:a xlink:href="https://twitter.com/ferricosimo" xlink:type="simple">https://twitter.com/ferricosimo</text:a></text:p>
          </table:table-cell>
          <table:table-cell table:style-name="ce4" table:formula="of:=HYPERLINK(CONCATENATE(&quot;https://www.google.com/search?hl=it&amp;q=&quot;;[.B587];&quot; &quot;;[.C58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87];&quot; &quot;;[.C58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string" calcext:value-type="string">
            <text:p>FASSINO Piero</text:p>
          </table:table-cell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<text:a xlink:href="https://twitter.com/pierofassino" xlink:type="simple">https://twitter.com/pierofassino</text:a></text:p>
          </table:table-cell>
          <table:table-cell table:style-name="ce4" table:formula="of:=HYPERLINK(CONCATENATE(&quot;https://www.google.com/search?hl=it&amp;q=&quot;;[.B588];&quot; &quot;;[.C58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88];&quot; &quot;;[.C58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850" calcext:value-type="float">
            <text:p>305850</text:p>
          </table:table-cell>
          <table:table-cell office:value-type="string" calcext:value-type="string">
            <text:p>DI MAIO Marc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marcodimaio.info</text:p>
          </table:table-cell>
          <table:table-cell office:value-type="string" calcext:value-type="string">
            <text:p><text:a xlink:href="https://twitter.com/marcodimaio" xlink:type="simple">https://twitter.com/marcodimaio</text:a></text:p>
          </table:table-cell>
          <table:table-cell table:style-name="ce4" table:formula="of:=HYPERLINK(CONCATENATE(&quot;https://www.google.com/search?hl=it&amp;q=&quot;;[.B589];&quot; &quot;;[.C58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89];&quot; &quot;;[.C58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383" calcext:value-type="float">
            <text:p>306383</text:p>
          </table:table-cell>
          <table:table-cell office:value-type="string" calcext:value-type="string">
            <text:p>DI GIORGI Rosa Maria</text:p>
          </table:table-cell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<text:a xlink:href="https://twitter.com/RosaMDiGiorgi" xlink:type="simple">https://twitter.com/RosaMDiGiorgi</text:a></text:p>
          </table:table-cell>
          <table:table-cell table:style-name="ce4" table:formula="of:=HYPERLINK(CONCATENATE(&quot;https://www.google.com/search?hl=it&amp;q=&quot;;[.B590];&quot; &quot;;[.C59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90];&quot; &quot;;[.C59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656" calcext:value-type="float">
            <text:p>305656</text:p>
          </table:table-cell>
          <table:table-cell office:value-type="string" calcext:value-type="string">
            <text:p>DE MENECH Roger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rogerdemenech.it</text:p>
          </table:table-cell>
          <table:table-cell office:value-type="string" calcext:value-type="string">
            <text:p><text:a xlink:href="https://twitter.com/RogerDeMenech" xlink:type="simple">https://twitter.com/RogerDeMenech</text:a></text:p>
          </table:table-cell>
          <table:table-cell table:style-name="ce4" table:formula="of:=HYPERLINK(CONCATENATE(&quot;https://www.google.com/search?hl=it&amp;q=&quot;;[.B591];&quot; &quot;;[.C59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91];&quot; &quot;;[.C59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2856" calcext:value-type="float">
            <text:p>302856</text:p>
          </table:table-cell>
          <table:table-cell office:value-type="string" calcext:value-type="string">
            <text:p>DE MICHELI Paol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paolademicheli.it</text:p>
          </table:table-cell>
          <table:table-cell office:value-type="string" calcext:value-type="string">
            <text:p><text:a xlink:href="https://twitter.com/paola_demicheli" xlink:type="simple">https://twitter.com/paola_demicheli</text:a></text:p>
          </table:table-cell>
          <table:table-cell table:style-name="ce4" table:formula="of:=HYPERLINK(CONCATENATE(&quot;https://www.google.com/search?hl=it&amp;q=&quot;;[.B592];&quot; &quot;;[.C59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92];&quot; &quot;;[.C59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561" calcext:value-type="float">
            <text:p>307561</text:p>
          </table:table-cell>
          <table:table-cell office:value-type="string" calcext:value-type="string">
            <text:p>DE LUCA Piero</text:p>
          </table:table-cell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<text:a xlink:href="https://twitter.com/piero_de_luca" xlink:type="simple">https://twitter.com/piero_de_luca</text:a></text:p>
          </table:table-cell>
          <table:table-cell table:style-name="ce4" table:formula="of:=HYPERLINK(CONCATENATE(&quot;https://www.google.com/search?hl=it&amp;q=&quot;;[.B593];&quot; &quot;;[.C59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93];&quot; &quot;;[.C59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540" calcext:value-type="float">
            <text:p>306540</text:p>
          </table:table-cell>
          <table:table-cell office:value-type="string" calcext:value-type="string">
            <text:p>DELRIO Graziano</text:p>
          </table:table-cell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<text:a xlink:href="https://twitter.com/graziano_delrio" xlink:type="simple">https://twitter.com/graziano_delrio</text:a></text:p>
          </table:table-cell>
          <table:table-cell table:style-name="ce4" table:formula="of:=HYPERLINK(CONCATENATE(&quot;https://www.google.com/search?hl=it&amp;q=&quot;;[.B594];&quot; &quot;;[.C59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94];&quot; &quot;;[.C59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2910" calcext:value-type="float">
            <text:p>32910</text:p>
          </table:table-cell>
          <table:table-cell office:value-type="string" calcext:value-type="string">
            <text:p>DEL BASSO DE CARO Umberto</text:p>
          </table:table-cell>
          <table:table-cell office:value-type="string" calcext:value-type="string">
            <text:p>PD</text:p>
          </table:table-cell>
          <table:table-cell table:number-columns-repeated="2"/>
          <table:table-cell table:style-name="ce4" table:formula="of:=HYPERLINK(CONCATENATE(&quot;https://www.google.com/search?hl=it&amp;q=&quot;;[.B595];&quot; &quot;;[.C59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95];&quot; &quot;;[.C59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382" calcext:value-type="float">
            <text:p>306382</text:p>
          </table:table-cell>
          <table:table-cell office:value-type="string" calcext:value-type="string">
            <text:p>DEL BARBA Maur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maurodelbarba.it</text:p>
          </table:table-cell>
          <table:table-cell office:value-type="string" calcext:value-type="string">
            <text:p>https://twitter.com/emmedibi</text:p>
          </table:table-cell>
          <table:table-cell table:style-name="ce4" table:formula="of:=HYPERLINK(CONCATENATE(&quot;https://www.google.com/search?hl=it&amp;q=&quot;;[.B596];&quot; &quot;;[.C596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Sen.MauroDelBarba</text:p>
          </table:table-cell>
          <table:table-cell table:style-name="ce4" table:formula="of:=HYPERLINK(CONCATENATE(&quot;https://www.google.com/search?hl=it&amp;q=&quot;;[.B596];&quot; &quot;;[.C59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663" calcext:value-type="float">
            <text:p>306663</text:p>
          </table:table-cell>
          <table:table-cell office:value-type="string" calcext:value-type="string">
            <text:p>DE FILIPPO Vito</text:p>
          </table:table-cell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<text:a xlink:href="https://twitter.com/Vito_DeFilippo" xlink:type="simple">https://twitter.com/Vito_DeFilippo</text:a></text:p>
          </table:table-cell>
          <table:table-cell table:style-name="ce4" table:formula="of:=HYPERLINK(CONCATENATE(&quot;https://www.google.com/search?hl=it&amp;q=&quot;;[.B597];&quot; &quot;;[.C59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97];&quot; &quot;;[.C59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44" calcext:value-type="float">
            <text:p>307244</text:p>
          </table:table-cell>
          <table:table-cell office:value-type="string" calcext:value-type="string">
            <text:p>D'ALESSANDRO Camill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CAMILLODALESSANDRO.IT</text:p>
          </table:table-cell>
          <table:table-cell office:value-type="string" calcext:value-type="string">
            <text:p>https://WWW.TWITTER.COM/DALESSANDROCAM</text:p>
          </table:table-cell>
          <table:table-cell table:style-name="ce4" table:formula="of:=HYPERLINK(CONCATENATE(&quot;https://www.google.com/search?hl=it&amp;q=&quot;;[.B598];&quot; &quot;;[.C598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DalessandroC</text:p>
          </table:table-cell>
          <table:table-cell table:style-name="ce4" table:formula="of:=HYPERLINK(CONCATENATE(&quot;https://www.google.com/search?hl=it&amp;q=&quot;;[.B598];&quot; &quot;;[.C59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2832" calcext:value-type="float">
            <text:p>302832</text:p>
          </table:table-cell>
          <table:table-cell office:value-type="string" calcext:value-type="string">
            <text:p>DAL MORO Gian Pietr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giannidalmoro.it</text:p>
          </table:table-cell>
          <table:table-cell/>
          <table:table-cell table:style-name="ce4" table:formula="of:=HYPERLINK(CONCATENATE(&quot;https://www.google.com/search?hl=it&amp;q=&quot;;[.B599];&quot; &quot;;[.C59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599];&quot; &quot;;[.C59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82" calcext:value-type="float">
            <text:p>307282</text:p>
          </table:table-cell>
          <table:table-cell office:value-type="string" calcext:value-type="string">
            <text:p>CRITELLI Francesco</text:p>
          </table:table-cell>
          <table:table-cell office:value-type="string" calcext:value-type="string">
            <text:p>PD</text:p>
          </table:table-cell>
          <table:table-cell table:number-columns-repeated="2"/>
          <table:table-cell table:style-name="ce4" table:formula="of:=HYPERLINK(CONCATENATE(&quot;https://www.google.com/search?hl=it&amp;q=&quot;;[.B600];&quot; &quot;;[.C60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600];&quot; &quot;;[.C60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2744" calcext:value-type="float">
            <text:p>302744</text:p>
          </table:table-cell>
          <table:table-cell office:value-type="string" calcext:value-type="string">
            <text:p>COLANINNO Matte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matteocolaninno.it</text:p>
          </table:table-cell>
          <table:table-cell/>
          <table:table-cell table:style-name="ce4" table:formula="of:=HYPERLINK(CONCATENATE(&quot;https://www.google.com/search?hl=it&amp;q=&quot;;[.B601];&quot; &quot;;[.C60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601];&quot; &quot;;[.C60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258" calcext:value-type="float">
            <text:p>307258</text:p>
          </table:table-cell>
          <table:table-cell office:value-type="string" calcext:value-type="string">
            <text:p>CIAMPI Luci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luciaciampi.it</text:p>
          </table:table-cell>
          <table:table-cell office:value-type="string" calcext:value-type="string">
            <text:p><text:a xlink:href="https://twitter.com/Lucia_Ciampi" xlink:type="simple">https://twitter.com/Lucia_Ciampi</text:a></text:p>
          </table:table-cell>
          <table:table-cell table:style-name="ce4" table:formula="of:=HYPERLINK(CONCATENATE(&quot;https://www.google.com/search?hl=it&amp;q=&quot;;[.B602];&quot; &quot;;[.C602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602];&quot; &quot;;[.C60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2943" calcext:value-type="float">
            <text:p>302943</text:p>
          </table:table-cell>
          <table:table-cell office:value-type="string" calcext:value-type="string">
            <text:p>CENNI Susann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susannacenni.it</text:p>
          </table:table-cell>
          <table:table-cell office:value-type="string" calcext:value-type="string">
            <text:p>https://twitter.com/susannacenni</text:p>
          </table:table-cell>
          <table:table-cell table:style-name="ce4" table:formula="of:=HYPERLINK(CONCATENATE(&quot;https://www.google.com/search?hl=it&amp;q=&quot;;[.B603];&quot; &quot;;[.C603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603];&quot; &quot;;[.C60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3038" calcext:value-type="float">
            <text:p>303038</text:p>
          </table:table-cell>
          <table:table-cell office:value-type="string" calcext:value-type="string">
            <text:p>CECCANTI Stefan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stefanoceccanti.it</text:p>
          </table:table-cell>
          <table:table-cell office:value-type="string" calcext:value-type="string">
            <text:p><text:a xlink:href="https://twitter.com/StefanoCeccanti" xlink:type="simple">https://twitter.com/StefanoCeccanti</text:a></text:p>
          </table:table-cell>
          <table:table-cell table:style-name="ce4" table:formula="of:=HYPERLINK(CONCATENATE(&quot;https://www.google.com/search?hl=it&amp;q=&quot;;[.B604];&quot; &quot;;[.C604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604];&quot; &quot;;[.C60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539" calcext:value-type="float">
            <text:p>305539</text:p>
          </table:table-cell>
          <table:table-cell office:value-type="string" calcext:value-type="string">
            <text:p>CARNEVALI Elen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elenacarnevali.it</text:p>
          </table:table-cell>
          <table:table-cell office:value-type="string" calcext:value-type="string">
            <text:p>https://twitter.com/elenacarnevali</text:p>
          </table:table-cell>
          <table:table-cell table:style-name="ce4" table:formula="of:=HYPERLINK(CONCATENATE(&quot;https://www.google.com/search?hl=it&amp;q=&quot;;[.B605];&quot; &quot;;[.C605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CarnevaliElena</text:p>
          </table:table-cell>
          <table:table-cell table:style-name="ce4" table:formula="of:=HYPERLINK(CONCATENATE(&quot;https://www.google.com/search?hl=it&amp;q=&quot;;[.B605];&quot; &quot;;[.C60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61" calcext:value-type="float">
            <text:p>307161</text:p>
          </table:table-cell>
          <table:table-cell office:value-type="string" calcext:value-type="string">
            <text:p>CARE' Nicola</text:p>
          </table:table-cell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<text:a xlink:href="https://twitter.com/careitaly" xlink:type="simple">https://twitter.com/careitaly</text:a></text:p>
          </table:table-cell>
          <table:table-cell table:style-name="ce4" table:formula="of:=HYPERLINK(CONCATENATE(&quot;https://www.google.com/search?hl=it&amp;q=&quot;;[.B606];&quot; &quot;;[.C60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606];&quot; &quot;;[.C60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2881" calcext:value-type="float">
            <text:p>302881</text:p>
          </table:table-cell>
          <table:table-cell office:value-type="string" calcext:value-type="string">
            <text:p>CARDINALE Daniela</text:p>
          </table:table-cell>
          <table:table-cell office:value-type="string" calcext:value-type="string">
            <text:p>PD</text:p>
          </table:table-cell>
          <table:table-cell table:number-columns-repeated="2"/>
          <table:table-cell table:style-name="ce4" table:formula="of:=HYPERLINK(CONCATENATE(&quot;https://www.google.com/search?hl=it&amp;q=&quot;;[.B607];&quot; &quot;;[.C60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607];&quot; &quot;;[.C60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350" calcext:value-type="float">
            <text:p>306350</text:p>
          </table:table-cell>
          <table:table-cell office:value-type="string" calcext:value-type="string">
            <text:p>CANTINI Laura</text:p>
          </table:table-cell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<text:a xlink:href="https://twitter.com/cantinil" xlink:type="simple">https://twitter.com/cantinil</text:a></text:p>
          </table:table-cell>
          <table:table-cell table:style-name="ce4" table:formula="of:=HYPERLINK(CONCATENATE(&quot;https://www.google.com/search?hl=it&amp;q=&quot;;[.B608];&quot; &quot;;[.C60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608];&quot; &quot;;[.C60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810" calcext:value-type="float">
            <text:p>305810</text:p>
          </table:table-cell>
          <table:table-cell office:value-type="string" calcext:value-type="string">
            <text:p>CAMPANA Micaela</text:p>
          </table:table-cell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<text:a xlink:href="https://twitter.com/micaela_campana" xlink:type="simple">https://twitter.com/micaela_campana</text:a></text:p>
          </table:table-cell>
          <table:table-cell table:style-name="ce4" table:formula="of:=HYPERLINK(CONCATENATE(&quot;https://www.google.com/search?hl=it&amp;q=&quot;;[.B609];&quot; &quot;;[.C60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609];&quot; &quot;;[.C60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320" calcext:value-type="float">
            <text:p>307320</text:p>
          </table:table-cell>
          <table:table-cell office:value-type="string" calcext:value-type="string">
            <text:p>CANTONE Carla</text:p>
          </table:table-cell>
          <table:table-cell office:value-type="string" calcext:value-type="string">
            <text:p>PD</text:p>
          </table:table-cell>
          <table:table-cell table:number-columns-repeated="2"/>
          <table:table-cell table:style-name="ce4" table:formula="of:=HYPERLINK(CONCATENATE(&quot;https://www.google.com/search?hl=it&amp;q=&quot;;[.B610];&quot; &quot;;[.C61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610];&quot; &quot;;[.C61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8021" calcext:value-type="float">
            <text:p>308021</text:p>
          </table:table-cell>
          <table:table-cell office:value-type="string" calcext:value-type="string">
            <text:p>BURATTI Umberto</text:p>
          </table:table-cell>
          <table:table-cell office:value-type="string" calcext:value-type="string">
            <text:p>PD</text:p>
          </table:table-cell>
          <table:table-cell table:number-columns-repeated="2"/>
          <table:table-cell table:style-name="ce4" table:formula="of:=HYPERLINK(CONCATENATE(&quot;https://www.google.com/search?hl=it&amp;q=&quot;;[.B611];&quot; &quot;;[.C611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611];&quot; &quot;;[.C61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134" calcext:value-type="float">
            <text:p>306134</text:p>
          </table:table-cell>
          <table:table-cell office:value-type="string" calcext:value-type="string">
            <text:p>BRUNO BOSSIO Vincenz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enzabrunobossio.it</text:p>
          </table:table-cell>
          <table:table-cell office:value-type="string" calcext:value-type="string">
            <text:p><text:a xlink:href="https://twitter.com/enzabrunobossio" xlink:type="simple">https://twitter.com/enzabrunobossio</text:a></text:p>
          </table:table-cell>
          <table:table-cell table:style-name="ce4" table:formula="of:=HYPERLINK(CONCATENATE(&quot;https://www.google.com/search?hl=it&amp;q=&quot;;[.B612];&quot; &quot;;[.C612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brunobossioenza/</text:p>
          </table:table-cell>
          <table:table-cell table:style-name="ce4" table:formula="of:=HYPERLINK(CONCATENATE(&quot;https://www.google.com/search?hl=it&amp;q=&quot;;[.B612];&quot; &quot;;[.C61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2754" calcext:value-type="float">
            <text:p>302754</text:p>
          </table:table-cell>
          <table:table-cell office:value-type="string" calcext:value-type="string">
            <text:p>BRAGA Chiar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chiarabraga.it</text:p>
          </table:table-cell>
          <table:table-cell office:value-type="string" calcext:value-type="string">
            <text:p>https://twitter.com/bragachiara</text:p>
          </table:table-cell>
          <table:table-cell table:style-name="ce4" table:formula="of:=HYPERLINK(CONCATENATE(&quot;https://www.google.com/search?hl=it&amp;q=&quot;;[.B613];&quot; &quot;;[.C613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bragachiara/</text:p>
          </table:table-cell>
          <table:table-cell table:style-name="ce4" table:formula="of:=HYPERLINK(CONCATENATE(&quot;https://www.google.com/search?hl=it&amp;q=&quot;;[.B613];&quot; &quot;;[.C61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999" calcext:value-type="float">
            <text:p>305999</text:p>
          </table:table-cell>
          <table:table-cell office:value-type="string" calcext:value-type="string">
            <text:p>BORGHI Enric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e-borghi.it</text:p>
          </table:table-cell>
          <table:table-cell office:value-type="string" calcext:value-type="string">
            <text:p>https://twitter.com/EnricoBorghi1</text:p>
          </table:table-cell>
          <table:table-cell table:style-name="ce4" table:formula="of:=HYPERLINK(CONCATENATE(&quot;https://www.google.com/search?hl=it&amp;q=&quot;;[.B614];&quot; &quot;;[.C614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enrico.borghi.3</text:p>
          </table:table-cell>
          <table:table-cell table:style-name="ce4" table:formula="of:=HYPERLINK(CONCATENATE(&quot;https://www.google.com/search?hl=it&amp;q=&quot;;[.B614];&quot; &quot;;[.C61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160" calcext:value-type="float">
            <text:p>306160</text:p>
          </table:table-cell>
          <table:table-cell office:value-type="string" calcext:value-type="string">
            <text:p>BOSCHI Maria Elena</text:p>
          </table:table-cell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<text:a xlink:href="https://twitter.com/meb" xlink:type="simple">https://twitter.com/meb</text:a></text:p>
          </table:table-cell>
          <table:table-cell table:style-name="ce4" table:formula="of:=HYPERLINK(CONCATENATE(&quot;https://www.google.com/search?hl=it&amp;q=&quot;;[.B615];&quot; &quot;;[.C61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615];&quot; &quot;;[.C61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1561" calcext:value-type="float">
            <text:p>301561</text:p>
          </table:table-cell>
          <table:table-cell office:value-type="string" calcext:value-type="string">
            <text:p>BORDO Michele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michelebordo.it</text:p>
          </table:table-cell>
          <table:table-cell office:value-type="string" calcext:value-type="string">
            <text:p><text:a xlink:href="https://twitter.com/bordomichele" xlink:type="simple">https://twitter.com/bordomichele</text:a></text:p>
          </table:table-cell>
          <table:table-cell table:style-name="ce4" table:formula="of:=HYPERLINK(CONCATENATE(&quot;https://www.google.com/search?hl=it&amp;q=&quot;;[.B616];&quot; &quot;;[.C616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616];&quot; &quot;;[.C61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2892" calcext:value-type="float">
            <text:p>302892</text:p>
          </table:table-cell>
          <table:table-cell office:value-type="string" calcext:value-type="string">
            <text:p>BOCCIA Francesc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francescoboccia.com</text:p>
          </table:table-cell>
          <table:table-cell office:value-type="string" calcext:value-type="string">
            <text:p><text:a xlink:href="https://twitter.com/F_Boccia" xlink:type="simple">https://twitter.com/F_Boccia</text:a></text:p>
          </table:table-cell>
          <table:table-cell table:style-name="ce4" table:formula="of:=HYPERLINK(CONCATENATE(&quot;https://www.google.com/search?hl=it&amp;q=&quot;;[.B617];&quot; &quot;;[.C617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617];&quot; &quot;;[.C61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555" calcext:value-type="float">
            <text:p>305555</text:p>
          </table:table-cell>
          <table:table-cell office:value-type="string" calcext:value-type="string">
            <text:p>BERLINGHIERI Marin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marinaberlinghieri.it</text:p>
          </table:table-cell>
          <table:table-cell office:value-type="string" calcext:value-type="string">
            <text:p><text:a xlink:href="https://twitter.com/M_Berlinghieri" xlink:type="simple">https://twitter.com/M_Berlinghieri</text:a></text:p>
          </table:table-cell>
          <table:table-cell table:style-name="ce4" table:formula="of:=HYPERLINK(CONCATENATE(&quot;https://www.google.com/search?hl=it&amp;q=&quot;;[.B618];&quot; &quot;;[.C618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618];&quot; &quot;;[.C618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2854" calcext:value-type="float">
            <text:p>302854</text:p>
          </table:table-cell>
          <table:table-cell office:value-type="string" calcext:value-type="string">
            <text:p>BENAMATI Gianluca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gianlucabenamati.it</text:p>
          </table:table-cell>
          <table:table-cell office:value-type="string" calcext:value-type="string">
            <text:p><text:a xlink:href="https://twitter.com/GBenamati" xlink:type="simple">https://twitter.com/GBenamati</text:a></text:p>
          </table:table-cell>
          <table:table-cell table:style-name="ce4" table:formula="of:=HYPERLINK(CONCATENATE(&quot;https://www.google.com/search?hl=it&amp;q=&quot;;[.B619];&quot; &quot;;[.C619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619];&quot; &quot;;[.C619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547" calcext:value-type="float">
            <text:p>305547</text:p>
          </table:table-cell>
          <table:table-cell office:value-type="string" calcext:value-type="string">
            <text:p>BAZOLI Alfred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alfredobazoli.it</text:p>
          </table:table-cell>
          <table:table-cell office:value-type="string" calcext:value-type="string">
            <text:p><text:a xlink:href="https://twitter.com/alfredobazoli" xlink:type="simple">https://twitter.com/alfredobazoli</text:a></text:p>
          </table:table-cell>
          <table:table-cell table:style-name="ce4" table:formula="of:=HYPERLINK(CONCATENATE(&quot;https://www.google.com/search?hl=it&amp;q=&quot;;[.B620];&quot; &quot;;[.C620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620];&quot; &quot;;[.C620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147" calcext:value-type="float">
            <text:p>307147</text:p>
          </table:table-cell>
          <table:table-cell office:value-type="string" calcext:value-type="string">
            <text:p>UNGARO Massim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massimoungaro.eu</text:p>
          </table:table-cell>
          <table:table-cell office:value-type="string" calcext:value-type="string">
            <text:p><text:a xlink:href="https://twitter.com/massimoungaro" xlink:type="simple">https://twitter.com/massimoungaro</text:a></text:p>
          </table:table-cell>
          <table:table-cell table:style-name="ce4" table:formula="of:=HYPERLINK(CONCATENATE(&quot;https://www.google.com/search?hl=it&amp;q=&quot;;[.B621];&quot; &quot;;[.C621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massimoungaro.eu/</text:p>
          </table:table-cell>
          <table:table-cell table:style-name="ce4" table:formula="of:=HYPERLINK(CONCATENATE(&quot;https://www.google.com/search?hl=it&amp;q=&quot;;[.B621];&quot; &quot;;[.C621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7730" calcext:value-type="float">
            <text:p>307730</text:p>
          </table:table-cell>
          <table:table-cell office:value-type="string" calcext:value-type="string">
            <text:p>VISCOMI Antoni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antonioviscomi.it/</text:p>
          </table:table-cell>
          <table:table-cell office:value-type="string" calcext:value-type="string">
            <text:p>https://twitter.com/a_viscomi</text:p>
          </table:table-cell>
          <table:table-cell table:style-name="ce4" table:formula="of:=HYPERLINK(CONCATENATE(&quot;https://www.google.com/search?hl=it&amp;q=&quot;;[.B622];&quot; &quot;;[.C622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ViscomiAntonio/</text:p>
          </table:table-cell>
          <table:table-cell table:style-name="ce4" table:formula="of:=HYPERLINK(CONCATENATE(&quot;https://www.google.com/search?hl=it&amp;q=&quot;;[.B622];&quot; &quot;;[.C622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640" calcext:value-type="float">
            <text:p>305640</text:p>
          </table:table-cell>
          <table:table-cell office:value-type="string" calcext:value-type="string">
            <text:p>ZARDINI Dieg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diegozardini.it</text:p>
          </table:table-cell>
          <table:table-cell office:value-type="string" calcext:value-type="string">
            <text:p>https://twitter.com/diegozardini</text:p>
          </table:table-cell>
          <table:table-cell table:style-name="ce4" table:formula="of:=HYPERLINK(CONCATENATE(&quot;https://www.google.com/search?hl=it&amp;q=&quot;;[.B623];&quot; &quot;;[.C623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diego.zardini.9</text:p>
          </table:table-cell>
          <table:table-cell table:style-name="ce4" table:formula="of:=HYPERLINK(CONCATENATE(&quot;https://www.google.com/search?hl=it&amp;q=&quot;;[.B623];&quot; &quot;;[.C623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6272" calcext:value-type="float">
            <text:p>306272</text:p>
          </table:table-cell>
          <table:table-cell office:value-type="string" calcext:value-type="string">
            <text:p>ZAN Alessandro</text:p>
          </table:table-cell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https://twitter.com/ZanAlessandro</text:p>
          </table:table-cell>
          <table:table-cell table:style-name="ce4" table:formula="of:=HYPERLINK(CONCATENATE(&quot;https://www.google.com/search?hl=it&amp;q=&quot;;[.B624];&quot; &quot;;[.C624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alessandro.zan</text:p>
          </table:table-cell>
          <table:table-cell table:style-name="ce4" table:formula="of:=HYPERLINK(CONCATENATE(&quot;https://www.google.com/search?hl=it&amp;q=&quot;;[.B624];&quot; &quot;;[.C624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2774" calcext:value-type="float">
            <text:p>302774</text:p>
          </table:table-cell>
          <table:table-cell office:value-type="string" calcext:value-type="string">
            <text:p>VERINI Walter</text:p>
          </table:table-cell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<text:a xlink:href="https://twitter.com/veriniwalter" xlink:type="simple">https://twitter.com/veriniwalter</text:a></text:p>
          </table:table-cell>
          <table:table-cell table:style-name="ce4" table:formula="of:=HYPERLINK(CONCATENATE(&quot;https://www.google.com/search?hl=it&amp;q=&quot;;[.B625];&quot; &quot;;[.C625];&quot; twitter&quot;); &quot;cerca tw&quot;)" office:value-type="string" office:string-value="cerca tw" calcext:value-type="string">
            <text:p>cerca tw</text:p>
          </table:table-cell>
          <table:table-cell/>
          <table:table-cell table:style-name="ce4" table:formula="of:=HYPERLINK(CONCATENATE(&quot;https://www.google.com/search?hl=it&amp;q=&quot;;[.B625];&quot; &quot;;[.C625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735" calcext:value-type="float">
            <text:p>305735</text:p>
          </table:table-cell>
          <table:table-cell office:value-type="string" calcext:value-type="string">
            <text:p>VAZIO Franco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http://www.francovazio.it/</text:p>
          </table:table-cell>
          <table:table-cell office:value-type="string" calcext:value-type="string">
            <text:p>https://twitter.com/francovazio</text:p>
          </table:table-cell>
          <table:table-cell table:style-name="ce4" table:formula="of:=HYPERLINK(CONCATENATE(&quot;https://www.google.com/search?hl=it&amp;q=&quot;;[.B626];&quot; &quot;;[.C626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franco.vazio.7</text:p>
          </table:table-cell>
          <table:table-cell table:style-name="ce4" table:formula="of:=HYPERLINK(CONCATENATE(&quot;https://www.google.com/search?hl=it&amp;q=&quot;;[.B626];&quot; &quot;;[.C626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>
          <table:table-cell office:value-type="float" office:value="305890" calcext:value-type="float">
            <text:p>305890</text:p>
          </table:table-cell>
          <table:table-cell office:value-type="string" calcext:value-type="string">
            <text:p>FICO Roberto</text:p>
          </table:table-cell>
          <table:table-cell office:value-type="string" calcext:value-type="string">
            <text:p>Presidente della Camera</text:p>
          </table:table-cell>
          <table:table-cell office:value-type="string" calcext:value-type="string">
            <text:p>http://www.robertofico.it</text:p>
          </table:table-cell>
          <table:table-cell office:value-type="string" calcext:value-type="string">
            <text:p>https://twitter.com/roberto_fico</text:p>
          </table:table-cell>
          <table:table-cell table:style-name="ce4" table:formula="of:=HYPERLINK(CONCATENATE(&quot;https://www.google.com/search?hl=it&amp;q=&quot;;[.B627];&quot; &quot;;[.C627];&quot; twitter&quot;); &quot;cerca tw&quot;)" office:value-type="string" office:string-value="cerca tw" calcext:value-type="string">
            <text:p>cerca tw</text:p>
          </table:table-cell>
          <table:table-cell office:value-type="string" calcext:value-type="string">
            <text:p>https://www.facebook.com/roberto.fico.5</text:p>
          </table:table-cell>
          <table:table-cell table:style-name="ce4" table:formula="of:=HYPERLINK(CONCATENATE(&quot;https://www.google.com/search?hl=it&amp;q=&quot;;[.B627];&quot; &quot;;[.C627];&quot; facebook&quot;); &quot;cerca fb&quot;)" office:value-type="string" office:string-value="cerca fb" calcext:value-type="string">
            <text:p>cerca fb</text:p>
          </table:table-cell>
          <table:table-cell table:number-columns-repeated="1016"/>
        </table:table-row>
        <table:table-row table:style-name="ro1" table:number-rows-repeated="10479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deputati.A1:deputati.G627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2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2T14:22:41.192294255</dc:date>
    <meta:editing-duration>PT46M18S</meta:editing-duration>
    <meta:editing-cycles>4</meta:editing-cycles>
    <meta:generator>LibreOffice/6.1.4.2$Linux_X86_64 LibreOffice_project/10$Build-2</meta:generator>
    <meta:document-statistic meta:table-count="1" meta:cell-count="3818" meta:object-count="0"/>
  </office:meta>
</office:document-meta>
</file>